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8" style:family="table">
      <style:table-properties style:width="6.375in" fo:margin-left="-0.1833in" table:align="left"/>
    </style:style>
    <style:style style:name="Tabell18.A" style:family="table-column">
      <style:table-column-properties style:column-width="1.0729in"/>
    </style:style>
    <style:style style:name="Tabell18.B" style:family="table-column">
      <style:table-column-properties style:column-width="0.7708in"/>
    </style:style>
    <style:style style:name="Tabell18.C" style:family="table-column">
      <style:table-column-properties style:column-width="0.75in"/>
    </style:style>
    <style:style style:name="Tabell18.D" style:family="table-column">
      <style:table-column-properties style:column-width="0.5521in"/>
    </style:style>
    <style:style style:name="Tabell18.E" style:family="table-column">
      <style:table-column-properties style:column-width="0.8333in"/>
    </style:style>
    <style:style style:name="Tabell18.F" style:family="table-column">
      <style:table-column-properties style:column-width="0.8229in"/>
    </style:style>
    <style:style style:name="Tabell18.A1" style:family="table-cell">
      <style:table-cell-properties fo:padding="0in" fo:border="none" style:writing-mode="page"/>
    </style:style>
    <style:style style:name="Tabell18.7" style:family="table-row">
      <style:table-row-properties style:min-row-height="0.3326in"/>
    </style:style>
    <style:style style:name="Tabell17" style:family="table">
      <style:table-properties style:width="6.375in" fo:margin-left="-0.1833in" table:align="left"/>
    </style:style>
    <style:style style:name="Tabell17.A" style:family="table-column">
      <style:table-column-properties style:column-width="1.0729in"/>
    </style:style>
    <style:style style:name="Tabell17.B" style:family="table-column">
      <style:table-column-properties style:column-width="0.7708in"/>
    </style:style>
    <style:style style:name="Tabell17.C" style:family="table-column">
      <style:table-column-properties style:column-width="0.75in"/>
    </style:style>
    <style:style style:name="Tabell17.D" style:family="table-column">
      <style:table-column-properties style:column-width="0.5521in"/>
    </style:style>
    <style:style style:name="Tabell17.E" style:family="table-column">
      <style:table-column-properties style:column-width="0.8333in"/>
    </style:style>
    <style:style style:name="Tabell17.F" style:family="table-column">
      <style:table-column-properties style:column-width="0.8229in"/>
    </style:style>
    <style:style style:name="Tabell17.A1" style:family="table-cell">
      <style:table-cell-properties fo:padding="0in" fo:border="none" style:writing-mode="page"/>
    </style:style>
    <style:style style:name="linearmodel" style:family="table">
      <style:table-properties style:width="6.6625in" fo:margin-left="0.0354in" table:align="left"/>
    </style:style>
    <style:style style:name="linearmodel.A" style:family="table-column">
      <style:table-column-properties style:column-width="1.1458in"/>
    </style:style>
    <style:style style:name="linearmodel.B" style:family="table-column">
      <style:table-column-properties style:column-width="1.0417in"/>
    </style:style>
    <style:style style:name="linearmodel.C" style:family="table-column">
      <style:table-column-properties style:column-width="1.1042in"/>
    </style:style>
    <style:style style:name="linearmodel.D" style:family="table-column">
      <style:table-column-properties style:column-width="1.0833in"/>
    </style:style>
    <style:style style:name="linearmodel.F" style:family="table-column">
      <style:table-column-properties style:column-width="1.1417in"/>
    </style:style>
    <style:style style:name="linearmodel.A1" style:family="table-cell">
      <style:table-cell-properties fo:padding="0in" fo:border="none" style:writing-mode="page"/>
    </style:style>
    <style:style style:name="Tabell15" style:family="table">
      <style:table-properties style:width="5.8646in" table:align="left"/>
    </style:style>
    <style:style style:name="Tabell15.A" style:family="table-column">
      <style:table-column-properties style:column-width="1.1771in"/>
    </style:style>
    <style:style style:name="Tabell15.B" style:family="table-column">
      <style:table-column-properties style:column-width="1.0403in"/>
    </style:style>
    <style:style style:name="Tabell15.C" style:family="table-column">
      <style:table-column-properties style:column-width="1.2097in"/>
    </style:style>
    <style:style style:name="Tabell15.D" style:family="table-column">
      <style:table-column-properties style:column-width="1.3021in"/>
    </style:style>
    <style:style style:name="Tabell15.E" style:family="table-column">
      <style:table-column-properties style:column-width="1.1354in"/>
    </style:style>
    <style:style style:name="Tabell15.A1" style:family="table-cell">
      <style:table-cell-properties fo:padding="0in" fo:border="none" style:writing-mode="page"/>
    </style:style>
    <style:style style:name="Tabell16" style:family="table">
      <style:table-properties style:width="5.8646in" table:align="left"/>
    </style:style>
    <style:style style:name="Tabell16.A" style:family="table-column">
      <style:table-column-properties style:column-width="1.1771in"/>
    </style:style>
    <style:style style:name="Tabell16.B" style:family="table-column">
      <style:table-column-properties style:column-width="1.0403in"/>
    </style:style>
    <style:style style:name="Tabell16.C" style:family="table-column">
      <style:table-column-properties style:column-width="1.2097in"/>
    </style:style>
    <style:style style:name="Tabell16.D" style:family="table-column">
      <style:table-column-properties style:column-width="1.3021in"/>
    </style:style>
    <style:style style:name="Tabell16.E" style:family="table-column">
      <style:table-column-properties style:column-width="1.1354in"/>
    </style:style>
    <style:style style:name="Tabell16.A1" style:family="table-cell">
      <style:table-cell-properties fo:padding="0in" fo:border="none" style:writing-mode="page"/>
    </style:style>
    <style:style style:name="Tabell16.2" style:family="table-row">
      <style:table-row-properties style:min-row-height="0.1625in"/>
    </style:style>
    <style:style style:name="Tabell1" style:family="table">
      <style:table-properties style:width="6.625in" fo:margin-left="0.0771in" table:align="left"/>
    </style:style>
    <style:style style:name="Tabell1.A" style:family="table-column">
      <style:table-column-properties style:column-width="2.1667in"/>
    </style:style>
    <style:style style:name="Tabell1.B" style:family="table-column">
      <style:table-column-properties style:column-width="2.2292in"/>
    </style:style>
    <style:style style:name="Tabell1.A1" style:family="table-cell">
      <style:table-cell-properties fo:padding="0in" fo:border="none" style:writing-mode="page"/>
    </style:style>
    <style:style style:name="Tabell1.5" style:family="table-row">
      <style:table-row-properties style:min-row-height="0.2104in"/>
    </style:style>
    <style:style style:name="Tabell4" style:family="table">
      <style:table-properties style:width="6.6979in" fo:margin-left="0in" table:align="left"/>
    </style:style>
    <style:style style:name="Tabell4.A" style:family="table-column">
      <style:table-column-properties style:column-width="1.1771in"/>
    </style:style>
    <style:style style:name="Tabell4.B" style:family="table-column">
      <style:table-column-properties style:column-width="1.0403in"/>
    </style:style>
    <style:style style:name="Tabell4.C" style:family="table-column">
      <style:table-column-properties style:column-width="1.1097in"/>
    </style:style>
    <style:style style:name="Tabell4.D" style:family="table-column">
      <style:table-column-properties style:column-width="1.0743in"/>
    </style:style>
    <style:style style:name="Tabell4.E" style:family="table-column">
      <style:table-column-properties style:column-width="2.2965in"/>
    </style:style>
    <style:style style:name="Tabell4.A1" style:family="table-cell">
      <style:table-cell-properties fo:padding="0in" fo:border="none" style:writing-mode="page"/>
    </style:style>
    <style:style style:name="Tabell6" style:family="table">
      <style:table-properties style:width="6.6563in" fo:margin-left="0.0458in" table:align="left"/>
    </style:style>
    <style:style style:name="Tabell6.A" style:family="table-column">
      <style:table-column-properties style:column-width="3.3021in"/>
    </style:style>
    <style:style style:name="Tabell6.B" style:family="table-column">
      <style:table-column-properties style:column-width="3.3542in"/>
    </style:style>
    <style:style style:name="Tabell6.A1" style:family="table-cell">
      <style:table-cell-properties fo:padding="0in" fo:border="none" style:writing-mode="page"/>
    </style:style>
    <style:style style:name="Tabell5" style:family="table">
      <style:table-properties style:width="6.1771in" table:align="left"/>
    </style:style>
    <style:style style:name="Tabell5.A" style:family="table-column">
      <style:table-column-properties style:column-width="1.1771in"/>
    </style:style>
    <style:style style:name="Tabell5.B" style:family="table-column">
      <style:table-column-properties style:column-width="1.0403in"/>
    </style:style>
    <style:style style:name="Tabell5.C" style:family="table-column">
      <style:table-column-properties style:column-width="1.1097in"/>
    </style:style>
    <style:style style:name="Tabell5.D" style:family="table-column">
      <style:table-column-properties style:column-width="1.0743in"/>
    </style:style>
    <style:style style:name="Tabell5.E" style:family="table-column">
      <style:table-column-properties style:column-width="1.7757in"/>
    </style:style>
    <style:style style:name="Tabell5.A1" style:family="table-cell">
      <style:table-cell-properties fo:padding="0in" fo:border="none" style:writing-mode="page"/>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in" fo:border="none" style:writing-mode="page"/>
    </style:style>
    <style:style style:name="Tabell9.5" style:family="table-row">
      <style:table-row-properties style:min-row-height="0.2125in"/>
    </style:style>
    <style:style style:name="Tabell12" style:family="table">
      <style:table-properties style:width="5.625in" table:align="left"/>
    </style:style>
    <style:style style:name="Tabell12.A" style:family="table-column">
      <style:table-column-properties style:column-width="1.1771in"/>
    </style:style>
    <style:style style:name="Tabell12.B" style:family="table-column">
      <style:table-column-properties style:column-width="1.0403in"/>
    </style:style>
    <style:style style:name="Tabell12.C" style:family="table-column">
      <style:table-column-properties style:column-width="1.1097in"/>
    </style:style>
    <style:style style:name="Tabell12.D" style:family="table-column">
      <style:table-column-properties style:column-width="1.0743in"/>
    </style:style>
    <style:style style:name="Tabell12.E" style:family="table-column">
      <style:table-column-properties style:column-width="1.2236in"/>
    </style:style>
    <style:style style:name="Tabell12.A1" style:family="table-cell">
      <style:table-cell-properties fo:padding="0in" fo:border="none" style:writing-mode="page"/>
    </style:style>
    <style:style style:name="Tabell8" style:family="table">
      <style:table-properties style:width="6.6875in" fo:margin-left="0.0146in" table:align="left"/>
    </style:style>
    <style:style style:name="Tabell8.A" style:family="table-column">
      <style:table-column-properties style:column-width="2.2201in"/>
    </style:style>
    <style:style style:name="Tabell8.B" style:family="table-column">
      <style:table-column-properties style:column-width="2.234in"/>
    </style:style>
    <style:style style:name="Tabell8.C" style:family="table-column">
      <style:table-column-properties style:column-width="2.2333in"/>
    </style:style>
    <style:style style:name="Tabell8.A1" style:family="table-cell">
      <style:table-cell-properties fo:padding="0in" fo:border="none" style:writing-mode="page"/>
    </style:style>
    <style:style style:name="Tabell13" style:family="table">
      <style:table-properties style:width="6.6875in" fo:margin-left="0.0146in" table:align="left"/>
    </style:style>
    <style:style style:name="Tabell13.A" style:family="table-column">
      <style:table-column-properties style:column-width="2.2201in"/>
    </style:style>
    <style:style style:name="Tabell13.B" style:family="table-column">
      <style:table-column-properties style:column-width="2.234in"/>
    </style:style>
    <style:style style:name="Tabell13.C" style:family="table-column">
      <style:table-column-properties style:column-width="2.2333in"/>
    </style:style>
    <style:style style:name="Tabell13.A1" style:family="table-cell">
      <style:table-cell-properties fo:padding="0in" fo:border="none" style:writing-mode="page"/>
    </style:style>
    <style:style style:name="Tabell13.13" style:family="table-row">
      <style:table-row-properties style:min-row-height="0.2in"/>
    </style:style>
    <style:style style:name="Tabell2" style:family="table">
      <style:table-properties style:width="6.6931in" table:align="margins"/>
    </style:style>
    <style:style style:name="Tabell2.A" style:family="table-column">
      <style:table-column-properties style:column-width="2.2313in" style:rel-column-width="21844*"/>
    </style:style>
    <style:style style:name="Tabell2.B" style:family="table-column">
      <style:table-column-properties style:column-width="2.2313in" style:rel-column-width="21846*"/>
    </style:style>
    <style:style style:name="Tabell2.C" style:family="table-column">
      <style:table-column-properties style:column-width="2.2313in" style:rel-column-width="21845*"/>
    </style:style>
    <style:style style:name="Tabell2.A1" style:family="table-cell">
      <style:table-cell-properties fo:padding="0in" fo:border="none" style:writing-mode="page"/>
    </style:style>
    <style:style style:name="Tabell3" style:family="table">
      <style:table-properties style:width="5.0417in" table:align="left"/>
    </style:style>
    <style:style style:name="Tabell3.A" style:family="table-column">
      <style:table-column-properties style:column-width="1.6729in"/>
    </style:style>
    <style:style style:name="Tabell3.B" style:family="table-column">
      <style:table-column-properties style:column-width="1.6736in"/>
    </style:style>
    <style:style style:name="Tabell3.C" style:family="table-column">
      <style:table-column-properties style:column-width="1.6951in"/>
    </style:style>
    <style:style style:name="Tabell3.A1" style:family="table-cell">
      <style:table-cell-properties fo:padding="0in" fo:border="none" style:writing-mode="page"/>
    </style:style>
    <style:style style:name="Tabell7" style:family="table">
      <style:table-properties style:width="6.6979in" fo:margin-left="0in" table:align="left"/>
    </style:style>
    <style:style style:name="Tabell7.A" style:family="table-column">
      <style:table-column-properties style:column-width="1.1771in"/>
    </style:style>
    <style:style style:name="Tabell7.B" style:family="table-column">
      <style:table-column-properties style:column-width="1.0403in"/>
    </style:style>
    <style:style style:name="Tabell7.C" style:family="table-column">
      <style:table-column-properties style:column-width="1.1097in"/>
    </style:style>
    <style:style style:name="Tabell7.D" style:family="table-column">
      <style:table-column-properties style:column-width="1.0743in"/>
    </style:style>
    <style:style style:name="Tabell7.E" style:family="table-column">
      <style:table-column-properties style:column-width="1.1486in"/>
    </style:style>
    <style:style style:name="Tabell7.F" style:family="table-column">
      <style:table-column-properties style:column-width="1.1479in"/>
    </style:style>
    <style:style style:name="Tabell7.A1" style:family="table-cell">
      <style:table-cell-properties fo:padding="0in" fo:border="none" style:writing-mode="page"/>
    </style:style>
    <style:style style:name="Tabell14" style:family="table">
      <style:table-properties style:width="6.6875in" fo:margin-left="0.0146in" table:align="left"/>
    </style:style>
    <style:style style:name="Tabell14.A" style:family="table-column">
      <style:table-column-properties style:column-width="1.6639in"/>
    </style:style>
    <style:style style:name="Tabell14.B" style:family="table-column">
      <style:table-column-properties style:column-width="1.675in"/>
    </style:style>
    <style:style style:name="Tabell14.D" style:family="table-column">
      <style:table-column-properties style:column-width="1.6736in"/>
    </style:style>
    <style:style style:name="Tabell14.A1" style:family="table-cell">
      <style:table-cell-properties fo:padding="0in" fo:border="none" style:writing-mode="page"/>
    </style:style>
    <style:style style:name="Tabell14.7" style:family="table-row">
      <style:table-row-properties style:min-row-height="0.2292in"/>
    </style:style>
    <style:style style:name="Table1" style:family="table">
      <style:table-properties style:width="5in" fo:margin-left="0.0146in" table:align="left"/>
    </style:style>
    <style:style style:name="Table1.A" style:family="table-column">
      <style:table-column-properties style:column-width="1.6639in"/>
    </style:style>
    <style:style style:name="Table1.B" style:family="table-column">
      <style:table-column-properties style:column-width="1.675in"/>
    </style:style>
    <style:style style:name="Table1.C" style:family="table-column">
      <style:table-column-properties style:column-width="1.6611in"/>
    </style:style>
    <style:style style:name="Table1.A1" style:family="table-cell">
      <style:table-cell-properties fo:padding="0in" fo:border="none" style:writing-mode="page"/>
    </style:style>
    <style:style style:name="Table1.7" style:family="table-row">
      <style:table-row-properties style:min-row-height="0.2292in"/>
    </style:style>
    <style:style style:name="Table2" style:family="table">
      <style:table-properties style:width="6.6771in" fo:margin-left="0.025in" table:align="left"/>
    </style:style>
    <style:style style:name="Table2.A" style:family="table-column">
      <style:table-column-properties style:column-width="1.3125in"/>
    </style:style>
    <style:style style:name="Table2.B" style:family="table-column">
      <style:table-column-properties style:column-width="1.3438in"/>
    </style:style>
    <style:style style:name="Table2.C" style:family="table-column">
      <style:table-column-properties style:column-width="1.3333in"/>
    </style:style>
    <style:style style:name="Table2.A1" style:family="table-cell">
      <style:table-cell-properties fo:padding="0in" fo:border="none" style:writing-mode="page"/>
    </style:style>
    <style:style style:name="Table2.E2" style:family="table-cell" style:data-style-name="N0">
      <style:table-cell-properties fo:padding="0in" fo:border="none" style:writing-mode="page"/>
    </style:style>
    <style:style style:name="Table2.55" style:family="table-row">
      <style:table-row-properties style:min-row-height="0.2458in"/>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716107" officeooo:paragraph-rsid="00716107"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716107" officeooo:paragraph-rsid="007f980b"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728e2e" officeooo:paragraph-rsid="00728e2e"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728e2e" officeooo:paragraph-rsid="007f980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7dba40" officeooo:paragraph-rsid="007dba40"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Standard">
      <style:text-properties fo:language="zxx" fo:country="none" style:language-asian="zxx" style:country-asian="none" style:language-complex="zxx" style:country-complex="none"/>
    </style:style>
    <style:style style:name="P11" style:family="paragraph" style:parent-style-name="Standard">
      <style:text-properties fo:language="zxx" fo:country="none" officeooo:rsid="00161f0b" officeooo:paragraph-rsid="00161f0b" style:language-asian="zxx" style:country-asian="none" style:language-complex="zxx" style:country-complex="none"/>
    </style:style>
    <style:style style:name="P12" style:family="paragraph" style:parent-style-name="Standard">
      <style:text-properties fo:language="zxx" fo:country="none" officeooo:rsid="00161f0b" officeooo:paragraph-rsid="00169611" style:language-asian="zxx" style:country-asian="none" style:language-complex="zxx" style:country-complex="none"/>
    </style:style>
    <style:style style:name="P13" style:family="paragraph" style:parent-style-name="Standard">
      <style:text-properties fo:language="zxx" fo:country="none" officeooo:rsid="00161f0b" officeooo:paragraph-rsid="001c96de" style:language-asian="zxx" style:country-asian="none" style:language-complex="zxx" style:country-complex="none"/>
    </style:style>
    <style:style style:name="P14" style:family="paragraph" style:parent-style-name="Standard">
      <style:text-properties fo:language="zxx" fo:country="none" officeooo:rsid="00161f0b" officeooo:paragraph-rsid="001ff57f" style:language-asian="zxx" style:country-asian="none" style:language-complex="zxx" style:country-complex="none"/>
    </style:style>
    <style:style style:name="P15" style:family="paragraph" style:parent-style-name="Standard">
      <style:text-properties fo:language="zxx" fo:country="none" officeooo:rsid="00161f0b" officeooo:paragraph-rsid="0026ed12" style:language-asian="zxx" style:country-asian="none" style:language-complex="zxx" style:country-complex="none"/>
    </style:style>
    <style:style style:name="P16" style:family="paragraph" style:parent-style-name="Standard">
      <style:text-properties fo:language="zxx" fo:country="none" officeooo:rsid="00161f0b" officeooo:paragraph-rsid="002a4d6c" style:language-asian="zxx" style:country-asian="none" style:language-complex="zxx" style:country-complex="none"/>
    </style:style>
    <style:style style:name="P17" style:family="paragraph" style:parent-style-name="Standard">
      <style:text-properties fo:language="zxx" fo:country="none" officeooo:rsid="00161f0b" officeooo:paragraph-rsid="003a9621" style:language-asian="zxx" style:country-asian="none" style:language-complex="zxx" style:country-complex="none"/>
    </style:style>
    <style:style style:name="P18" style:family="paragraph" style:parent-style-name="Standard">
      <style:text-properties fo:language="zxx" fo:country="none" officeooo:rsid="00161f0b" officeooo:paragraph-rsid="002c97e6" style:language-asian="zxx" style:country-asian="none" style:language-complex="zxx" style:country-complex="none"/>
    </style:style>
    <style:style style:name="P19" style:family="paragraph" style:parent-style-name="Standard">
      <style:text-properties fo:language="zxx" fo:country="none" officeooo:rsid="00161f0b" officeooo:paragraph-rsid="006efca7"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b56f7" officeooo:paragraph-rsid="001b56f7" style:language-asian="zxx" style:country-asian="none" style:language-complex="zxx" style:country-complex="none"/>
    </style:style>
    <style:style style:name="P23" style:family="paragraph" style:parent-style-name="Standard">
      <style:text-properties fo:language="zxx" fo:country="none" officeooo:rsid="001c96de" officeooo:paragraph-rsid="001c96de" style:language-asian="zxx" style:country-asian="none" style:language-complex="zxx" style:country-complex="none"/>
    </style:style>
    <style:style style:name="P24" style:family="paragraph" style:parent-style-name="Standard">
      <style:text-properties fo:language="zxx" fo:country="none" officeooo:rsid="001c96de" officeooo:paragraph-rsid="00161f0b" style:language-asian="zxx" style:country-asian="none" style:language-complex="zxx" style:country-complex="none"/>
    </style:style>
    <style:style style:name="P25" style:family="paragraph" style:parent-style-name="Standard">
      <style:text-properties fo:language="zxx" fo:country="none" officeooo:rsid="001ff57f" officeooo:paragraph-rsid="001ff57f" style:language-asian="zxx" style:country-asian="none" style:language-complex="zxx" style:country-complex="none"/>
    </style:style>
    <style:style style:name="P26" style:family="paragraph" style:parent-style-name="Standard">
      <style:text-properties fo:language="zxx" fo:country="none" officeooo:rsid="001ff57f" officeooo:paragraph-rsid="0036efab" style:language-asian="zxx" style:country-asian="none" style:language-complex="zxx" style:country-complex="none"/>
    </style:style>
    <style:style style:name="P27" style:family="paragraph" style:parent-style-name="Standard">
      <style:text-properties fo:language="zxx" fo:country="none" officeooo:rsid="00227560" officeooo:paragraph-rsid="00227560" style:language-asian="zxx" style:country-asian="none" style:language-complex="zxx" style:country-complex="none"/>
    </style:style>
    <style:style style:name="P28" style:family="paragraph" style:parent-style-name="Standard">
      <style:text-properties fo:language="zxx" fo:country="none" officeooo:rsid="0026ed12" officeooo:paragraph-rsid="0026ed12" style:language-asian="zxx" style:country-asian="none" style:language-complex="zxx" style:country-complex="none"/>
    </style:style>
    <style:style style:name="P29" style:family="paragraph" style:parent-style-name="Standard">
      <style:text-properties fo:language="zxx" fo:country="none" officeooo:rsid="002b41e0" officeooo:paragraph-rsid="002b41e0" style:language-asian="zxx" style:country-asian="none" style:language-complex="zxx" style:country-complex="none"/>
    </style:style>
    <style:style style:name="P30" style:family="paragraph" style:parent-style-name="Standard">
      <style:text-properties fo:language="zxx" fo:country="none" officeooo:rsid="002bf008" officeooo:paragraph-rsid="002bf008" style:language-asian="zxx" style:country-asian="none" style:language-complex="zxx" style:country-complex="none"/>
    </style:style>
    <style:style style:name="P31" style:family="paragraph" style:parent-style-name="Standard">
      <style:text-properties fo:language="zxx" fo:country="none" officeooo:rsid="0035826d" officeooo:paragraph-rsid="0035826d" style:language-asian="zxx" style:country-asian="none" style:language-complex="zxx" style:country-complex="none"/>
    </style:style>
    <style:style style:name="P32" style:family="paragraph" style:parent-style-name="Standard">
      <style:text-properties fo:language="zxx" fo:country="none" officeooo:rsid="0036efab" officeooo:paragraph-rsid="0036efab" style:language-asian="zxx" style:country-asian="none" style:language-complex="zxx" style:country-complex="none"/>
    </style:style>
    <style:style style:name="P33" style:family="paragraph" style:parent-style-name="Standard">
      <style:text-properties fo:language="zxx" fo:country="none" officeooo:rsid="003a9621" officeooo:paragraph-rsid="003a9621" style:language-asian="zxx" style:country-asian="none" style:language-complex="zxx" style:country-complex="none"/>
    </style:style>
    <style:style style:name="P34" style:family="paragraph" style:parent-style-name="Standard">
      <style:text-properties fo:language="zxx" fo:country="none" officeooo:rsid="003acb93" officeooo:paragraph-rsid="003acb93" style:language-asian="zxx" style:country-asian="none" style:language-complex="zxx" style:country-complex="none"/>
    </style:style>
    <style:style style:name="P35" style:family="paragraph" style:parent-style-name="Standard">
      <style:text-properties fo:language="zxx" fo:country="none" officeooo:rsid="003cc15e" officeooo:paragraph-rsid="003cc15e" style:language-asian="zxx" style:country-asian="none" style:language-complex="zxx" style:country-complex="none"/>
    </style:style>
    <style:style style:name="P36" style:family="paragraph" style:parent-style-name="Standard">
      <style:text-properties fo:language="zxx" fo:country="none" officeooo:rsid="0041dd96" officeooo:paragraph-rsid="0041dd96" style:language-asian="zxx" style:country-asian="none" style:language-complex="zxx" style:country-complex="none"/>
    </style:style>
    <style:style style:name="P37" style:family="paragraph" style:parent-style-name="Standard">
      <style:text-properties fo:language="zxx" fo:country="none" officeooo:rsid="0041dd96" officeooo:paragraph-rsid="0041f74e" style:language-asian="zxx" style:country-asian="none" style:language-complex="zxx" style:country-complex="none"/>
    </style:style>
    <style:style style:name="P38" style:family="paragraph" style:parent-style-name="Standard">
      <style:text-properties fo:language="zxx" fo:country="none" officeooo:rsid="0041dd96" officeooo:paragraph-rsid="0043eea6" style:language-asian="zxx" style:country-asian="none" style:language-complex="zxx" style:country-complex="none"/>
    </style:style>
    <style:style style:name="P39" style:family="paragraph" style:parent-style-name="Standard">
      <style:text-properties fo:language="zxx" fo:country="none" officeooo:paragraph-rsid="0043eea6" style:language-asian="zxx" style:country-asian="none" style:language-complex="zxx" style:country-complex="none"/>
    </style:style>
    <style:style style:name="P40" style:family="paragraph" style:parent-style-name="Standard">
      <style:text-properties fo:language="zxx" fo:country="none" officeooo:rsid="002dfcfb" officeooo:paragraph-rsid="004bf03b" style:language-asian="zxx" style:country-asian="none" style:language-complex="zxx" style:country-complex="none"/>
    </style:style>
    <style:style style:name="P41" style:family="paragraph" style:parent-style-name="Standard">
      <style:text-properties fo:language="zxx" fo:country="none" officeooo:rsid="00115939" officeooo:paragraph-rsid="004bf03b" style:language-asian="zxx" style:country-asian="none" style:language-complex="zxx" style:country-complex="none"/>
    </style:style>
    <style:style style:name="P42" style:family="paragraph" style:parent-style-name="Standard">
      <style:text-properties fo:language="zxx" fo:country="none" officeooo:rsid="0012044f" officeooo:paragraph-rsid="004bf03b" style:language-asian="zxx" style:country-asian="none" style:language-complex="zxx" style:country-complex="none"/>
    </style:style>
    <style:style style:name="P43" style:family="paragraph" style:parent-style-name="Standard">
      <style:text-properties fo:language="zxx" fo:country="none" officeooo:rsid="001373e4" officeooo:paragraph-rsid="004bf03b" style:language-asian="zxx" style:country-asian="none" style:language-complex="zxx" style:country-complex="none"/>
    </style:style>
    <style:style style:name="P44" style:family="paragraph" style:parent-style-name="Standard">
      <style:text-properties fo:language="zxx" fo:country="none" officeooo:rsid="001424e0" officeooo:paragraph-rsid="004bf03b" style:language-asian="zxx" style:country-asian="none" style:language-complex="zxx" style:country-complex="none"/>
    </style:style>
    <style:style style:name="P45" style:family="paragraph" style:parent-style-name="Standard">
      <style:text-properties fo:language="zxx" fo:country="none" officeooo:rsid="004cd7db" officeooo:paragraph-rsid="00531e8c" style:language-asian="zxx" style:country-asian="none" style:language-complex="zxx" style:country-complex="none"/>
    </style:style>
    <style:style style:name="P46" style:family="paragraph" style:parent-style-name="Standard">
      <style:text-properties fo:language="zxx" fo:country="none" officeooo:rsid="006128ac" officeooo:paragraph-rsid="006128ac" style:language-asian="zxx" style:country-asian="none" style:language-complex="zxx" style:country-complex="none"/>
    </style:style>
    <style:style style:name="P47" style:family="paragraph" style:parent-style-name="Standard">
      <style:text-properties fo:language="zxx" fo:country="none" officeooo:rsid="00677621" officeooo:paragraph-rsid="00677621" style:language-asian="zxx" style:country-asian="none" style:language-complex="zxx" style:country-complex="none"/>
    </style:style>
    <style:style style:name="P48" style:family="paragraph" style:parent-style-name="Standard">
      <style:text-properties fo:language="zxx" fo:country="none" officeooo:rsid="0019da92" officeooo:paragraph-rsid="0019da92" style:language-asian="zxx" style:country-asian="none" style:language-complex="zxx" style:country-complex="none"/>
    </style:style>
    <style:style style:name="P49" style:family="paragraph" style:parent-style-name="Standard">
      <style:text-properties officeooo:rsid="001ff57f" officeooo:paragraph-rsid="001ff57f"/>
    </style:style>
    <style:style style:name="P50" style:family="paragraph" style:parent-style-name="Standard">
      <style:text-properties officeooo:rsid="0021a43d" officeooo:paragraph-rsid="0021a43d"/>
    </style:style>
    <style:style style:name="P51" style:family="paragraph" style:parent-style-name="Standard">
      <style:text-properties officeooo:rsid="0021a43d" officeooo:paragraph-rsid="0036efab"/>
    </style:style>
    <style:style style:name="P52" style:family="paragraph" style:parent-style-name="Standard">
      <style:text-properties officeooo:rsid="002a4d6c" officeooo:paragraph-rsid="002a4d6c"/>
    </style:style>
    <style:style style:name="P53" style:family="paragraph" style:parent-style-name="Standard">
      <style:text-properties officeooo:paragraph-rsid="00227560"/>
    </style:style>
    <style:style style:name="P54" style:family="paragraph" style:parent-style-name="Standard">
      <style:text-properties officeooo:rsid="003d7a12" officeooo:paragraph-rsid="003d7a12"/>
    </style:style>
    <style:style style:name="P55" style:family="paragraph" style:parent-style-name="Standard">
      <style:text-properties officeooo:rsid="003f60e0" officeooo:paragraph-rsid="003f60e0"/>
    </style:style>
    <style:style style:name="P56" style:family="paragraph" style:parent-style-name="Standard">
      <style:text-properties officeooo:rsid="003fee95" officeooo:paragraph-rsid="003fee95"/>
    </style:style>
    <style:style style:name="P57" style:family="paragraph" style:parent-style-name="Standard">
      <style:text-properties officeooo:rsid="003fee95" officeooo:paragraph-rsid="007f980b"/>
    </style:style>
    <style:style style:name="P58"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15939" officeooo:paragraph-rsid="004bf03b" style:font-size-asian="10pt" style:language-asian="zxx" style:country-asian="none" style:font-style-asian="normal" style:font-weight-asian="normal" style:language-complex="zxx" style:country-complex="none" style:text-emphasize="none"/>
    </style:style>
    <style:style style:name="P59"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2044f" officeooo:paragraph-rsid="004bf03b" style:font-size-asian="10pt" style:language-asian="zxx" style:country-asian="none" style:font-style-asian="normal" style:font-weight-asian="normal" style:language-complex="zxx" style:country-complex="none" style:text-emphasize="none"/>
    </style:style>
    <style:style style:name="P60"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373e4" officeooo:paragraph-rsid="004bf03b" style:font-size-asian="10pt" style:language-asian="zxx" style:country-asian="none" style:font-style-asian="normal" style:font-weight-asian="normal" style:language-complex="zxx" style:country-complex="none" style:text-emphasize="none"/>
    </style:style>
    <style:style style:name="P61" style:family="paragraph" style:parent-style-name="Standard">
      <style:text-properties style:text-outline="false" style:text-line-through-style="none" style:text-line-through-type="none" style:font-name="Liberation Sans1" fo:font-size="10pt" fo:language="zxx" fo:country="none" fo:font-style="normal" fo:text-shadow="none" style:text-underline-style="none" fo:font-weight="normal" officeooo:rsid="001424e0" officeooo:paragraph-rsid="004bf03b" style:font-size-asian="10pt" style:language-asian="zxx" style:country-asian="none" style:font-style-asian="normal" style:font-weight-asian="normal" style:language-complex="zxx" style:country-complex="none" style:text-emphasize="none"/>
    </style:style>
    <style:style style:name="P62" style:family="paragraph" style:parent-style-name="Standard">
      <style:text-properties fo:color="#c9211e" fo:language="zxx" fo:country="none" officeooo:rsid="006efca7" officeooo:paragraph-rsid="006efca7" style:language-asian="zxx" style:country-asian="none" style:language-complex="zxx" style:country-complex="none"/>
    </style:style>
    <style:style style:name="P63" style:family="paragraph" style:parent-style-name="Standard">
      <style:text-properties officeooo:paragraph-rsid="003f60e0"/>
    </style:style>
    <style:style style:name="P64" style:family="paragraph" style:parent-style-name="Standard">
      <style:text-properties officeooo:rsid="00716107" officeooo:paragraph-rsid="00716107"/>
    </style:style>
    <style:style style:name="P65" style:family="paragraph" style:parent-style-name="Standard">
      <style:text-properties officeooo:rsid="00716107" officeooo:paragraph-rsid="007f980b"/>
    </style:style>
    <style:style style:name="P66" style:family="paragraph" style:parent-style-name="Standard">
      <style:text-properties officeooo:rsid="0081c7cf" officeooo:paragraph-rsid="0081c7cf"/>
    </style:style>
    <style:style style:name="P67" style:family="paragraph" style:parent-style-name="Standard">
      <style:text-properties officeooo:rsid="0085a110" officeooo:paragraph-rsid="0085a110"/>
    </style:style>
    <style:style style:name="P68" style:family="paragraph" style:parent-style-name="Table_20_Contents">
      <style:text-properties fo:language="zxx" fo:country="none" style:language-asian="zxx" style:country-asian="none" style:language-complex="zxx" style:country-complex="none"/>
    </style:style>
    <style:style style:name="P69"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70"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71"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72"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73"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74"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75"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76"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77"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78"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79"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80"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81"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82"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83" style:family="paragraph" style:parent-style-name="Table_20_Contents">
      <style:text-properties fo:language="zxx" fo:country="none" officeooo:rsid="00115939" officeooo:paragraph-rsid="007f980b" style:language-asian="zxx" style:country-asian="none" style:language-complex="zxx" style:country-complex="none"/>
    </style:style>
    <style:style style:name="P84"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85"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86"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87"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88"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89"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90"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91"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92"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93"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94"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95"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96"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97"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98"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99"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100"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101"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102"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103"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104"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105"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06" style:family="paragraph" style:parent-style-name="Table_20_Contents">
      <style:text-properties fo:language="zxx" fo:country="none" officeooo:paragraph-rsid="00227560" style:language-asian="zxx" style:country-asian="none" style:language-complex="zxx" style:country-complex="none"/>
    </style:style>
    <style:style style:name="P107"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08"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09"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0"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11"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12"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13"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14"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15" style:family="paragraph" style:parent-style-name="Table_20_Contents">
      <style:text-properties fo:language="zxx" fo:country="none" officeooo:rsid="0039c5cb" officeooo:paragraph-rsid="007f980b" style:language-asian="zxx" style:country-asian="none" style:language-complex="zxx" style:country-complex="none"/>
    </style:style>
    <style:style style:name="P116"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17"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18" style:family="paragraph" style:parent-style-name="Table_20_Contents">
      <style:text-properties fo:language="zxx" fo:country="none" officeooo:rsid="003a9621" officeooo:paragraph-rsid="007f980b" style:language-asian="zxx" style:country-asian="none" style:language-complex="zxx" style:country-complex="none"/>
    </style:style>
    <style:style style:name="P119"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20"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21"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22"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23"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24"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25"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26"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27"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28"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29" style:family="paragraph" style:parent-style-name="Table_20_Contents">
      <style:text-properties fo:language="zxx" fo:country="none" officeooo:rsid="005b8a25" officeooo:paragraph-rsid="005b8a25" style:language-asian="zxx" style:country-asian="none" style:language-complex="zxx" style:country-complex="none"/>
    </style:style>
    <style:style style:name="P130" style:family="paragraph" style:parent-style-name="Table_20_Contents">
      <style:text-properties fo:language="zxx" fo:country="none" officeooo:rsid="005caa22" officeooo:paragraph-rsid="005caa22" style:language-asian="zxx" style:country-asian="none" style:language-complex="zxx" style:country-complex="none"/>
    </style:style>
    <style:style style:name="P131" style:family="paragraph" style:parent-style-name="Table_20_Contents">
      <style:text-properties fo:language="zxx" fo:country="none" officeooo:rsid="005cc4f3" officeooo:paragraph-rsid="005cc4f3" style:language-asian="zxx" style:country-asian="none" style:language-complex="zxx" style:country-complex="none"/>
    </style:style>
    <style:style style:name="P132" style:family="paragraph" style:parent-style-name="Table_20_Contents">
      <style:text-properties fo:language="zxx" fo:country="none" officeooo:rsid="005dbdb6" officeooo:paragraph-rsid="005dbdb6" style:language-asian="zxx" style:country-asian="none" style:language-complex="zxx" style:country-complex="none"/>
    </style:style>
    <style:style style:name="P133" style:family="paragraph" style:parent-style-name="Table_20_Contents">
      <style:text-properties fo:language="zxx" fo:country="none" officeooo:rsid="005e475d" officeooo:paragraph-rsid="005e475d" style:language-asian="zxx" style:country-asian="none" style:language-complex="zxx" style:country-complex="none"/>
    </style:style>
    <style:style style:name="P134" style:family="paragraph" style:parent-style-name="Table_20_Contents">
      <style:text-properties fo:language="zxx" fo:country="none" officeooo:rsid="005f8292" officeooo:paragraph-rsid="005f8292" style:language-asian="zxx" style:country-asian="none" style:language-complex="zxx" style:country-complex="none"/>
    </style:style>
    <style:style style:name="P135" style:family="paragraph" style:parent-style-name="Table_20_Contents">
      <style:text-properties fo:language="zxx" fo:country="none" officeooo:rsid="006128ac" officeooo:paragraph-rsid="006128ac" style:language-asian="zxx" style:country-asian="none" style:language-complex="zxx" style:country-complex="none"/>
    </style:style>
    <style:style style:name="P136" style:family="paragraph" style:parent-style-name="Table_20_Contents">
      <style:text-properties fo:language="zxx" fo:country="none" officeooo:rsid="00613915" officeooo:paragraph-rsid="00613915" style:language-asian="zxx" style:country-asian="none" style:language-complex="zxx" style:country-complex="none"/>
    </style:style>
    <style:style style:name="P137" style:family="paragraph" style:parent-style-name="Table_20_Contents">
      <style:text-properties fo:language="zxx" fo:country="none" officeooo:rsid="0061b7dc" officeooo:paragraph-rsid="0061b7dc" style:language-asian="zxx" style:country-asian="none" style:language-complex="zxx" style:country-complex="none"/>
    </style:style>
    <style:style style:name="P138" style:family="paragraph" style:parent-style-name="Table_20_Contents">
      <style:text-properties fo:language="zxx" fo:country="none" officeooo:rsid="0061d691" officeooo:paragraph-rsid="0061d691" style:language-asian="zxx" style:country-asian="none" style:language-complex="zxx" style:country-complex="none"/>
    </style:style>
    <style:style style:name="P139" style:family="paragraph" style:parent-style-name="Table_20_Contents">
      <style:text-properties fo:language="zxx" fo:country="none" officeooo:rsid="006271f2" officeooo:paragraph-rsid="006271f2" style:language-asian="zxx" style:country-asian="none" style:language-complex="zxx" style:country-complex="none"/>
    </style:style>
    <style:style style:name="P140" style:family="paragraph" style:parent-style-name="Table_20_Contents">
      <style:text-properties fo:language="zxx" fo:country="none" officeooo:rsid="00644827" officeooo:paragraph-rsid="00644827" style:language-asian="zxx" style:country-asian="none" style:language-complex="zxx" style:country-complex="none"/>
    </style:style>
    <style:style style:name="P141" style:family="paragraph" style:parent-style-name="Table_20_Contents">
      <style:text-properties fo:language="zxx" fo:country="none" officeooo:rsid="0065d426" officeooo:paragraph-rsid="0065d426" style:language-asian="zxx" style:country-asian="none" style:language-complex="zxx" style:country-complex="none"/>
    </style:style>
    <style:style style:name="P142" style:family="paragraph" style:parent-style-name="Table_20_Contents">
      <style:text-properties fo:language="zxx" fo:country="none" officeooo:rsid="0068f26a" officeooo:paragraph-rsid="0068f26a" style:language-asian="zxx" style:country-asian="none" style:language-complex="zxx" style:country-complex="none"/>
    </style:style>
    <style:style style:name="P143" style:family="paragraph" style:parent-style-name="Table_20_Contents">
      <style:text-properties fo:language="zxx" fo:country="none" officeooo:rsid="0069e4fa" officeooo:paragraph-rsid="0069e4fa" style:language-asian="zxx" style:country-asian="none" style:language-complex="zxx" style:country-complex="none"/>
    </style:style>
    <style:style style:name="P144" style:family="paragraph" style:parent-style-name="Table_20_Contents">
      <style:text-properties fo:language="zxx" fo:country="none" officeooo:rsid="006a82d0" officeooo:paragraph-rsid="006a82d0" style:language-asian="zxx" style:country-asian="none" style:language-complex="zxx" style:country-complex="none"/>
    </style:style>
    <style:style style:name="P145" style:family="paragraph" style:parent-style-name="Table_20_Contents">
      <style:text-properties fo:language="zxx" fo:country="none" officeooo:rsid="006bff96" officeooo:paragraph-rsid="006bff96" style:language-asian="zxx" style:country-asian="none" style:language-complex="zxx" style:country-complex="none"/>
    </style:style>
    <style:style style:name="P146" style:family="paragraph" style:parent-style-name="Table_20_Contents">
      <style:text-properties fo:language="zxx" fo:country="none" officeooo:rsid="006d4d66" officeooo:paragraph-rsid="006d4d66" style:language-asian="zxx" style:country-asian="none" style:language-complex="zxx" style:country-complex="none"/>
    </style:style>
    <style:style style:name="P147" style:family="paragraph" style:parent-style-name="Table_20_Contents">
      <style:text-properties fo:language="zxx" fo:country="none" officeooo:rsid="00716107" officeooo:paragraph-rsid="00716107" style:language-asian="zxx" style:country-asian="none" style:language-complex="zxx" style:country-complex="none"/>
    </style:style>
    <style:style style:name="P148" style:family="paragraph" style:parent-style-name="Table_20_Contents">
      <style:text-properties fo:language="zxx" fo:country="none" officeooo:rsid="00716107" officeooo:paragraph-rsid="007f980b" style:language-asian="zxx" style:country-asian="none" style:language-complex="zxx" style:country-complex="none"/>
    </style:style>
    <style:style style:name="P149" style:family="paragraph" style:parent-style-name="Table_20_Contents">
      <style:text-properties fo:language="zxx" fo:country="none" officeooo:rsid="0071f229" officeooo:paragraph-rsid="0071f229" style:language-asian="zxx" style:country-asian="none" style:language-complex="zxx" style:country-complex="none"/>
    </style:style>
    <style:style style:name="P150" style:family="paragraph" style:parent-style-name="Table_20_Contents">
      <style:text-properties fo:language="zxx" fo:country="none" officeooo:rsid="0071f229" officeooo:paragraph-rsid="007f980b" style:language-asian="zxx" style:country-asian="none" style:language-complex="zxx" style:country-complex="none"/>
    </style:style>
    <style:style style:name="P151" style:family="paragraph" style:parent-style-name="Table_20_Contents">
      <style:text-properties fo:language="zxx" fo:country="none" officeooo:rsid="00728e2e" officeooo:paragraph-rsid="00728e2e" style:language-asian="zxx" style:country-asian="none" style:language-complex="zxx" style:country-complex="none"/>
    </style:style>
    <style:style style:name="P152" style:family="paragraph" style:parent-style-name="Table_20_Contents">
      <style:text-properties fo:language="zxx" fo:country="none" officeooo:rsid="00728e2e" officeooo:paragraph-rsid="007f980b" style:language-asian="zxx" style:country-asian="none" style:language-complex="zxx" style:country-complex="none"/>
    </style:style>
    <style:style style:name="P153" style:family="paragraph" style:parent-style-name="Table_20_Contents">
      <style:text-properties fo:language="zxx" fo:country="none" officeooo:rsid="0073810f" officeooo:paragraph-rsid="0073810f" style:language-asian="zxx" style:country-asian="none" style:language-complex="zxx" style:country-complex="none"/>
    </style:style>
    <style:style style:name="P154" style:family="paragraph" style:parent-style-name="Table_20_Contents">
      <style:text-properties fo:language="zxx" fo:country="none" officeooo:rsid="0073810f" officeooo:paragraph-rsid="007f980b" style:language-asian="zxx" style:country-asian="none" style:language-complex="zxx" style:country-complex="none"/>
    </style:style>
    <style:style style:name="P155" style:family="paragraph" style:parent-style-name="Table_20_Contents">
      <style:text-properties fo:language="zxx" fo:country="none" officeooo:rsid="00742eeb" officeooo:paragraph-rsid="00742eeb" style:language-asian="zxx" style:country-asian="none" style:language-complex="zxx" style:country-complex="none"/>
    </style:style>
    <style:style style:name="P156" style:family="paragraph" style:parent-style-name="Table_20_Contents">
      <style:text-properties fo:language="zxx" fo:country="none" officeooo:rsid="00742eeb" officeooo:paragraph-rsid="007f980b" style:language-asian="zxx" style:country-asian="none" style:language-complex="zxx" style:country-complex="none"/>
    </style:style>
    <style:style style:name="P157" style:family="paragraph" style:parent-style-name="Table_20_Contents">
      <style:text-properties fo:language="zxx" fo:country="none" officeooo:rsid="0075e12d" officeooo:paragraph-rsid="0075e12d" style:language-asian="zxx" style:country-asian="none" style:language-complex="zxx" style:country-complex="none"/>
    </style:style>
    <style:style style:name="P158" style:family="paragraph" style:parent-style-name="Table_20_Contents">
      <style:text-properties fo:language="zxx" fo:country="none" officeooo:rsid="0075e12d" officeooo:paragraph-rsid="007f980b" style:language-asian="zxx" style:country-asian="none" style:language-complex="zxx" style:country-complex="none"/>
    </style:style>
    <style:style style:name="P159" style:family="paragraph" style:parent-style-name="Table_20_Contents">
      <style:text-properties fo:language="zxx" fo:country="none" officeooo:rsid="00760222" officeooo:paragraph-rsid="00760222" style:language-asian="zxx" style:country-asian="none" style:language-complex="zxx" style:country-complex="none"/>
    </style:style>
    <style:style style:name="P160" style:family="paragraph" style:parent-style-name="Table_20_Contents">
      <style:text-properties fo:language="zxx" fo:country="none" officeooo:rsid="00760222" officeooo:paragraph-rsid="007f980b" style:language-asian="zxx" style:country-asian="none" style:language-complex="zxx" style:country-complex="none"/>
    </style:style>
    <style:style style:name="P161" style:family="paragraph" style:parent-style-name="Table_20_Contents">
      <style:text-properties fo:language="zxx" fo:country="none" officeooo:rsid="0077ffe7" officeooo:paragraph-rsid="0077ffe7" style:language-asian="zxx" style:country-asian="none" style:language-complex="zxx" style:country-complex="none"/>
    </style:style>
    <style:style style:name="P162" style:family="paragraph" style:parent-style-name="Table_20_Contents">
      <style:text-properties fo:language="zxx" fo:country="none" officeooo:rsid="0077ffe7" officeooo:paragraph-rsid="007f980b" style:language-asian="zxx" style:country-asian="none" style:language-complex="zxx" style:country-complex="none"/>
    </style:style>
    <style:style style:name="P163" style:family="paragraph" style:parent-style-name="Table_20_Contents">
      <style:text-properties fo:language="zxx" fo:country="none" officeooo:rsid="0079bf5f" officeooo:paragraph-rsid="0079bf5f" style:language-asian="zxx" style:country-asian="none" style:language-complex="zxx" style:country-complex="none"/>
    </style:style>
    <style:style style:name="P164" style:family="paragraph" style:parent-style-name="Table_20_Contents">
      <style:text-properties fo:language="zxx" fo:country="none" officeooo:rsid="0079bf5f" officeooo:paragraph-rsid="007f980b" style:language-asian="zxx" style:country-asian="none" style:language-complex="zxx" style:country-complex="none"/>
    </style:style>
    <style:style style:name="P165" style:family="paragraph" style:parent-style-name="Table_20_Contents">
      <style:text-properties fo:language="zxx" fo:country="none" officeooo:rsid="007b0ed6" officeooo:paragraph-rsid="007b0ed6" style:language-asian="zxx" style:country-asian="none" style:language-complex="zxx" style:country-complex="none"/>
    </style:style>
    <style:style style:name="P166" style:family="paragraph" style:parent-style-name="Table_20_Contents">
      <style:text-properties fo:language="zxx" fo:country="none" officeooo:rsid="007b0ed6" officeooo:paragraph-rsid="007f980b" style:language-asian="zxx" style:country-asian="none" style:language-complex="zxx" style:country-complex="none"/>
    </style:style>
    <style:style style:name="P167" style:family="paragraph" style:parent-style-name="Table_20_Contents">
      <style:text-properties fo:language="zxx" fo:country="none" officeooo:rsid="007c13fc" officeooo:paragraph-rsid="007c13fc" style:language-asian="zxx" style:country-asian="none" style:language-complex="zxx" style:country-complex="none"/>
    </style:style>
    <style:style style:name="P168" style:family="paragraph" style:parent-style-name="Table_20_Contents">
      <style:text-properties fo:language="zxx" fo:country="none" officeooo:rsid="007dba40" officeooo:paragraph-rsid="007dba40" style:language-asian="zxx" style:country-asian="none" style:language-complex="zxx" style:country-complex="none"/>
    </style:style>
    <style:style style:name="P169" style:family="paragraph" style:parent-style-name="Table_20_Contents">
      <style:text-properties fo:language="zxx" fo:country="none" officeooo:rsid="007f980b" officeooo:paragraph-rsid="007f980b" style:language-asian="zxx" style:country-asian="none" style:language-complex="zxx" style:country-complex="none"/>
    </style:style>
    <style:style style:name="P170" style:family="paragraph" style:parent-style-name="Table_20_Contents">
      <style:text-properties fo:language="zxx" fo:country="none" officeooo:rsid="00801ba6" officeooo:paragraph-rsid="00801ba6" style:language-asian="zxx" style:country-asian="none" style:language-complex="zxx" style:country-complex="none"/>
    </style:style>
    <style:style style:name="P171" style:family="paragraph" style:parent-style-name="Table_20_Contents">
      <style:text-properties fo:language="zxx" fo:country="none" officeooo:rsid="008070e4" officeooo:paragraph-rsid="008070e4" style:language-asian="zxx" style:country-asian="none" style:language-complex="zxx" style:country-complex="none"/>
    </style:style>
    <style:style style:name="P172"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73"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74"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75"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76"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77"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78"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79" style:family="paragraph" style:parent-style-name="Table_20_Contents">
      <style:text-properties fo:language="zxx" fo:country="none" officeooo:rsid="00704e11" officeooo:paragraph-rsid="00704e11" fo:background-color="transparent" style:language-asian="zxx" style:country-asian="none" style:language-complex="zxx" style:country-complex="none"/>
    </style:style>
    <style:style style:name="P180" style:family="paragraph" style:parent-style-name="Table_20_Contents">
      <style:text-properties fo:language="zxx" fo:country="none" officeooo:rsid="00704e11" officeooo:paragraph-rsid="007f980b" fo:background-color="transparent" style:language-asian="zxx" style:country-asian="none" style:language-complex="zxx" style:country-complex="none"/>
    </style:style>
    <style:style style:name="P181" style:family="paragraph" style:parent-style-name="Table_20_Contents">
      <style:text-properties fo:language="zxx" fo:country="none" officeooo:rsid="0071f229" officeooo:paragraph-rsid="0071f229" fo:background-color="transparent" style:language-asian="zxx" style:country-asian="none" style:language-complex="zxx" style:country-complex="none"/>
    </style:style>
    <style:style style:name="P182" style:family="paragraph" style:parent-style-name="Table_20_Contents">
      <style:text-properties fo:language="zxx" fo:country="none" officeooo:rsid="0071f229" officeooo:paragraph-rsid="007f980b" fo:background-color="transparent" style:language-asian="zxx" style:country-asian="none" style:language-complex="zxx" style:country-complex="none"/>
    </style:style>
    <style:style style:name="P183" style:family="paragraph" style:parent-style-name="Table_20_Contents">
      <style:text-properties fo:language="zxx" fo:country="none" officeooo:rsid="0073810f" officeooo:paragraph-rsid="0073810f" fo:background-color="transparent" style:language-asian="zxx" style:country-asian="none" style:language-complex="zxx" style:country-complex="none"/>
    </style:style>
    <style:style style:name="P184" style:family="paragraph" style:parent-style-name="Table_20_Contents">
      <style:text-properties fo:language="zxx" fo:country="none" officeooo:rsid="0073810f" officeooo:paragraph-rsid="007f980b" fo:background-color="transparent" style:language-asian="zxx" style:country-asian="none" style:language-complex="zxx" style:country-complex="none"/>
    </style:style>
    <style:style style:name="P185" style:family="paragraph" style:parent-style-name="Table_20_Contents">
      <style:text-properties fo:language="zxx" fo:country="none" officeooo:rsid="00742eeb" officeooo:paragraph-rsid="00742eeb" fo:background-color="transparent" style:language-asian="zxx" style:country-asian="none" style:language-complex="zxx" style:country-complex="none"/>
    </style:style>
    <style:style style:name="P186" style:family="paragraph" style:parent-style-name="Table_20_Contents">
      <style:text-properties fo:language="zxx" fo:country="none" officeooo:rsid="00742eeb" officeooo:paragraph-rsid="007f980b" fo:background-color="transparent" style:language-asian="zxx" style:country-asian="none" style:language-complex="zxx" style:country-complex="none"/>
    </style:style>
    <style:style style:name="P187" style:family="paragraph" style:parent-style-name="Table_20_Contents">
      <style:text-properties fo:language="zxx" fo:country="none" officeooo:rsid="007f980b" officeooo:paragraph-rsid="007f980b" fo:background-color="transparent" style:language-asian="zxx" style:country-asian="none" style:language-complex="zxx" style:country-complex="none"/>
    </style:style>
    <style:style style:name="P188"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89"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90" style:family="paragraph" style:parent-style-name="Table_20_Contents">
      <style:text-properties fo:font-size="12pt" fo:language="zxx" fo:country="none" officeooo:rsid="00713094" officeooo:paragraph-rsid="00713094" style:font-size-asian="12pt" style:language-asian="zxx" style:country-asian="none" style:font-size-complex="12pt" style:language-complex="zxx" style:country-complex="none"/>
    </style:style>
    <style:style style:name="P191" style:family="paragraph" style:parent-style-name="Table_20_Contents">
      <style:text-properties fo:font-size="12pt" fo:language="zxx" fo:country="none" officeooo:rsid="00713094" officeooo:paragraph-rsid="007f980b" style:font-size-asian="12pt" style:language-asian="zxx" style:country-asian="none" style:font-size-complex="12pt" style:language-complex="zxx" style:country-complex="none"/>
    </style:style>
    <style:style style:name="P192" style:family="paragraph" style:parent-style-name="Table_20_Contents">
      <style:text-properties fo:font-size="12pt" fo:language="zxx" fo:country="none" officeooo:rsid="00728e2e" officeooo:paragraph-rsid="00728e2e" style:font-size-asian="12pt" style:language-asian="zxx" style:country-asian="none" style:font-size-complex="12pt" style:language-complex="zxx" style:country-complex="none"/>
    </style:style>
    <style:style style:name="P193" style:family="paragraph" style:parent-style-name="Table_20_Contents">
      <style:text-properties fo:font-size="12pt" fo:language="zxx" fo:country="none" officeooo:rsid="00728e2e" officeooo:paragraph-rsid="007f980b" style:font-size-asian="12pt" style:language-asian="zxx" style:country-asian="none" style:font-size-complex="12pt" style:language-complex="zxx" style:country-complex="none"/>
    </style:style>
    <style:style style:name="P194" style:family="paragraph" style:parent-style-name="Table_20_Contents">
      <style:text-properties fo:font-size="12pt" fo:language="zxx" fo:country="none" officeooo:rsid="007dba40" officeooo:paragraph-rsid="007dba40" style:font-size-asian="12pt" style:language-asian="zxx" style:country-asian="none" style:font-size-complex="12pt" style:language-complex="zxx" style:country-complex="none"/>
    </style:style>
    <style:style style:name="P195" style:family="paragraph" style:parent-style-name="Table_20_Contents">
      <style:text-properties officeooo:rsid="001a1483" officeooo:paragraph-rsid="001a1483"/>
    </style:style>
    <style:style style:name="P196" style:family="paragraph" style:parent-style-name="Table_20_Contents">
      <style:text-properties officeooo:rsid="001aa961" officeooo:paragraph-rsid="001aa961"/>
    </style:style>
    <style:style style:name="P197" style:family="paragraph" style:parent-style-name="Table_20_Contents">
      <style:text-properties officeooo:rsid="001b56f7" officeooo:paragraph-rsid="001b56f7"/>
    </style:style>
    <style:style style:name="P198" style:family="paragraph" style:parent-style-name="Table_20_Contents">
      <style:text-properties officeooo:rsid="002dfcfb" officeooo:paragraph-rsid="002dfcfb"/>
    </style:style>
    <style:style style:name="P199" style:family="paragraph" style:parent-style-name="Table_20_Contents">
      <style:text-properties officeooo:rsid="002e8547" officeooo:paragraph-rsid="002e8547"/>
    </style:style>
    <style:style style:name="P200" style:family="paragraph" style:parent-style-name="Table_20_Contents">
      <style:text-properties officeooo:rsid="00315fd1" officeooo:paragraph-rsid="00315fd1"/>
    </style:style>
    <style:style style:name="P201" style:family="paragraph" style:parent-style-name="Table_20_Contents">
      <style:text-properties officeooo:rsid="0031d30f" officeooo:paragraph-rsid="0031d30f"/>
    </style:style>
    <style:style style:name="P202" style:family="paragraph" style:parent-style-name="Table_20_Contents">
      <style:text-properties officeooo:rsid="0065dcfa" officeooo:paragraph-rsid="0065dcfa"/>
    </style:style>
    <style:style style:name="P203" style:family="paragraph" style:parent-style-name="Table_20_Contents">
      <style:text-properties officeooo:rsid="0066a2a5" officeooo:paragraph-rsid="0066a2a5"/>
    </style:style>
    <style:style style:name="P204" style:family="paragraph" style:parent-style-name="Table_20_Contents">
      <style:text-properties officeooo:rsid="0066d682" officeooo:paragraph-rsid="0066d682"/>
    </style:style>
    <style:style style:name="P205" style:family="paragraph" style:parent-style-name="Table_20_Contents">
      <style:text-properties officeooo:rsid="00677621" officeooo:paragraph-rsid="00677621"/>
    </style:style>
    <style:style style:name="P206" style:family="paragraph" style:parent-style-name="Table_20_Contents">
      <style:text-properties fo:font-size="11pt" style:font-size-asian="11pt" style:font-size-complex="11pt"/>
    </style:style>
    <style:style style:name="P207" style:family="paragraph" style:parent-style-name="Table_20_Contents">
      <style:text-properties fo:font-size="11pt" officeooo:rsid="0081c7cf" officeooo:paragraph-rsid="0081c7cf" style:font-size-asian="11pt" style:font-size-complex="11pt"/>
    </style:style>
    <style:style style:name="P208" style:family="paragraph" style:parent-style-name="Table_20_Contents">
      <style:text-properties fo:font-size="11pt" officeooo:rsid="00833364" officeooo:paragraph-rsid="00833364" style:font-size-asian="11pt" style:font-size-complex="11pt"/>
    </style:style>
    <style:style style:name="P209" style:family="paragraph" style:parent-style-name="Table_20_Contents">
      <style:text-properties fo:font-size="11pt" officeooo:rsid="008c1021" officeooo:paragraph-rsid="008c1021" style:font-size-asian="11pt" style:font-size-complex="11pt"/>
    </style:style>
    <style:style style:name="P210" style:family="paragraph" style:parent-style-name="Table_20_Contents">
      <style:text-properties fo:font-size="11pt" officeooo:rsid="008aad86" officeooo:paragraph-rsid="008aad86" style:font-size-asian="11pt" style:font-size-complex="11pt"/>
    </style:style>
    <style:style style:name="P211" style:family="paragraph" style:parent-style-name="Table_20_Contents">
      <style:paragraph-properties fo:text-align="start" style:justify-single-word="false"/>
      <style:text-properties fo:font-size="11pt" style:font-size-asian="11pt" style:font-size-complex="11pt"/>
    </style:style>
    <style:style style:name="P212" style:family="paragraph" style:parent-style-name="Table_20_Contents">
      <style:text-properties fo:font-size="11pt" officeooo:rsid="00890e8b" officeooo:paragraph-rsid="00890e8b" style:font-size-asian="11pt" style:font-size-complex="11pt"/>
    </style:style>
    <style:style style:name="P213" style:family="paragraph" style:parent-style-name="Table_20_Contents">
      <style:text-properties fo:font-size="11pt" officeooo:rsid="00888058" officeooo:paragraph-rsid="00888058" style:font-size-asian="11pt" style:font-size-complex="11pt"/>
    </style:style>
    <style:style style:name="P214" style:family="paragraph" style:parent-style-name="Table_20_Contents">
      <style:text-properties fo:font-size="11pt" officeooo:rsid="00852a64" officeooo:paragraph-rsid="00852a64" style:font-size-asian="11pt" style:font-size-complex="11pt"/>
    </style:style>
    <style:style style:name="P215" style:family="paragraph" style:parent-style-name="Table_20_Contents">
      <style:text-properties fo:font-size="11pt" officeooo:rsid="00852a64" officeooo:paragraph-rsid="0085a110" style:font-size-asian="11pt" style:font-size-complex="11pt"/>
    </style:style>
    <style:style style:name="P216" style:family="paragraph" style:parent-style-name="Table_20_Contents">
      <style:text-properties fo:font-size="11pt" officeooo:rsid="00870236" officeooo:paragraph-rsid="00870236" style:font-size-asian="11pt" style:font-size-complex="11pt"/>
    </style:style>
    <style:style style:name="P217" style:family="paragraph" style:parent-style-name="Table_20_Contents">
      <style:text-properties fo:font-size="11pt" officeooo:rsid="0085a110" officeooo:paragraph-rsid="0085a110" style:font-size-asian="11pt" style:font-size-complex="11pt"/>
    </style:style>
    <style:style style:name="P218" style:family="paragraph" style:parent-style-name="Table_20_Contents">
      <style:text-properties fo:font-size="11pt" officeooo:rsid="00876f68" officeooo:paragraph-rsid="00876f68" style:font-size-asian="11pt" style:font-size-complex="11pt"/>
    </style:style>
    <style:style style:name="P219" style:family="paragraph" style:parent-style-name="Table_20_Contents">
      <style:text-properties fo:font-size="11pt" fo:language="zxx" fo:country="none" officeooo:rsid="00115939" officeooo:paragraph-rsid="00227560" style:font-size-asian="11pt" style:language-asian="zxx" style:country-asian="none" style:font-size-complex="11pt" style:language-complex="zxx" style:country-complex="none"/>
    </style:style>
    <style:style style:name="P220"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221"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222"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223"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224" style:family="paragraph" style:parent-style-name="Text_20_body">
      <style:text-properties fo:language="zxx" fo:country="none" officeooo:rsid="00531e8c" officeooo:paragraph-rsid="00531e8c"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efab"/>
    </style:style>
    <style:style style:name="T10" style:family="text">
      <style:text-properties officeooo:rsid="0039c5cb"/>
    </style:style>
    <style:style style:name="T11" style:family="text">
      <style:text-properties officeooo:rsid="003d7a12"/>
    </style:style>
    <style:style style:name="T12" style:family="text">
      <style:text-properties officeooo:rsid="0040c55f"/>
    </style:style>
    <style:style style:name="T13" style:family="text">
      <style:text-properties officeooo:rsid="004bf03b"/>
    </style:style>
    <style:style style:name="T14" style:family="text">
      <style:text-properties officeooo:rsid="004debbe"/>
    </style:style>
    <style:style style:name="T15" style:family="text">
      <style:text-properties officeooo:rsid="00514899"/>
    </style:style>
    <style:style style:name="T16" style:family="text">
      <style:text-properties officeooo:rsid="0056f594"/>
    </style:style>
    <style:style style:name="T17" style:family="text">
      <style:text-properties officeooo:rsid="00598ca4"/>
    </style:style>
    <style:style style:name="T18" style:family="text">
      <style:text-properties officeooo:rsid="005b8a25"/>
    </style:style>
    <style:style style:name="T19" style:family="text">
      <style:text-properties officeooo:rsid="006128ac"/>
    </style:style>
    <style:style style:name="T20" style:family="text">
      <style:text-properties officeooo:rsid="00613915"/>
    </style:style>
    <style:style style:name="T21" style:family="text">
      <style:text-properties officeooo:rsid="0061b7dc"/>
    </style:style>
    <style:style style:name="T22" style:family="text">
      <style:text-properties officeooo:rsid="0061d691"/>
    </style:style>
    <style:style style:name="T23" style:family="text">
      <style:text-properties officeooo:rsid="006a82d0"/>
    </style:style>
    <style:style style:name="T24" style:family="text">
      <style:text-properties officeooo:rsid="006bff96"/>
    </style:style>
    <style:style style:name="T25" style:family="text">
      <style:text-properties officeooo:rsid="0075e12d"/>
    </style:style>
    <style:style style:name="T26" style:family="text">
      <style:text-properties officeooo:rsid="008070e4"/>
    </style:style>
    <style:style style:name="T27" style:family="text">
      <style:text-properties officeooo:rsid="00852a64"/>
    </style:style>
    <style:style style:name="T28" style:family="text">
      <style:text-properties officeooo:rsid="0085a110"/>
    </style:style>
    <style:style style:name="T29" style:family="text">
      <style:text-properties officeooo:rsid="00870236"/>
    </style:style>
    <style:style style:name="T30" style:family="text">
      <style:text-properties officeooo:rsid="00876f68"/>
    </style:style>
    <style:style style:name="T31" style:family="text">
      <style:text-properties officeooo:rsid="00890e8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
      <text:p text:style-name="P223">houses normalized with max energy value in ouput.csv <text:span text:style-name="T16">(hh)</text:span>: <text:span text:style-name="T14"><text:s/>4.595000 </text:span></text:p>
      <text:p text:style-name="P224">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391172032560">
          <table:table-cell table:style-name="Tabell18.A1" office:value-type="string">
            <text:p text:style-name="P82">H<text:span text:style-name="T1">us</text:span></text:p>
          </table:table-cell>
          <table:table-cell table:style-name="Tabell18.A1" office:value-type="string">
            <text:p text:style-name="P121">acorn</text:p>
          </table:table-cell>
          <table:table-cell table:style-name="Tabell18.A1" office:value-type="string">
            <text:p text:style-name="P121">affluency</text:p>
          </table:table-cell>
          <table:table-cell table:style-name="Tabell18.A1" office:value-type="string">
            <text:p text:style-name="P121">count</text:p>
          </table:table-cell>
          <table:table-cell table:style-name="Tabell18.A1" office:value-type="string">
            <text:p text:style-name="P121">mean</text:p>
          </table:table-cell>
          <table:table-cell table:style-name="Tabell18.A1" office:value-type="string">
            <text:p text:style-name="P121">std</text:p>
          </table:table-cell>
          <table:table-cell table:style-name="Tabell18.A1" office:value-type="string">
            <text:p text:style-name="P121">min</text:p>
          </table:table-cell>
          <table:table-cell table:style-name="Tabell18.A1" office:value-type="string">
            <text:p text:style-name="P121">max</text:p>
          </table:table-cell>
        </table:table-row>
        <table:table-row table:style-name="TableLine94391172727328">
          <table:table-cell table:style-name="Tabell18.A1" office:value-type="string">
            <text:p text:style-name="P82">MAC000150</text:p>
          </table:table-cell>
          <table:table-cell table:style-name="Tabell18.A1" office:value-type="string">
            <text:p text:style-name="P58">ACORN-E</text:p>
            <text:p text:style-name="P41"/>
          </table:table-cell>
          <table:table-cell table:style-name="Tabell18.A1" office:value-type="string">
            <text:p text:style-name="P119">Affluent</text:p>
          </table:table-cell>
          <table:table-cell table:style-name="Tabell18.A1" office:value-type="string">
            <text:p text:style-name="P126">397<text:span text:style-name="T17">19</text:span></text:p>
          </table:table-cell>
          <table:table-cell table:style-name="Tabell18.A1" office:value-type="string">
            <text:p text:style-name="P126">0.203399</text:p>
          </table:table-cell>
          <table:table-cell table:style-name="Tabell18.A1" office:value-type="string">
            <text:p text:style-name="P126">0.232033</text:p>
          </table:table-cell>
          <table:table-cell table:style-name="Tabell18.A1" office:value-type="string">
            <text:p text:style-name="P126">0.040000</text:p>
          </table:table-cell>
          <table:table-cell table:style-name="Tabell18.A1" office:value-type="string">
            <text:p text:style-name="P126">2.631000</text:p>
          </table:table-cell>
        </table:table-row>
        <table:table-row table:style-name="TableLine94391172728688">
          <table:table-cell table:style-name="Tabell18.A1" office:value-type="string">
            <text:p text:style-name="P82">MAC000152</text:p>
          </table:table-cell>
          <table:table-cell table:style-name="Tabell18.A1" office:value-type="string">
            <text:p text:style-name="P59">ACORN-E</text:p>
            <text:p text:style-name="P42"/>
          </table:table-cell>
          <table:table-cell table:style-name="Tabell18.A1" office:value-type="string">
            <text:p text:style-name="P119">Affluent</text:p>
          </table:table-cell>
          <table:table-cell table:style-name="Tabell18.A1" office:value-type="string">
            <text:p text:style-name="P126">3971<text:span text:style-name="T17">8</text:span></text:p>
          </table:table-cell>
          <table:table-cell table:style-name="Tabell18.A1" office:value-type="string">
            <text:p text:style-name="P126">0.194134</text:p>
          </table:table-cell>
          <table:table-cell table:style-name="Tabell18.A1" office:value-type="string">
            <text:p text:style-name="P126">0.232523</text:p>
          </table:table-cell>
          <table:table-cell table:style-name="Tabell18.A1" office:value-type="string">
            <text:p text:style-name="P126">0.017000</text:p>
          </table:table-cell>
          <table:table-cell table:style-name="Tabell18.A1" office:value-type="string">
            <text:p text:style-name="P126">2.925000</text:p>
          </table:table-cell>
        </table:table-row>
        <table:table-row table:style-name="TableLine94391172730352">
          <table:table-cell table:style-name="Tabell18.A1" office:value-type="string">
            <text:p text:style-name="P82">MAC000153</text:p>
          </table:table-cell>
          <table:table-cell table:style-name="Tabell18.A1" office:value-type="string">
            <text:p text:style-name="P59">ACORN-E</text:p>
            <text:p text:style-name="P42"/>
          </table:table-cell>
          <table:table-cell table:style-name="Tabell18.A1" office:value-type="string">
            <text:p text:style-name="P119">Affluent</text:p>
          </table:table-cell>
          <table:table-cell table:style-name="Tabell18.A1" office:value-type="string">
            <text:p text:style-name="P126">3971<text:span text:style-name="T17">3</text:span></text:p>
          </table:table-cell>
          <table:table-cell table:style-name="Tabell18.A1" office:value-type="string">
            <text:p text:style-name="P126">0.641019</text:p>
          </table:table-cell>
          <table:table-cell table:style-name="Tabell18.A1" office:value-type="string">
            <text:p text:style-name="P126">0.611049</text:p>
          </table:table-cell>
          <table:table-cell table:style-name="Tabell18.A1" office:value-type="string">
            <text:p text:style-name="P126">0.019000</text:p>
          </table:table-cell>
          <table:table-cell table:style-name="Tabell18.A1" office:value-type="string">
            <text:p text:style-name="P126">4.499000</text:p>
          </table:table-cell>
        </table:table-row>
        <table:table-row table:style-name="TableLine94391172731952">
          <table:table-cell table:style-name="Tabell18.A1" office:value-type="string">
            <text:p text:style-name="P82">MAC000165</text:p>
          </table:table-cell>
          <table:table-cell table:style-name="Tabell18.A1" office:value-type="string">
            <text:p text:style-name="P60">ACORN-E</text:p>
            <text:p text:style-name="P43"/>
          </table:table-cell>
          <table:table-cell table:style-name="Tabell18.A1" office:value-type="string">
            <text:p text:style-name="P119">Affluent</text:p>
          </table:table-cell>
          <table:table-cell table:style-name="Tabell18.A1" office:value-type="string">
            <text:p text:style-name="P126">3967<text:span text:style-name="T17">0</text:span></text:p>
          </table:table-cell>
          <table:table-cell table:style-name="Tabell18.A1" office:value-type="string">
            <text:p text:style-name="P126">0.220068</text:p>
          </table:table-cell>
          <table:table-cell table:style-name="Tabell18.A1" office:value-type="string">
            <text:p text:style-name="P126">0.168241</text:p>
          </table:table-cell>
          <table:table-cell table:style-name="Tabell18.A1" office:value-type="string">
            <text:p text:style-name="P126">0.008000</text:p>
          </table:table-cell>
          <table:table-cell table:style-name="Tabell18.A1" office:value-type="string">
            <text:p text:style-name="P126">1.332000</text:p>
          </table:table-cell>
        </table:table-row>
        <table:table-row table:style-name="TableLine94391172733584">
          <table:table-cell table:style-name="Tabell18.A1" office:value-type="string">
            <text:p text:style-name="P82">MAC000169</text:p>
          </table:table-cell>
          <table:table-cell table:style-name="Tabell18.A1" office:value-type="string">
            <text:p text:style-name="P60">ACORN-E</text:p>
            <text:p text:style-name="P43"/>
          </table:table-cell>
          <table:table-cell table:style-name="Tabell18.A1" office:value-type="string">
            <text:p text:style-name="P119">Affluent</text:p>
          </table:table-cell>
          <table:table-cell table:style-name="Tabell18.A1" office:value-type="string">
            <text:p text:style-name="P127">3966<text:span text:style-name="T17">6</text:span></text:p>
          </table:table-cell>
          <table:table-cell table:style-name="Tabell18.A1" office:value-type="string">
            <text:p text:style-name="P127">0.141105</text:p>
          </table:table-cell>
          <table:table-cell table:style-name="Tabell18.A1" office:value-type="string">
            <text:p text:style-name="P128">0.130110</text:p>
          </table:table-cell>
          <table:table-cell table:style-name="Tabell18.A1" office:value-type="string">
            <text:p text:style-name="P128">0.023000</text:p>
          </table:table-cell>
          <table:table-cell table:style-name="Tabell18.A1" office:value-type="string">
            <text:p text:style-name="P128">1.628000</text:p>
          </table:table-cell>
        </table:table-row>
        <table:table-row table:style-name="Tabell18.7">
          <table:table-cell table:style-name="Tabell18.A1" office:value-type="string">
            <text:p text:style-name="P82">MAC000168</text:p>
          </table:table-cell>
          <table:table-cell table:style-name="Tabell18.A1" office:value-type="string">
            <text:p text:style-name="P60">ACORN-E</text:p>
            <text:p text:style-name="P43"/>
          </table:table-cell>
          <table:table-cell table:style-name="Tabell18.A1" office:value-type="string">
            <text:p text:style-name="P119">Affluent</text:p>
          </table:table-cell>
          <table:table-cell table:style-name="Tabell18.A1" office:value-type="string">
            <text:p text:style-name="P128">3964<text:span text:style-name="T17">7</text:span></text:p>
          </table:table-cell>
          <table:table-cell table:style-name="Tabell18.A1" office:value-type="string">
            <text:p text:style-name="P128">0.041798</text:p>
          </table:table-cell>
          <table:table-cell table:style-name="Tabell18.A1" office:value-type="string">
            <text:p text:style-name="P128">0.083135</text:p>
          </table:table-cell>
          <table:table-cell table:style-name="Tabell18.A1" office:value-type="string">
            <text:p text:style-name="P128">0</text:p>
          </table:table-cell>
          <table:table-cell table:style-name="Tabell18.A1" office:value-type="string">
            <text:p text:style-name="P128">1.185000</text:p>
          </table:table-cell>
        </table:table-row>
        <table:table-row table:style-name="TableLine94391172736640">
          <table:table-cell table:style-name="Tabell18.A1" office:value-type="string">
            <text:p text:style-name="P82">MAC000159</text:p>
          </table:table-cell>
          <table:table-cell table:style-name="Tabell18.A1" office:value-type="string">
            <text:p text:style-name="P60">ACORN-E</text:p>
            <text:p text:style-name="P43"/>
          </table:table-cell>
          <table:table-cell table:style-name="Tabell18.A1" office:value-type="string">
            <text:p text:style-name="P119">Affluent</text:p>
          </table:table-cell>
          <table:table-cell table:style-name="Tabell18.A1" office:value-type="string">
            <text:p text:style-name="P128">3964<text:span text:style-name="T17">5</text:span></text:p>
          </table:table-cell>
          <table:table-cell table:style-name="Tabell18.A1" office:value-type="string">
            <text:p text:style-name="P128">0.217656</text:p>
          </table:table-cell>
          <table:table-cell table:style-name="Tabell18.A1" office:value-type="string">
            <text:p text:style-name="P128">0.161207</text:p>
          </table:table-cell>
          <table:table-cell table:style-name="Tabell18.A1" office:value-type="string">
            <text:p text:style-name="P128">0.054000</text:p>
          </table:table-cell>
          <table:table-cell table:style-name="Tabell18.A1" office:value-type="string">
            <text:p text:style-name="P128">1.675000</text:p>
          </table:table-cell>
        </table:table-row>
        <table:table-row table:style-name="TableLine94391172738192">
          <table:table-cell table:style-name="Tabell18.A1" office:value-type="string">
            <text:p text:style-name="P82">MAC000173</text:p>
          </table:table-cell>
          <table:table-cell table:style-name="Tabell18.A1" office:value-type="string">
            <text:p text:style-name="P60">ACORN-E</text:p>
            <text:p text:style-name="P43"/>
          </table:table-cell>
          <table:table-cell table:style-name="Tabell18.A1" office:value-type="string">
            <text:p text:style-name="P119">Affluent</text:p>
          </table:table-cell>
          <table:table-cell table:style-name="Tabell18.A1" office:value-type="string">
            <text:p text:style-name="P128">3961<text:span text:style-name="T17">8</text:span></text:p>
          </table:table-cell>
          <table:table-cell table:style-name="Tabell18.A1" office:value-type="string">
            <text:p text:style-name="P128">0.121493</text:p>
          </table:table-cell>
          <table:table-cell table:style-name="Tabell18.A1" office:value-type="string">
            <text:p text:style-name="P128">0.1109103</text:p>
          </table:table-cell>
          <table:table-cell table:style-name="Tabell18.A1" office:value-type="string">
            <text:p text:style-name="P128">0.015000</text:p>
          </table:table-cell>
          <table:table-cell table:style-name="Tabell18.A1" office:value-type="string">
            <text:p text:style-name="P128">1.111000</text:p>
          </table:table-cell>
        </table:table-row>
        <table:table-row table:style-name="TableLine94391172740576">
          <table:table-cell table:style-name="Tabell18.A1" office:value-type="string">
            <text:p text:style-name="P82">MAC000179</text:p>
          </table:table-cell>
          <table:table-cell table:style-name="Tabell18.A1" office:value-type="string">
            <text:p text:style-name="P60">ACORN-E</text:p>
            <text:p text:style-name="P43"/>
          </table:table-cell>
          <table:table-cell table:style-name="Tabell18.A1" office:value-type="string">
            <text:p text:style-name="P119">Affluent</text:p>
          </table:table-cell>
          <table:table-cell table:style-name="Tabell18.A1" office:value-type="string">
            <text:p text:style-name="P128">395<text:span text:style-name="T17">79</text:span></text:p>
          </table:table-cell>
          <table:table-cell table:style-name="Tabell18.A1" office:value-type="string">
            <text:p text:style-name="P128">0.156451</text:p>
          </table:table-cell>
          <table:table-cell table:style-name="Tabell18.A1" office:value-type="string">
            <text:p text:style-name="P128">0.146481</text:p>
          </table:table-cell>
          <table:table-cell table:style-name="Tabell18.A1" office:value-type="string">
            <text:p text:style-name="P128">0.025000</text:p>
          </table:table-cell>
          <table:table-cell table:style-name="Tabell18.A1" office:value-type="string">
            <text:p text:style-name="P128">1.793000</text:p>
          </table:table-cell>
        </table:table-row>
        <table:table-row table:style-name="TableLine94391172742176">
          <table:table-cell table:style-name="Tabell18.A1" office:value-type="string">
            <text:p text:style-name="P82">MAC000181</text:p>
          </table:table-cell>
          <table:table-cell table:style-name="Tabell18.A1" office:value-type="string">
            <text:p text:style-name="P61">ACORN-E</text:p>
            <text:p text:style-name="P44"/>
          </table:table-cell>
          <table:table-cell table:style-name="Tabell18.A1" office:value-type="string">
            <text:p text:style-name="P119">Affluent</text:p>
          </table:table-cell>
          <table:table-cell table:style-name="Tabell18.A1" office:value-type="string">
            <text:p text:style-name="P126">3957<text:span text:style-name="T17">7</text:span></text:p>
          </table:table-cell>
          <table:table-cell table:style-name="Tabell18.A1" office:value-type="string">
            <text:p text:style-name="P126">0.234680</text:p>
          </table:table-cell>
          <table:table-cell table:style-name="Tabell18.A1" office:value-type="string">
            <text:p text:style-name="P126">0.292816</text:p>
          </table:table-cell>
          <table:table-cell table:style-name="Tabell18.A1" office:value-type="string">
            <text:p text:style-name="P126">0.008000</text:p>
          </table:table-cell>
          <table:table-cell table:style-name="Tabell18.A1" office:value-type="string">
            <text:p text:style-name="P126">4.595000</text:p>
          </table:table-cell>
        </table:table-row>
      </table:table>
      <text:p text:style-name="P45"/>
      <text:p text:style-name="P223"><text:span text:style-name="T13">house_info </text:span><text:span text:style-name="T15">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391172744960">
          <table:table-cell table:style-name="Tabell17.A1" office:value-type="string">
            <text:p text:style-name="P81">H<text:span text:style-name="T1">us</text:span></text:p>
          </table:table-cell>
          <table:table-cell table:style-name="Tabell17.A1" office:value-type="string">
            <text:p text:style-name="P119">acorn</text:p>
          </table:table-cell>
          <table:table-cell table:style-name="Tabell17.A1" office:value-type="string">
            <text:p text:style-name="P119">affluency</text:p>
          </table:table-cell>
          <table:table-cell table:style-name="Tabell17.A1" office:value-type="string">
            <text:p text:style-name="P119">count</text:p>
          </table:table-cell>
          <table:table-cell table:style-name="Tabell17.A1" office:value-type="string">
            <text:p text:style-name="P119">mean</text:p>
          </table:table-cell>
          <table:table-cell table:style-name="Tabell17.A1" office:value-type="string">
            <text:p text:style-name="P119">std</text:p>
          </table:table-cell>
          <table:table-cell table:style-name="Tabell17.A1" office:value-type="string">
            <text:p text:style-name="P119">min</text:p>
          </table:table-cell>
          <table:table-cell table:style-name="Tabell17.A1" office:value-type="string">
            <text:p text:style-name="P119">max</text:p>
          </table:table-cell>
        </table:table-row>
        <table:table-row table:style-name="TableLine94391172811248">
          <table:table-cell table:style-name="Tabell17.A1" office:value-type="string">
            <text:p text:style-name="P81">MAC000150</text:p>
          </table:table-cell>
          <table:table-cell table:style-name="Tabell17.A1" office:value-type="string">
            <text:p text:style-name="P58">ACORN-E</text:p>
            <text:p text:style-name="P41"/>
          </table:table-cell>
          <table:table-cell table:style-name="Tabell17.A1" office:value-type="string">
            <text:p text:style-name="P119">Affluent</text:p>
          </table:table-cell>
          <table:table-cell table:style-name="Tabell17.A1" office:value-type="string">
            <text:p text:style-name="P119">1986<text:span text:style-name="T17">3</text:span></text:p>
          </table:table-cell>
          <table:table-cell table:style-name="Tabell17.A1" office:value-type="string">
            <text:p text:style-name="P119">0.406727</text:p>
          </table:table-cell>
          <table:table-cell table:style-name="Tabell17.A1" office:value-type="string">
            <text:p text:style-name="P119">0.422297</text:p>
          </table:table-cell>
          <table:table-cell table:style-name="Tabell17.A1" office:value-type="string">
            <text:p text:style-name="P119">0.064000</text:p>
          </table:table-cell>
          <table:table-cell table:style-name="Tabell17.A1" office:value-type="string">
            <text:p text:style-name="P119">4.47000</text:p>
          </table:table-cell>
        </table:table-row>
        <table:table-row table:style-name="TableLine94391172812608">
          <table:table-cell table:style-name="Tabell17.A1" office:value-type="string">
            <text:p text:style-name="P81">MAC000152</text:p>
          </table:table-cell>
          <table:table-cell table:style-name="Tabell17.A1" office:value-type="string">
            <text:p text:style-name="P59">ACORN-E</text:p>
            <text:p text:style-name="P42"/>
          </table:table-cell>
          <table:table-cell table:style-name="Tabell17.A1" office:value-type="string">
            <text:p text:style-name="P119">Affluent</text:p>
          </table:table-cell>
          <table:table-cell table:style-name="Tabell17.A1" office:value-type="string">
            <text:p text:style-name="P119">1986<text:span text:style-name="T17">1</text:span></text:p>
          </table:table-cell>
          <table:table-cell table:style-name="Tabell17.A1" office:value-type="string">
            <text:p text:style-name="P119">0.388229</text:p>
          </table:table-cell>
          <table:table-cell table:style-name="Tabell17.A1" office:value-type="string">
            <text:p text:style-name="P119">0.422888</text:p>
          </table:table-cell>
          <table:table-cell table:style-name="Tabell17.A1" office:value-type="string">
            <text:p text:style-name="P119">0.035000</text:p>
          </table:table-cell>
          <table:table-cell table:style-name="Tabell17.A1" office:value-type="string">
            <text:p text:style-name="P119">4.855000</text:p>
          </table:table-cell>
        </table:table-row>
        <table:table-row table:style-name="TableLine94391172814000">
          <table:table-cell table:style-name="Tabell17.A1" office:value-type="string">
            <text:p text:style-name="P81">MAC000153</text:p>
          </table:table-cell>
          <table:table-cell table:style-name="Tabell17.A1" office:value-type="string">
            <text:p text:style-name="P59">ACORN-E</text:p>
            <text:p text:style-name="P42"/>
          </table:table-cell>
          <table:table-cell table:style-name="Tabell17.A1" office:value-type="string">
            <text:p text:style-name="P119">Affluent</text:p>
          </table:table-cell>
          <table:table-cell table:style-name="Tabell17.A1" office:value-type="string">
            <text:p text:style-name="P120">1986<text:span text:style-name="T17">1</text:span></text:p>
          </table:table-cell>
          <table:table-cell table:style-name="Tabell17.A1" office:value-type="string">
            <text:p text:style-name="P123">1.281748</text:p>
          </table:table-cell>
          <table:table-cell table:style-name="Tabell17.A1" office:value-type="string">
            <text:p text:style-name="P123">1.149735</text:p>
          </table:table-cell>
          <table:table-cell table:style-name="Tabell17.A1" office:value-type="string">
            <text:p text:style-name="P123">0</text:p>
          </table:table-cell>
          <table:table-cell table:style-name="Tabell17.A1" office:value-type="string">
            <text:p text:style-name="P122">7.777000</text:p>
          </table:table-cell>
        </table:table-row>
        <table:table-row table:style-name="TableLine94391172815600">
          <table:table-cell table:style-name="Tabell17.A1" office:value-type="string">
            <text:p text:style-name="P81">MAC000165</text:p>
          </table:table-cell>
          <table:table-cell table:style-name="Tabell17.A1" office:value-type="string">
            <text:p text:style-name="P60">ACORN-E</text:p>
            <text:p text:style-name="P43"/>
          </table:table-cell>
          <table:table-cell table:style-name="Tabell17.A1" office:value-type="string">
            <text:p text:style-name="P119">Affluent</text:p>
          </table:table-cell>
          <table:table-cell table:style-name="Tabell17.A1" office:value-type="string">
            <text:p text:style-name="P123">1983<text:span text:style-name="T17">7</text:span></text:p>
          </table:table-cell>
          <table:table-cell table:style-name="Tabell17.A1" office:value-type="string">
            <text:p text:style-name="P123">0.440092</text:p>
          </table:table-cell>
          <table:table-cell table:style-name="Tabell17.A1" office:value-type="string">
            <text:p text:style-name="P123">0.314435</text:p>
          </table:table-cell>
          <table:table-cell table:style-name="Tabell17.A1" office:value-type="string">
            <text:p text:style-name="P123">0.017000</text:p>
          </table:table-cell>
          <table:table-cell table:style-name="Tabell17.A1" office:value-type="string">
            <text:p text:style-name="P123">2.418000</text:p>
          </table:table-cell>
        </table:table-row>
        <table:table-row table:style-name="TableLine94391172817232">
          <table:table-cell table:style-name="Tabell17.A1" office:value-type="string">
            <text:p text:style-name="P81">MAC000169</text:p>
          </table:table-cell>
          <table:table-cell table:style-name="Tabell17.A1" office:value-type="string">
            <text:p text:style-name="P60">ACORN-E</text:p>
            <text:p text:style-name="P43"/>
          </table:table-cell>
          <table:table-cell table:style-name="Tabell17.A1" office:value-type="string">
            <text:p text:style-name="P119">Affluent</text:p>
          </table:table-cell>
          <table:table-cell table:style-name="Tabell17.A1" office:value-type="string">
            <text:p text:style-name="P123">1983<text:span text:style-name="T17">6</text:span></text:p>
          </table:table-cell>
          <table:table-cell table:style-name="Tabell17.A1" office:value-type="string">
            <text:p text:style-name="P123">0.282168</text:p>
          </table:table-cell>
          <table:table-cell table:style-name="Tabell17.A1" office:value-type="string">
            <text:p text:style-name="P123">0.242763</text:p>
          </table:table-cell>
          <table:table-cell table:style-name="Tabell17.A1" office:value-type="string">
            <text:p text:style-name="P123">0.057000</text:p>
          </table:table-cell>
          <table:table-cell table:style-name="Tabell17.A1" office:value-type="string">
            <text:p text:style-name="P123">3.183000</text:p>
          </table:table-cell>
        </table:table-row>
        <table:table-row table:style-name="TableLine94391172818736">
          <table:table-cell table:style-name="Tabell17.A1" office:value-type="string">
            <text:p text:style-name="P81">MAC000168</text:p>
          </table:table-cell>
          <table:table-cell table:style-name="Tabell17.A1" office:value-type="string">
            <text:p text:style-name="P60">ACORN-E</text:p>
            <text:p text:style-name="P43"/>
          </table:table-cell>
          <table:table-cell table:style-name="Tabell17.A1" office:value-type="string">
            <text:p text:style-name="P119">Affluent</text:p>
          </table:table-cell>
          <table:table-cell table:style-name="Tabell17.A1" office:value-type="string">
            <text:p text:style-name="P124">1983<text:span text:style-name="T17">6</text:span></text:p>
          </table:table-cell>
          <table:table-cell table:style-name="Tabell17.A1" office:value-type="string">
            <text:p text:style-name="P124">0.083542</text:p>
          </table:table-cell>
          <table:table-cell table:style-name="Tabell17.A1" office:value-type="string">
            <text:p text:style-name="P124">0.149434</text:p>
          </table:table-cell>
          <table:table-cell table:style-name="Tabell17.A1" office:value-type="string">
            <text:p text:style-name="P124">0</text:p>
          </table:table-cell>
          <table:table-cell table:style-name="Tabell17.A1" office:value-type="string">
            <text:p text:style-name="P124">2.358000</text:p>
          </table:table-cell>
        </table:table-row>
        <table:table-row table:style-name="TableLine94391172820288">
          <table:table-cell table:style-name="Tabell17.A1" office:value-type="string">
            <text:p text:style-name="P81">MAC000159</text:p>
          </table:table-cell>
          <table:table-cell table:style-name="Tabell17.A1" office:value-type="string">
            <text:p text:style-name="P60">ACORN-E</text:p>
            <text:p text:style-name="P43"/>
          </table:table-cell>
          <table:table-cell table:style-name="Tabell17.A1" office:value-type="string">
            <text:p text:style-name="P119">Affluent</text:p>
          </table:table-cell>
          <table:table-cell table:style-name="Tabell17.A1" office:value-type="string">
            <text:p text:style-name="P124">198<text:span text:style-name="T17">39</text:span></text:p>
          </table:table-cell>
          <table:table-cell table:style-name="Tabell17.A1" office:value-type="string">
            <text:p text:style-name="P124">0.434949</text:p>
          </table:table-cell>
          <table:table-cell table:style-name="Tabell17.A1" office:value-type="string">
            <text:p text:style-name="P124">0.303128</text:p>
          </table:table-cell>
          <table:table-cell table:style-name="Tabell17.A1" office:value-type="string">
            <text:p text:style-name="P124">0.173000</text:p>
          </table:table-cell>
          <table:table-cell table:style-name="Tabell17.A1" office:value-type="string">
            <text:p text:style-name="P124">2.294000</text:p>
          </table:table-cell>
        </table:table-row>
        <table:table-row table:style-name="TableLine94391172821840">
          <table:table-cell table:style-name="Tabell17.A1" office:value-type="string">
            <text:p text:style-name="P81">MAC000173</text:p>
          </table:table-cell>
          <table:table-cell table:style-name="Tabell17.A1" office:value-type="string">
            <text:p text:style-name="P60">ACORN-E</text:p>
            <text:p text:style-name="P43"/>
          </table:table-cell>
          <table:table-cell table:style-name="Tabell17.A1" office:value-type="string">
            <text:p text:style-name="P119">Affluent</text:p>
          </table:table-cell>
          <table:table-cell table:style-name="Tabell17.A1" office:value-type="string">
            <text:p text:style-name="P124">1981<text:span text:style-name="T17">4</text:span></text:p>
          </table:table-cell>
          <table:table-cell table:style-name="Tabell17.A1" office:value-type="string">
            <text:p text:style-name="P124">0.242924</text:p>
          </table:table-cell>
          <table:table-cell table:style-name="Tabell17.A1" office:value-type="string">
            <text:p text:style-name="P124">0.191626</text:p>
          </table:table-cell>
          <table:table-cell table:style-name="Tabell17.A1" office:value-type="string">
            <text:p text:style-name="P124">0.051000</text:p>
          </table:table-cell>
          <table:table-cell table:style-name="Tabell17.A1" office:value-type="string">
            <text:p text:style-name="P124">1.579000</text:p>
          </table:table-cell>
        </table:table-row>
        <table:table-row table:style-name="TableLine94391172824304">
          <table:table-cell table:style-name="Tabell17.A1" office:value-type="string">
            <text:p text:style-name="P81">MAC000179</text:p>
          </table:table-cell>
          <table:table-cell table:style-name="Tabell17.A1" office:value-type="string">
            <text:p text:style-name="P60">ACORN-E</text:p>
            <text:p text:style-name="P43"/>
          </table:table-cell>
          <table:table-cell table:style-name="Tabell17.A1" office:value-type="string">
            <text:p text:style-name="P119">Affluent</text:p>
          </table:table-cell>
          <table:table-cell table:style-name="Tabell17.A1" office:value-type="string">
            <text:p text:style-name="P124">1979<text:span text:style-name="T17">1</text:span></text:p>
          </table:table-cell>
          <table:table-cell table:style-name="Tabell17.A1" office:value-type="string">
            <text:p text:style-name="P124">0.312878</text:p>
          </table:table-cell>
          <table:table-cell table:style-name="Tabell17.A1" office:value-type="string">
            <text:p text:style-name="P124">0.269956</text:p>
          </table:table-cell>
          <table:table-cell table:style-name="Tabell17.A1" office:value-type="string">
            <text:p text:style-name="P124">0.052000</text:p>
          </table:table-cell>
          <table:table-cell table:style-name="Tabell17.A1" office:value-type="string">
            <text:p text:style-name="P124">2.905000</text:p>
          </table:table-cell>
        </table:table-row>
        <table:table-row table:style-name="TableLine94391172825904">
          <table:table-cell table:style-name="Tabell17.A1" office:value-type="string">
            <text:p text:style-name="P81">MAC000181</text:p>
          </table:table-cell>
          <table:table-cell table:style-name="Tabell17.A1" office:value-type="string">
            <text:p text:style-name="P61">ACORN-E</text:p>
            <text:p text:style-name="P44"/>
          </table:table-cell>
          <table:table-cell table:style-name="Tabell17.A1" office:value-type="string">
            <text:p text:style-name="P119">Affluent</text:p>
          </table:table-cell>
          <table:table-cell table:style-name="Tabell17.A1" office:value-type="string">
            <text:p text:style-name="P125">1979<text:span text:style-name="T17">1</text:span></text:p>
          </table:table-cell>
          <table:table-cell table:style-name="Tabell17.A1" office:value-type="string">
            <text:p text:style-name="P125">0.469301</text:p>
          </table:table-cell>
          <table:table-cell table:style-name="Tabell17.A1" office:value-type="string">
            <text:p text:style-name="P125">0.55233</text:p>
          </table:table-cell>
          <table:table-cell table:style-name="Tabell17.A1" office:value-type="string">
            <text:p text:style-name="P125">0.031000</text:p>
          </table:table-cell>
          <table:table-cell table:style-name="Tabell17.A1" office:value-type="string">
            <text:p text:style-name="P124">6.656000</text:p>
          </table:table-cell>
        </table:table-row>
      </table:table>
      <text:p text:style-name="P40"/>
      <text:p text:style-name="P222">Unless otherwise stated mse loss function, <text:span text:style-name="T7">and timelag input, 24h <text:s/></text:span><text:span text:style-name="T18">(24*2 hh)</text:span><text:span text:style-name="T7">lag.</text:span></text:p>
      <text:p text:style-name="P220">Baseline</text:p>
      <text:p text:style-name="P221">(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391172830432">
          <table:table-cell table:style-name="linearmodel.A1" office:value-type="string">
            <text:p text:style-name="P69">H<text:span text:style-name="T1">us</text:span></text:p>
          </table:table-cell>
          <table:table-cell table:style-name="linearmodel.A1" office:value-type="string">
            <text:p text:style-name="P84">MSE</text:p>
          </table:table-cell>
          <table:table-cell table:style-name="linearmodel.A1" office:value-type="string">
            <text:p text:style-name="P69">RMSE</text:p>
          </table:table-cell>
          <table:table-cell table:style-name="linearmodel.A1" office:value-type="string">
            <text:p text:style-name="P69">MAE</text:p>
          </table:table-cell>
          <table:table-cell table:style-name="linearmodel.A1" office:value-type="string">
            <text:p text:style-name="P69">MAPE (%)</text:p>
          </table:table-cell>
          <table:table-cell table:style-name="linearmodel.A1" office:value-type="string">
            <text:p text:style-name="P84">merknader</text:p>
          </table:table-cell>
        </table:table-row>
        <table:table-row table:style-name="TableLine94391172870928">
          <table:table-cell table:style-name="linearmodel.A1" office:value-type="string">
            <text:p text:style-name="P69">MAC000150</text:p>
          </table:table-cell>
          <table:table-cell table:style-name="linearmodel.A1" office:value-type="string">
            <text:p text:style-name="P129">0.0060</text:p>
          </table:table-cell>
          <table:table-cell table:style-name="linearmodel.A1" office:value-type="string">
            <text:p text:style-name="P129">0.0778</text:p>
          </table:table-cell>
          <table:table-cell table:style-name="linearmodel.A1" office:value-type="string">
            <text:p text:style-name="P129">0.0394</text:p>
          </table:table-cell>
          <table:table-cell table:style-name="linearmodel.A1" office:value-type="string">
            <text:p text:style-name="P129">43.18</text:p>
          </table:table-cell>
          <table:table-cell table:style-name="linearmodel.A1" office:value-type="string">
            <text:p text:style-name="P69"/>
          </table:table-cell>
        </table:table-row>
        <table:table-row table:style-name="TableLine94391172872064">
          <table:table-cell table:style-name="linearmodel.A1" office:value-type="string">
            <text:p text:style-name="P69">MAC000152</text:p>
          </table:table-cell>
          <table:table-cell table:style-name="linearmodel.A1" office:value-type="string">
            <text:p text:style-name="P129">0.0833</text:p>
          </table:table-cell>
          <table:table-cell table:style-name="linearmodel.A1" office:value-type="string">
            <text:p text:style-name="P129">0.0833</text:p>
          </table:table-cell>
          <table:table-cell table:style-name="linearmodel.A1" office:value-type="string">
            <text:p text:style-name="P129">0.0402</text:p>
          </table:table-cell>
          <table:table-cell table:style-name="linearmodel.A1" office:value-type="string">
            <text:p text:style-name="P129">59.26</text:p>
          </table:table-cell>
          <table:table-cell table:style-name="linearmodel.A1" office:value-type="string">
            <text:p text:style-name="P91"/>
          </table:table-cell>
        </table:table-row>
        <table:table-row table:style-name="TableLine94391172873232">
          <table:table-cell table:style-name="linearmodel.A1" office:value-type="string">
            <text:p text:style-name="P69">MAC000153</text:p>
          </table:table-cell>
          <table:table-cell table:style-name="linearmodel.A1" office:value-type="string">
            <text:p text:style-name="P129">0.0078</text:p>
          </table:table-cell>
          <table:table-cell table:style-name="linearmodel.A1" office:value-type="string">
            <text:p text:style-name="P129">0.0888</text:p>
          </table:table-cell>
          <table:table-cell table:style-name="linearmodel.A1" office:value-type="string">
            <text:p text:style-name="P129">0.0491</text:p>
          </table:table-cell>
          <table:table-cell table:style-name="linearmodel.A1" office:value-type="string">
            <text:p text:style-name="P129">40.27</text:p>
          </table:table-cell>
          <table:table-cell table:style-name="linearmodel.A1" office:value-type="string">
            <text:p text:style-name="P91"/>
          </table:table-cell>
        </table:table-row>
        <table:table-row table:style-name="TableLine94391172874608">
          <table:table-cell table:style-name="linearmodel.A1" office:value-type="string">
            <text:p text:style-name="P69">MAC000165</text:p>
          </table:table-cell>
          <table:table-cell table:style-name="linearmodel.A1" office:value-type="string">
            <text:p text:style-name="P129">0.0077</text:p>
          </table:table-cell>
          <table:table-cell table:style-name="linearmodel.A1" office:value-type="string">
            <text:p text:style-name="P129">0.0879</text:p>
          </table:table-cell>
          <table:table-cell table:style-name="linearmodel.A1" office:value-type="string">
            <text:p text:style-name="P129">0.0461</text:p>
          </table:table-cell>
          <table:table-cell table:style-name="linearmodel.A1" office:value-type="string">
            <text:p text:style-name="P129">22.55</text:p>
          </table:table-cell>
          <table:table-cell table:style-name="linearmodel.A1" office:value-type="string">
            <text:p text:style-name="P84"/>
          </table:table-cell>
        </table:table-row>
        <table:table-row table:style-name="TableLine94391172876016">
          <table:table-cell table:style-name="linearmodel.A1" office:value-type="string">
            <text:p text:style-name="P69">MAC000169</text:p>
          </table:table-cell>
          <table:table-cell table:style-name="linearmodel.A1" office:value-type="string">
            <text:p text:style-name="P129">0.0044</text:p>
          </table:table-cell>
          <table:table-cell table:style-name="linearmodel.A1" office:value-type="string">
            <text:p text:style-name="P129">0.0667</text:p>
          </table:table-cell>
          <table:table-cell table:style-name="linearmodel.A1" office:value-type="string">
            <text:p text:style-name="P129">0.0314</text:p>
          </table:table-cell>
          <table:table-cell table:style-name="linearmodel.A1" office:value-type="string">
            <text:p text:style-name="P129">37.60</text:p>
          </table:table-cell>
          <table:table-cell table:style-name="linearmodel.A1" office:value-type="string">
            <text:p text:style-name="P84"/>
          </table:table-cell>
        </table:table-row>
        <table:table-row table:style-name="TableLine94391172877296">
          <table:table-cell table:style-name="linearmodel.A1" office:value-type="string">
            <text:p text:style-name="P69">MAC000168</text:p>
          </table:table-cell>
          <table:table-cell table:style-name="linearmodel.A1" office:value-type="string">
            <text:p text:style-name="P130">0.0060</text:p>
          </table:table-cell>
          <table:table-cell table:style-name="linearmodel.A1" office:value-type="string">
            <text:p text:style-name="P130">0.0779</text:p>
          </table:table-cell>
          <table:table-cell table:style-name="linearmodel.A1" office:value-type="string">
            <text:p text:style-name="P130">0.0241</text:p>
          </table:table-cell>
          <table:table-cell table:style-name="linearmodel.A1" office:value-type="string">
            <text:p text:style-name="P130">60.59</text:p>
          </table:table-cell>
          <table:table-cell table:style-name="linearmodel.A1" office:value-type="string">
            <text:p text:style-name="P84">Perioder med veldig lite strømbruk</text:p>
          </table:table-cell>
        </table:table-row>
        <table:table-row table:style-name="TableLine94391172878624">
          <table:table-cell table:style-name="linearmodel.A1" office:value-type="string">
            <text:p text:style-name="P69">MAC000159</text:p>
          </table:table-cell>
          <table:table-cell table:style-name="linearmodel.A1" office:value-type="string">
            <text:p text:style-name="P130">0.0029</text:p>
          </table:table-cell>
          <table:table-cell table:style-name="linearmodel.A1" office:value-type="string">
            <text:p text:style-name="P130">0.0540</text:p>
          </table:table-cell>
          <table:table-cell table:style-name="linearmodel.A1" office:value-type="string">
            <text:p text:style-name="P130">0.0254</text:p>
          </table:table-cell>
          <table:table-cell table:style-name="linearmodel.A1" office:value-type="string">
            <text:p text:style-name="P130">28.56</text:p>
          </table:table-cell>
          <table:table-cell table:style-name="linearmodel.A1" office:value-type="string">
            <text:p text:style-name="P68"/>
          </table:table-cell>
        </table:table-row>
        <table:table-row table:style-name="TableLine94391172879952">
          <table:table-cell table:style-name="linearmodel.A1" office:value-type="string">
            <text:p text:style-name="P69">MAC000173</text:p>
          </table:table-cell>
          <table:table-cell table:style-name="linearmodel.A1" office:value-type="string">
            <text:p text:style-name="P130">0.0090</text:p>
          </table:table-cell>
          <table:table-cell table:style-name="linearmodel.A1" office:value-type="string">
            <text:p text:style-name="P130">0.0950</text:p>
          </table:table-cell>
          <table:table-cell table:style-name="linearmodel.A1" office:value-type="string">
            <text:p text:style-name="P130">0.0548</text:p>
          </table:table-cell>
          <table:table-cell table:style-name="linearmodel.A1" office:value-type="string">
            <text:p text:style-name="P130">47.70</text:p>
          </table:table-cell>
          <table:table-cell table:style-name="linearmodel.A1" office:value-type="string">
            <text:p text:style-name="P68"/>
          </table:table-cell>
        </table:table-row>
        <table:table-row table:style-name="TableLine94391172881200">
          <table:table-cell table:style-name="linearmodel.A1" office:value-type="string">
            <text:p text:style-name="P69">MAC000179</text:p>
          </table:table-cell>
          <table:table-cell table:style-name="linearmodel.A1" office:value-type="string">
            <text:p text:style-name="P131">0.0033</text:p>
          </table:table-cell>
          <table:table-cell table:style-name="linearmodel.A1" office:value-type="string">
            <text:p text:style-name="P131">0.0576</text:p>
          </table:table-cell>
          <table:table-cell table:style-name="linearmodel.A1" office:value-type="string">
            <text:p text:style-name="P84">0.0297</text:p>
          </table:table-cell>
          <table:table-cell table:style-name="linearmodel.A1" office:value-type="string">
            <text:p text:style-name="P131">45.08</text:p>
          </table:table-cell>
          <table:table-cell table:style-name="linearmodel.A1" office:value-type="string">
            <text:p text:style-name="P68"/>
          </table:table-cell>
        </table:table-row>
        <table:table-row table:style-name="TableLine94391172882528">
          <table:table-cell table:style-name="linearmodel.A1" office:value-type="string">
            <text:p text:style-name="P69">MAC000181</text:p>
          </table:table-cell>
          <table:table-cell table:style-name="linearmodel.A1" office:value-type="string">
            <text:p text:style-name="P93">0.0020</text:p>
          </table:table-cell>
          <table:table-cell table:style-name="linearmodel.A1" office:value-type="string">
            <text:p text:style-name="P93">0.0453</text:p>
          </table:table-cell>
          <table:table-cell table:style-name="linearmodel.A1" office:value-type="string">
            <text:p text:style-name="P131">0.0181</text:p>
          </table:table-cell>
          <table:table-cell table:style-name="linearmodel.A1" office:value-type="string">
            <text:p text:style-name="P93">26.07</text:p>
          </table:table-cell>
          <table:table-cell table:style-name="linearmodel.A1" office:value-type="string">
            <text:p text:style-name="P68"/>
          </table:table-cell>
        </table:table-row>
      </table:table>
      <text:p text:style-name="P10"/>
      <text:p text:style-name="P10"/>
      <text:p text:style-name="P36">Regresion results</text:p>
      <text:p text:style-name="P36">Basic x-axis regression (same as timestep regression) flat line:</text:p>
      <text:p text:style-name="P36"/>
      <text:p text:style-name="P37"/>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391172852000">
          <table:table-cell table:style-name="Tabell15.A1" office:value-type="string">
            <text:p text:style-name="P79">H<text:span text:style-name="T1">us</text:span></text:p>
          </table:table-cell>
          <table:table-cell table:style-name="Tabell15.A1" office:value-type="string">
            <text:p text:style-name="P89">MSE</text:p>
          </table:table-cell>
          <table:table-cell table:style-name="Tabell15.A1" office:value-type="string">
            <text:p text:style-name="P79">RMSE</text:p>
          </table:table-cell>
          <table:table-cell table:style-name="Tabell15.A1" office:value-type="string">
            <text:p text:style-name="P79">MAE</text:p>
          </table:table-cell>
          <table:table-cell table:style-name="Tabell15.A1" office:value-type="string">
            <text:p text:style-name="P79">MAPE (%)</text:p>
          </table:table-cell>
        </table:table-row>
        <table:table-row table:style-name="TableLine94391172924160">
          <table:table-cell table:style-name="Tabell15.A1" office:value-type="string">
            <text:p text:style-name="P79">MAC000150</text:p>
          </table:table-cell>
          <table:table-cell table:style-name="Tabell15.A1" office:value-type="string">
            <text:p text:style-name="P131">0.0088</text:p>
          </table:table-cell>
          <table:table-cell table:style-name="Tabell15.A1" office:value-type="string">
            <text:p text:style-name="P131">0.0939</text:p>
          </table:table-cell>
          <table:table-cell table:style-name="Tabell15.A1" office:value-type="string">
            <text:p text:style-name="P131">0.0504</text:p>
          </table:table-cell>
          <table:table-cell table:style-name="Tabell15.A1" office:value-type="string">
            <text:p text:style-name="P131">64.34</text:p>
          </table:table-cell>
        </table:table-row>
        <table:table-row table:style-name="TableLine94391172925024">
          <table:table-cell table:style-name="Tabell15.A1" office:value-type="string">
            <text:p text:style-name="P79">MAC000152</text:p>
          </table:table-cell>
          <table:table-cell table:style-name="Tabell15.A1" office:value-type="string">
            <text:p text:style-name="P131">0.0107</text:p>
          </table:table-cell>
          <table:table-cell table:style-name="Tabell15.A1" office:value-type="string">
            <text:p text:style-name="P131">0.1035</text:p>
          </table:table-cell>
          <table:table-cell table:style-name="Tabell15.A1" office:value-type="string">
            <text:p text:style-name="P131">0.0581</text:p>
          </table:table-cell>
          <table:table-cell table:style-name="Tabell15.A1" office:value-type="string">
            <text:p text:style-name="P131">137.45</text:p>
          </table:table-cell>
        </table:table-row>
        <table:table-row table:style-name="TableLine94391172926080">
          <table:table-cell table:style-name="Tabell15.A1" office:value-type="string">
            <text:p text:style-name="P79">MAC000153</text:p>
          </table:table-cell>
          <table:table-cell table:style-name="Tabell15.A1" office:value-type="string">
            <text:p text:style-name="P131">0.0176</text:p>
          </table:table-cell>
          <table:table-cell table:style-name="Tabell15.A1" office:value-type="string">
            <text:p text:style-name="P131">0.1328</text:p>
          </table:table-cell>
          <table:table-cell table:style-name="Tabell15.A1" office:value-type="string">
            <text:p text:style-name="P131">0.0850</text:p>
          </table:table-cell>
          <table:table-cell table:style-name="Tabell15.A1" office:value-type="string">
            <text:p text:style-name="P131">71.47</text:p>
          </table:table-cell>
        </table:table-row>
        <table:table-row table:style-name="TableLine94391172927344">
          <table:table-cell table:style-name="Tabell15.A1" office:value-type="string">
            <text:p text:style-name="P79">MAC000165</text:p>
          </table:table-cell>
          <table:table-cell table:style-name="Tabell15.A1" office:value-type="string">
            <text:p text:style-name="P132">0.0202</text:p>
          </table:table-cell>
          <table:table-cell table:style-name="Tabell15.A1" office:value-type="string">
            <text:p text:style-name="P132">0.1422</text:p>
          </table:table-cell>
          <table:table-cell table:style-name="Tabell15.A1" office:value-type="string">
            <text:p text:style-name="P132">0.1102</text:p>
          </table:table-cell>
          <table:table-cell table:style-name="Tabell15.A1" office:value-type="string">
            <text:p text:style-name="P132">96.98</text:p>
          </table:table-cell>
        </table:table-row>
        <table:table-row table:style-name="TableLine94391172928640">
          <table:table-cell table:style-name="Tabell15.A1" office:value-type="string">
            <text:p text:style-name="P79">MAC000169</text:p>
          </table:table-cell>
          <table:table-cell table:style-name="Tabell15.A1" office:value-type="string">
            <text:p text:style-name="P132">0.0099</text:p>
          </table:table-cell>
          <table:table-cell table:style-name="Tabell15.A1" office:value-type="string">
            <text:p text:style-name="P132">0.0996</text:p>
          </table:table-cell>
          <table:table-cell table:style-name="Tabell15.A1" office:value-type="string">
            <text:p text:style-name="P132">0.0654</text:p>
          </table:table-cell>
          <table:table-cell table:style-name="Tabell15.A1" office:value-type="string">
            <text:p text:style-name="P132">89.30</text:p>
          </table:table-cell>
        </table:table-row>
        <table:table-row table:style-name="TableLine94391172929808">
          <table:table-cell table:style-name="Tabell15.A1" office:value-type="string">
            <text:p text:style-name="P79">MAC000168</text:p>
          </table:table-cell>
          <table:table-cell table:style-name="Tabell15.A1" office:value-type="string">
            <text:p text:style-name="P132">0.0080</text:p>
          </table:table-cell>
          <table:table-cell table:style-name="Tabell15.A1" office:value-type="string">
            <text:p text:style-name="P132">0.0896</text:p>
          </table:table-cell>
          <table:table-cell table:style-name="Tabell15.A1" office:value-type="string">
            <text:p text:style-name="P132">0.0430</text:p>
          </table:table-cell>
          <table:table-cell table:style-name="Tabell15.A1" office:value-type="string">
            <text:p text:style-name="P132">171.44</text:p>
          </table:table-cell>
        </table:table-row>
        <table:table-row table:style-name="TableLine94391172931024">
          <table:table-cell table:style-name="Tabell15.A1" office:value-type="string">
            <text:p text:style-name="P79">MAC000159</text:p>
          </table:table-cell>
          <table:table-cell table:style-name="Tabell15.A1" office:value-type="string">
            <text:p text:style-name="P132">0.0030</text:p>
          </table:table-cell>
          <table:table-cell table:style-name="Tabell15.A1" office:value-type="string">
            <text:p text:style-name="P132">0.0556</text:p>
          </table:table-cell>
          <table:table-cell table:style-name="Tabell15.A1" office:value-type="string">
            <text:p text:style-name="P132">0.0403</text:p>
          </table:table-cell>
          <table:table-cell table:style-name="Tabell15.A1" office:value-type="string">
            <text:p text:style-name="P132">66.19</text:p>
          </table:table-cell>
        </table:table-row>
        <table:table-row table:style-name="TableLine94391172932240">
          <table:table-cell table:style-name="Tabell15.A1" office:value-type="string">
            <text:p text:style-name="P79">MAC000173</text:p>
          </table:table-cell>
          <table:table-cell table:style-name="Tabell15.A1" office:value-type="string">
            <text:p text:style-name="P132">0.0131</text:p>
          </table:table-cell>
          <table:table-cell table:style-name="Tabell15.A1" office:value-type="string">
            <text:p text:style-name="P132">0.1145</text:p>
          </table:table-cell>
          <table:table-cell table:style-name="Tabell15.A1" office:value-type="string">
            <text:p text:style-name="P132">0.0762</text:p>
          </table:table-cell>
          <table:table-cell table:style-name="Tabell15.A1" office:value-type="string">
            <text:p text:style-name="P132">69.95</text:p>
          </table:table-cell>
        </table:table-row>
        <table:table-row table:style-name="TableLine94391172933376">
          <table:table-cell table:style-name="Tabell15.A1" office:value-type="string">
            <text:p text:style-name="P79">MAC000179</text:p>
          </table:table-cell>
          <table:table-cell table:style-name="Tabell15.A1" office:value-type="string">
            <text:p text:style-name="P132">0.0053</text:p>
          </table:table-cell>
          <table:table-cell table:style-name="Tabell15.A1" office:value-type="string">
            <text:p text:style-name="P132">0.0730</text:p>
          </table:table-cell>
          <table:table-cell table:style-name="Tabell15.A1" office:value-type="string">
            <text:p text:style-name="P132">0.0388</text:p>
          </table:table-cell>
          <table:table-cell table:style-name="Tabell15.A1" office:value-type="string">
            <text:p text:style-name="P132">56.65</text:p>
          </table:table-cell>
        </table:table-row>
        <table:table-row table:style-name="TableLine94391172934592">
          <table:table-cell table:style-name="Tabell15.A1" office:value-type="string">
            <text:p text:style-name="P79">MAC000181</text:p>
          </table:table-cell>
          <table:table-cell table:style-name="Tabell15.A1" office:value-type="string">
            <text:p text:style-name="P132">0.0030</text:p>
          </table:table-cell>
          <table:table-cell table:style-name="Tabell15.A1" office:value-type="string">
            <text:p text:style-name="P132">0.0551</text:p>
          </table:table-cell>
          <table:table-cell table:style-name="Tabell15.A1" office:value-type="string">
            <text:p text:style-name="P132">0.0324</text:p>
          </table:table-cell>
          <table:table-cell table:style-name="Tabell15.A1" office:value-type="string">
            <text:p text:style-name="P132">84.04</text:p>
          </table:table-cell>
        </table:table-row>
      </table:table>
      <text:p text:style-name="P37"/>
      <text:p text:style-name="P36">Autoregression (using multi input with timelags):</text:p>
      <text:p text:style-name="P36"/>
      <text:p text:style-name="P38"/>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391172937264">
          <table:table-cell table:style-name="Tabell16.A1" office:value-type="string">
            <text:p text:style-name="P80">H<text:span text:style-name="T1">us</text:span></text:p>
          </table:table-cell>
          <table:table-cell table:style-name="Tabell16.A1" office:value-type="string">
            <text:p text:style-name="P90">MSE</text:p>
          </table:table-cell>
          <table:table-cell table:style-name="Tabell16.A1" office:value-type="string">
            <text:p text:style-name="P80">RMSE</text:p>
          </table:table-cell>
          <table:table-cell table:style-name="Tabell16.A1" office:value-type="string">
            <text:p text:style-name="P80">MAE</text:p>
          </table:table-cell>
          <table:table-cell table:style-name="Tabell16.A1" office:value-type="string">
            <text:p text:style-name="P80">MAPE (%)</text:p>
          </table:table-cell>
        </table:table-row>
        <table:table-row table:style-name="Tabell16.2">
          <table:table-cell table:style-name="Tabell16.A1" office:value-type="string">
            <text:p text:style-name="P80">MAC000150</text:p>
          </table:table-cell>
          <table:table-cell table:style-name="Tabell16.A1" office:value-type="string">
            <text:p text:style-name="P132">0.0046</text:p>
          </table:table-cell>
          <table:table-cell table:style-name="Tabell16.A1" office:value-type="string">
            <text:p text:style-name="P132">0.0678</text:p>
          </table:table-cell>
          <table:table-cell table:style-name="Tabell16.A1" office:value-type="string">
            <text:p text:style-name="P132">0.0370</text:p>
          </table:table-cell>
          <table:table-cell table:style-name="Tabell16.A1" office:value-type="string">
            <text:p text:style-name="P132">46.95</text:p>
          </table:table-cell>
        </table:table-row>
        <table:table-row table:style-name="TableLine94391172984320">
          <table:table-cell table:style-name="Tabell16.A1" office:value-type="string">
            <text:p text:style-name="P80">MAC000152</text:p>
          </table:table-cell>
          <table:table-cell table:style-name="Tabell16.A1" office:value-type="string">
            <text:p text:style-name="P133">0.0056</text:p>
          </table:table-cell>
          <table:table-cell table:style-name="Tabell16.A1" office:value-type="string">
            <text:p text:style-name="P133">0.0751</text:p>
          </table:table-cell>
          <table:table-cell table:style-name="Tabell16.A1" office:value-type="string">
            <text:p text:style-name="P133">0.0407</text:p>
          </table:table-cell>
          <table:table-cell table:style-name="Tabell16.A1" office:value-type="string">
            <text:p text:style-name="P133">84.19</text:p>
          </table:table-cell>
        </table:table-row>
        <table:table-row table:style-name="TableLine94391172985376">
          <table:table-cell table:style-name="Tabell16.A1" office:value-type="string">
            <text:p text:style-name="P80">MAC000153</text:p>
          </table:table-cell>
          <table:table-cell table:style-name="Tabell16.A1" office:value-type="string">
            <text:p text:style-name="P133">0.0053</text:p>
          </table:table-cell>
          <table:table-cell table:style-name="Tabell16.A1" office:value-type="string">
            <text:p text:style-name="P133">0.0728</text:p>
          </table:table-cell>
          <table:table-cell table:style-name="Tabell16.A1" office:value-type="string">
            <text:p text:style-name="P133">0.0486</text:p>
          </table:table-cell>
          <table:table-cell table:style-name="Tabell16.A1" office:value-type="string">
            <text:p text:style-name="P133">44.59</text:p>
          </table:table-cell>
        </table:table-row>
        <table:table-row table:style-name="TableLine94391172986640">
          <table:table-cell table:style-name="Tabell16.A1" office:value-type="string">
            <text:p text:style-name="P80">MAC000165</text:p>
          </table:table-cell>
          <table:table-cell table:style-name="Tabell16.A1" office:value-type="string">
            <text:p text:style-name="P133">0.0059</text:p>
          </table:table-cell>
          <table:table-cell table:style-name="Tabell16.A1" office:value-type="string">
            <text:p text:style-name="P133">0.0774</text:p>
          </table:table-cell>
          <table:table-cell table:style-name="Tabell16.A1" office:value-type="string">
            <text:p text:style-name="P133">0.0439</text:p>
          </table:table-cell>
          <table:table-cell table:style-name="Tabell16.A1" office:value-type="string">
            <text:p text:style-name="P133">24.46</text:p>
          </table:table-cell>
        </table:table-row>
        <table:table-row table:style-name="TableLine94391172987936">
          <table:table-cell table:style-name="Tabell16.A1" office:value-type="string">
            <text:p text:style-name="P80">MAC000169</text:p>
          </table:table-cell>
          <table:table-cell table:style-name="Tabell16.A1" office:value-type="string">
            <text:p text:style-name="P133">0.0038</text:p>
          </table:table-cell>
          <table:table-cell table:style-name="Tabell16.A1" office:value-type="string">
            <text:p text:style-name="P133">0.0621</text:p>
          </table:table-cell>
          <table:table-cell table:style-name="Tabell16.A1" office:value-type="string">
            <text:p text:style-name="P133">0.0326</text:p>
          </table:table-cell>
          <table:table-cell table:style-name="Tabell16.A1" office:value-type="string">
            <text:p text:style-name="P133">43.89</text:p>
          </table:table-cell>
        </table:table-row>
        <table:table-row table:style-name="TableLine94391172989104">
          <table:table-cell table:style-name="Tabell16.A1" office:value-type="string">
            <text:p text:style-name="P80">MAC000168</text:p>
          </table:table-cell>
          <table:table-cell table:style-name="Tabell16.A1" office:value-type="string">
            <text:p text:style-name="P133">0.0047</text:p>
          </table:table-cell>
          <table:table-cell table:style-name="Tabell16.A1" office:value-type="string">
            <text:p text:style-name="P133">0.0690</text:p>
          </table:table-cell>
          <table:table-cell table:style-name="Tabell16.A1" office:value-type="string">
            <text:p text:style-name="P133">0.0292</text:p>
          </table:table-cell>
          <table:table-cell table:style-name="Tabell16.A1" office:value-type="string">
            <text:p text:style-name="P133">110.46</text:p>
          </table:table-cell>
        </table:table-row>
        <table:table-row table:style-name="TableLine94391172990320">
          <table:table-cell table:style-name="Tabell16.A1" office:value-type="string">
            <text:p text:style-name="P80">MAC000159</text:p>
          </table:table-cell>
          <table:table-cell table:style-name="Tabell16.A1" office:value-type="string">
            <text:p text:style-name="P133">0.0022</text:p>
          </table:table-cell>
          <table:table-cell table:style-name="Tabell16.A1" office:value-type="string">
            <text:p text:style-name="P133">0.0470</text:p>
          </table:table-cell>
          <table:table-cell table:style-name="Tabell16.A1" office:value-type="string">
            <text:p text:style-name="P133">0.0267</text:p>
          </table:table-cell>
          <table:table-cell table:style-name="Tabell16.A1" office:value-type="string">
            <text:p text:style-name="P133">36.09</text:p>
          </table:table-cell>
        </table:table-row>
        <table:table-row table:style-name="TableLine94391172991536">
          <table:table-cell table:style-name="Tabell16.A1" office:value-type="string">
            <text:p text:style-name="P80">MAC000173</text:p>
          </table:table-cell>
          <table:table-cell table:style-name="Tabell16.A1" office:value-type="string">
            <text:p text:style-name="P133">0.0061</text:p>
          </table:table-cell>
          <table:table-cell table:style-name="Tabell16.A1" office:value-type="string">
            <text:p text:style-name="P133">0.0784</text:p>
          </table:table-cell>
          <table:table-cell table:style-name="Tabell16.A1" office:value-type="string">
            <text:p text:style-name="P133">0.0471</text:p>
          </table:table-cell>
          <table:table-cell table:style-name="Tabell16.A1" office:value-type="string">
            <text:p text:style-name="P133">48.25</text:p>
          </table:table-cell>
        </table:table-row>
        <table:table-row table:style-name="TableLine94391172992672">
          <table:table-cell table:style-name="Tabell16.A1" office:value-type="string">
            <text:p text:style-name="P80">MAC000179</text:p>
          </table:table-cell>
          <table:table-cell table:style-name="Tabell16.A1" office:value-type="string">
            <text:p text:style-name="P133">0.0026</text:p>
          </table:table-cell>
          <table:table-cell table:style-name="Tabell16.A1" office:value-type="string">
            <text:p text:style-name="P133">0.0518</text:p>
          </table:table-cell>
          <table:table-cell table:style-name="Tabell16.A1" office:value-type="string">
            <text:p text:style-name="P133">0.0284</text:p>
          </table:table-cell>
          <table:table-cell table:style-name="Tabell16.A1" office:value-type="string">
            <text:p text:style-name="P133">50.02</text:p>
          </table:table-cell>
        </table:table-row>
        <table:table-row table:style-name="TableLine94391172993888">
          <table:table-cell table:style-name="Tabell16.A1" office:value-type="string">
            <text:p text:style-name="P80">MAC000181</text:p>
          </table:table-cell>
          <table:table-cell table:style-name="Tabell16.A1" office:value-type="string">
            <text:p text:style-name="P133">0.0017</text:p>
          </table:table-cell>
          <table:table-cell table:style-name="Tabell16.A1" office:value-type="string">
            <text:p text:style-name="P133">0.0411</text:p>
          </table:table-cell>
          <table:table-cell table:style-name="Tabell16.A1" office:value-type="string">
            <text:p text:style-name="P133">0.0198</text:p>
          </table:table-cell>
          <table:table-cell table:style-name="Tabell16.A1" office:value-type="string">
            <text:p text:style-name="P133">38.19</text:p>
          </table:table-cell>
        </table:table-row>
      </table:table>
      <text:p text:style-name="P39"/>
      <text:p text:style-name="P11">Linear <text:span text:style-name="T3">(</text:span><text:span text:style-name="T12">perceptron</text:span><text:span text:style-name="T3">)</text:span></text:p>
      <text:p text:style-name="P11"/>
      <text:p text:style-name="P31">using less than 24h lag does seemingly not help prediction</text:p>
      <text:p text:style-name="P11"/>
      <text:p text:style-name="P30">Loss function mse:</text:p>
      <text:p text:style-name="P11"/>
      <table:table table:name="Tabell1" table:style-name="Tabell1">
        <table:table-column table:style-name="Tabell1.A"/>
        <table:table-column table:style-name="Tabell1.B" table:number-columns-repeated="2"/>
        <text:soft-page-break/>
        <table:table-row table:style-name="TableLine94391172999216">
          <table:table-cell table:style-name="Tabell1.A1" office:value-type="string">
            <text:p text:style-name="P134"/>
            <text:p text:style-name="P94">epochs</text:p>
          </table:table-cell>
          <table:table-cell table:style-name="Tabell1.A1" office:value-type="string">
            <text:p text:style-name="P70">MAPE (%)</text:p>
          </table:table-cell>
          <table:table-cell table:style-name="Tabell1.A1" office:value-type="string">
            <text:p text:style-name="P108">rmse</text:p>
          </table:table-cell>
        </table:table-row>
        <table:table-row table:style-name="TableLine94391173013152">
          <table:table-cell table:style-name="Tabell1.A1" office:value-type="string">
            <text:p text:style-name="P134">1</text:p>
          </table:table-cell>
          <table:table-cell table:style-name="Tabell1.A1" office:value-type="string">
            <text:p text:style-name="P135">137.28</text:p>
          </table:table-cell>
          <table:table-cell table:style-name="Tabell1.A1" office:value-type="string">
            <text:p text:style-name="P134">0.0125</text:p>
          </table:table-cell>
        </table:table-row>
        <table:table-row table:style-name="TableLine94391173013616">
          <table:table-cell table:style-name="Tabell1.A1" office:value-type="string">
            <text:p text:style-name="P134">5</text:p>
          </table:table-cell>
          <table:table-cell table:style-name="Tabell1.A1" office:value-type="string">
            <text:p text:style-name="P135">81.44</text:p>
          </table:table-cell>
          <table:table-cell table:style-name="Tabell1.A1" office:value-type="string">
            <text:p text:style-name="P134">0.00<text:span text:style-name="T19">64</text:span></text:p>
          </table:table-cell>
        </table:table-row>
        <table:table-row table:style-name="TableLine94391173014368">
          <table:table-cell table:style-name="Tabell1.A1" office:value-type="string">
            <text:p text:style-name="P94">10</text:p>
          </table:table-cell>
          <table:table-cell table:style-name="Tabell1.A1" office:value-type="string">
            <text:p text:style-name="P135">54.45</text:p>
          </table:table-cell>
          <table:table-cell table:style-name="Tabell1.A1" office:value-type="string">
            <text:p text:style-name="P108">0.0<text:span text:style-name="T19">048</text:span></text:p>
          </table:table-cell>
        </table:table-row>
        <table:table-row table:style-name="Tabell1.5">
          <table:table-cell table:style-name="Tabell1.A1" office:value-type="string">
            <text:p text:style-name="P94">20</text:p>
          </table:table-cell>
          <table:table-cell table:style-name="Tabell1.A1" office:value-type="string">
            <text:p text:style-name="P135"><text:span text:style-name="T20">45</text:span>.67</text:p>
          </table:table-cell>
          <table:table-cell table:style-name="Tabell1.A1" office:value-type="string">
            <text:p text:style-name="P108">0.0<text:span text:style-name="T19">046</text:span></text:p>
          </table:table-cell>
        </table:table-row>
        <table:table-row table:style-name="Tabell1.5">
          <table:table-cell table:style-name="Tabell1.A1" office:value-type="string">
            <text:p text:style-name="P135">30</text:p>
          </table:table-cell>
          <table:table-cell table:style-name="Tabell1.A1" office:value-type="string">
            <text:p text:style-name="P135">44.78</text:p>
          </table:table-cell>
          <table:table-cell table:style-name="Tabell1.A1" office:value-type="string">
            <text:p text:style-name="P135">0.0046</text:p>
          </table:table-cell>
        </table:table-row>
        <table:table-row table:style-name="Tabell1.5">
          <table:table-cell table:style-name="Tabell1.A1" office:value-type="string">
            <text:p text:style-name="P136">40</text:p>
          </table:table-cell>
          <table:table-cell table:style-name="Tabell1.A1" office:value-type="string">
            <text:p text:style-name="P136">44.8</text:p>
          </table:table-cell>
          <table:table-cell table:style-name="Tabell1.A1" office:value-type="string">
            <text:p text:style-name="P136">0.0046</text:p>
          </table:table-cell>
        </table:table-row>
      </table:table>
      <text:p text:style-name="P11"/>
      <text:p text:style-name="P46">stick to 20 epochs</text:p>
      <text:p text:style-name="P24"/>
      <text:p text:style-name="P23">(<text:span text:style-name="T21">20</text:span>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391173019056">
          <table:table-cell table:style-name="Tabell4.A1" office:value-type="string">
            <text:p text:style-name="P72">H<text:span text:style-name="T1">us</text:span></text:p>
          </table:table-cell>
          <table:table-cell table:style-name="Tabell4.A1" office:value-type="string">
            <text:p text:style-name="P85">MSE</text:p>
          </table:table-cell>
          <table:table-cell table:style-name="Tabell4.A1" office:value-type="string">
            <text:p text:style-name="P72">RMSE</text:p>
          </table:table-cell>
          <table:table-cell table:style-name="Tabell4.A1" office:value-type="string">
            <text:p text:style-name="P72">MAE</text:p>
          </table:table-cell>
          <table:table-cell table:style-name="Tabell4.A1" office:value-type="string">
            <text:p text:style-name="P72">MAPE (%)</text:p>
          </table:table-cell>
        </table:table-row>
        <table:table-row table:style-name="TableLine94391173062160">
          <table:table-cell table:style-name="Tabell4.A1" office:value-type="string">
            <text:p text:style-name="P72">MAC000150</text:p>
          </table:table-cell>
          <table:table-cell table:style-name="Tabell4.A1" office:value-type="string">
            <text:p text:style-name="P137">0.0046</text:p>
          </table:table-cell>
          <table:table-cell table:style-name="Tabell4.A1" office:value-type="string">
            <text:p text:style-name="P137">0.0679</text:p>
          </table:table-cell>
          <table:table-cell table:style-name="Tabell4.A1" office:value-type="string">
            <text:p text:style-name="P137">0.0366</text:p>
          </table:table-cell>
          <table:table-cell table:style-name="Tabell4.A1" office:value-type="string">
            <text:p text:style-name="P137">45.99</text:p>
          </table:table-cell>
        </table:table-row>
        <table:table-row table:style-name="TableLine94391173063024">
          <table:table-cell table:style-name="Tabell4.A1" office:value-type="string">
            <text:p text:style-name="P72">MAC000152</text:p>
          </table:table-cell>
          <table:table-cell table:style-name="Tabell4.A1" office:value-type="string">
            <text:p text:style-name="P137">0.0056</text:p>
          </table:table-cell>
          <table:table-cell table:style-name="Tabell4.A1" office:value-type="string">
            <text:p text:style-name="P137">0.0753</text:p>
          </table:table-cell>
          <table:table-cell table:style-name="Tabell4.A1" office:value-type="string">
            <text:p text:style-name="P137">0.0392</text:p>
          </table:table-cell>
          <table:table-cell table:style-name="Tabell4.A1" office:value-type="string">
            <text:p text:style-name="P137">72.40</text:p>
          </table:table-cell>
        </table:table-row>
        <table:table-row table:style-name="TableLine94391173064080">
          <table:table-cell table:style-name="Tabell4.A1" office:value-type="string">
            <text:p text:style-name="P72">MAC000153</text:p>
          </table:table-cell>
          <table:table-cell table:style-name="Tabell4.A1" office:value-type="string">
            <text:p text:style-name="P137">0.0055</text:p>
          </table:table-cell>
          <table:table-cell table:style-name="Tabell4.A1" office:value-type="string">
            <text:p text:style-name="P137">0.0745</text:p>
          </table:table-cell>
          <table:table-cell table:style-name="Tabell4.A1" office:value-type="string">
            <text:p text:style-name="P137">0.0496</text:p>
          </table:table-cell>
          <table:table-cell table:style-name="Tabell4.A1" office:value-type="string">
            <text:p text:style-name="P137">44.12</text:p>
          </table:table-cell>
        </table:table-row>
        <table:table-row table:style-name="TableLine94391173065616">
          <table:table-cell table:style-name="Tabell4.A1" office:value-type="string">
            <text:p text:style-name="P72">MAC000165</text:p>
          </table:table-cell>
          <table:table-cell table:style-name="Tabell4.A1" office:value-type="string">
            <text:p text:style-name="P137">0.0065</text:p>
          </table:table-cell>
          <table:table-cell table:style-name="Tabell4.A1" office:value-type="string">
            <text:p text:style-name="P137">0.0777</text:p>
          </table:table-cell>
          <table:table-cell table:style-name="Tabell4.A1" office:value-type="string">
            <text:p text:style-name="P137">0.0441</text:p>
          </table:table-cell>
          <table:table-cell table:style-name="Tabell4.A1" office:value-type="string">
            <text:p text:style-name="P137">24.12</text:p>
          </table:table-cell>
        </table:table-row>
        <table:table-row table:style-name="TableLine94391173066912">
          <table:table-cell table:style-name="Tabell4.A1" office:value-type="string">
            <text:p text:style-name="P72">MAC000169</text:p>
          </table:table-cell>
          <table:table-cell table:style-name="Tabell4.A1" office:value-type="string">
            <text:p text:style-name="P137">0.0039</text:p>
          </table:table-cell>
          <table:table-cell table:style-name="Tabell4.A1" office:value-type="string">
            <text:p text:style-name="P137">0.0624</text:p>
          </table:table-cell>
          <table:table-cell table:style-name="Tabell4.A1" office:value-type="string">
            <text:p text:style-name="P137">0.0339</text:p>
          </table:table-cell>
          <table:table-cell table:style-name="Tabell4.A1" office:value-type="string">
            <text:p text:style-name="P137">48.05</text:p>
          </table:table-cell>
        </table:table-row>
        <table:table-row table:style-name="TableLine94391173068080">
          <table:table-cell table:style-name="Tabell4.A1" office:value-type="string">
            <text:p text:style-name="P72">MAC000168</text:p>
          </table:table-cell>
          <table:table-cell table:style-name="Tabell4.A1" office:value-type="string">
            <text:p text:style-name="P137">0.0047</text:p>
          </table:table-cell>
          <table:table-cell table:style-name="Tabell4.A1" office:value-type="string">
            <text:p text:style-name="P137">0.0691</text:p>
          </table:table-cell>
          <table:table-cell table:style-name="Tabell4.A1" office:value-type="string">
            <text:p text:style-name="P137">0.0284</text:p>
          </table:table-cell>
          <table:table-cell table:style-name="Tabell4.A1" office:value-type="string">
            <text:p text:style-name="P137">98.89</text:p>
          </table:table-cell>
        </table:table-row>
        <table:table-row table:style-name="TableLine94391173069296">
          <table:table-cell table:style-name="Tabell4.A1" office:value-type="string">
            <text:p text:style-name="P72">MAC000159</text:p>
          </table:table-cell>
          <table:table-cell table:style-name="Tabell4.A1" office:value-type="string">
            <text:p text:style-name="P138">0.0022</text:p>
          </table:table-cell>
          <table:table-cell table:style-name="Tabell4.A1" office:value-type="string">
            <text:p text:style-name="P138">0.0472</text:p>
          </table:table-cell>
          <table:table-cell table:style-name="Tabell4.A1" office:value-type="string">
            <text:p text:style-name="P138">0.0251</text:p>
          </table:table-cell>
          <table:table-cell table:style-name="Tabell4.A1" office:value-type="string">
            <text:p text:style-name="P138">31.15</text:p>
          </table:table-cell>
        </table:table-row>
        <table:table-row table:style-name="TableLine94391173070512">
          <table:table-cell table:style-name="Tabell4.A1" office:value-type="string">
            <text:p text:style-name="P72">MAC000173</text:p>
          </table:table-cell>
          <table:table-cell table:style-name="Tabell4.A1" office:value-type="string">
            <text:p text:style-name="P138">0.0062</text:p>
          </table:table-cell>
          <table:table-cell table:style-name="Tabell4.A1" office:value-type="string">
            <text:p text:style-name="P138">0.0792</text:p>
          </table:table-cell>
          <table:table-cell table:style-name="Tabell4.A1" office:value-type="string">
            <text:p text:style-name="P138">0.0467</text:p>
          </table:table-cell>
          <table:table-cell table:style-name="Tabell4.A1" office:value-type="string">
            <text:p text:style-name="P138">45.44</text:p>
          </table:table-cell>
        </table:table-row>
        <table:table-row table:style-name="TableLine94391173071648">
          <table:table-cell table:style-name="Tabell4.A1" office:value-type="string">
            <text:p text:style-name="P72">MAC000179</text:p>
          </table:table-cell>
          <table:table-cell table:style-name="Tabell4.A1" office:value-type="string">
            <text:p text:style-name="P139">0.0027</text:p>
          </table:table-cell>
          <table:table-cell table:style-name="Tabell4.A1" office:value-type="string">
            <text:p text:style-name="P139">0.0521</text:p>
          </table:table-cell>
          <table:table-cell table:style-name="Tabell4.A1" office:value-type="string">
            <text:p text:style-name="P139">0.0286</text:p>
          </table:table-cell>
          <table:table-cell table:style-name="Tabell4.A1" office:value-type="string">
            <text:p text:style-name="P139">50.09</text:p>
          </table:table-cell>
        </table:table-row>
        <table:table-row table:style-name="TableLine94391173072864">
          <table:table-cell table:style-name="Tabell4.A1" office:value-type="string">
            <text:p text:style-name="P72">MAC000181</text:p>
          </table:table-cell>
          <table:table-cell table:style-name="Tabell4.A1" office:value-type="string">
            <text:p text:style-name="P139">0.0017</text:p>
          </table:table-cell>
          <table:table-cell table:style-name="Tabell4.A1" office:value-type="string">
            <text:p text:style-name="P139">0.0416</text:p>
          </table:table-cell>
          <table:table-cell table:style-name="Tabell4.A1" office:value-type="string">
            <text:p text:style-name="P139">0.0190</text:p>
          </table:table-cell>
          <table:table-cell table:style-name="Tabell4.A1" office:value-type="string">
            <text:p text:style-name="P139">34.21</text:p>
          </table:table-cell>
        </table:table-row>
      </table:table>
      <text:p text:style-name="P13"/>
      <text:p text:style-name="P30">Loss function mae (minimizes MAPE <text:span text:style-name="T6">more</text:span> instead of rmse):</text:p>
      <text:p text:style-name="P30"/>
      <text:p text:style-name="P18"/>
      <text:p text:style-name="P11"/>
      <text:p text:style-name="P11"/>
      <text:p text:style-name="P25">DT:</text:p>
      <text:p text:style-name="P25"/>
      <table:table table:name="Tabell6" table:style-name="Tabell6">
        <table:table-column table:style-name="Tabell6.A"/>
        <table:table-column table:style-name="Tabell6.B"/>
        <table:table-row table:style-name="TableLine94391173077360">
          <table:table-cell table:style-name="Tabell6.A1" office:value-type="string">
            <text:p text:style-name="P96">epochs</text:p>
          </table:table-cell>
          <table:table-cell table:style-name="Tabell6.A1" office:value-type="string">
            <text:p text:style-name="P73">MAPE (%)</text:p>
          </table:table-cell>
        </table:table-row>
        <table:table-row table:style-name="TableLine94391173086304">
          <table:table-cell table:style-name="Tabell6.A1" office:value-type="string">
            <text:p text:style-name="P96">10</text:p>
          </table:table-cell>
          <table:table-cell table:style-name="Tabell6.A1" office:value-type="string">
            <text:p text:style-name="P96">73.7</text:p>
          </table:table-cell>
        </table:table-row>
        <table:table-row table:style-name="TableLine94391173086560">
          <table:table-cell table:style-name="Tabell6.A1" office:value-type="string">
            <text:p text:style-name="P96">20</text:p>
          </table:table-cell>
          <table:table-cell table:style-name="Tabell6.A1" office:value-type="string">
            <text:p text:style-name="P105">72.0</text:p>
          </table:table-cell>
        </table:table-row>
        <table:table-row table:style-name="TableLine94391173086928">
          <table:table-cell table:style-name="Tabell6.A1" office:value-type="string">
            <text:p text:style-name="P99">30</text:p>
          </table:table-cell>
          <table:table-cell table:style-name="Tabell6.A1" office:value-type="string">
            <text:p text:style-name="P105">72.5</text:p>
          </table:table-cell>
        </table:table-row>
        <table:table-row table:style-name="TableLine94391173087520">
          <table:table-cell table:style-name="Tabell6.A1" office:value-type="string">
            <text:p text:style-name="P174">40</text:p>
          </table:table-cell>
          <table:table-cell table:style-name="Tabell6.A1" office:value-type="string">
            <text:p text:style-name="P176">72.6</text:p>
          </table:table-cell>
        </table:table-row>
        <table:table-row table:style-name="TableLine94391173088112">
          <table:table-cell table:style-name="Tabell6.A1" office:value-type="string">
            <text:p text:style-name="P99">50</text:p>
          </table:table-cell>
          <table:table-cell table:style-name="Tabell6.A1" office:value-type="string">
            <text:p text:style-name="P105">73.4</text:p>
          </table:table-cell>
        </table:table-row>
      </table:table>
      <text:p text:style-name="P14"/>
      <text:p text:style-name="P50">20 epochs:</text:p>
      <text:p text:style-name="P50"/>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391173089760">
          <table:table-cell table:style-name="Tabell5.A1" office:value-type="string">
            <text:p text:style-name="P73">H<text:span text:style-name="T1">us</text:span></text:p>
          </table:table-cell>
          <table:table-cell table:style-name="Tabell5.A1" office:value-type="string">
            <text:p text:style-name="P86">MSE</text:p>
          </table:table-cell>
          <table:table-cell table:style-name="Tabell5.A1" office:value-type="string">
            <text:p text:style-name="P73">RMSE</text:p>
          </table:table-cell>
          <table:table-cell table:style-name="Tabell5.A1" office:value-type="string">
            <text:p text:style-name="P73">MAE</text:p>
          </table:table-cell>
          <table:table-cell table:style-name="Tabell5.A1" office:value-type="string">
            <text:p text:style-name="P73">MAPE (%)</text:p>
          </table:table-cell>
        </table:table-row>
        <table:table-row table:style-name="TableLine94391173131792">
          <table:table-cell table:style-name="Tabell5.A1" office:value-type="string">
            <text:p text:style-name="P73">MAC000150</text:p>
          </table:table-cell>
          <table:table-cell table:style-name="Tabell5.A1" office:value-type="string">
            <text:p text:style-name="P141">0.0110</text:p>
          </table:table-cell>
          <table:table-cell table:style-name="Tabell5.A1" office:value-type="string">
            <text:p text:style-name="P141">0.1048</text:p>
          </table:table-cell>
          <table:table-cell table:style-name="Tabell5.A1" office:value-type="string">
            <text:p text:style-name="P141">0.0557</text:p>
          </table:table-cell>
          <table:table-cell table:style-name="Tabell5.A1" office:value-type="string">
            <text:p text:style-name="P141">73.52</text:p>
          </table:table-cell>
        </table:table-row>
        <table:table-row table:style-name="TableLine94391173132656">
          <table:table-cell table:style-name="Tabell5.A1" office:value-type="string">
            <text:p text:style-name="P73">MAC000152</text:p>
          </table:table-cell>
          <table:table-cell table:style-name="Tabell5.A1" office:value-type="string">
            <text:p text:style-name="P141">0.0112</text:p>
          </table:table-cell>
          <table:table-cell table:style-name="Tabell5.A1" office:value-type="string">
            <text:p text:style-name="P141">0.1060</text:p>
          </table:table-cell>
          <table:table-cell table:style-name="Tabell5.A1" office:value-type="string">
            <text:p text:style-name="P141">0.0576</text:p>
          </table:table-cell>
          <table:table-cell table:style-name="Tabell5.A1" office:value-type="string">
            <text:p text:style-name="P141">112.80</text:p>
          </table:table-cell>
        </table:table-row>
        <table:table-row table:style-name="TableLine94391173133712">
          <table:table-cell table:style-name="Tabell5.A1" office:value-type="string">
            <text:p text:style-name="P73">MAC000153</text:p>
          </table:table-cell>
          <table:table-cell table:style-name="Tabell5.A1" office:value-type="string">
            <text:p text:style-name="P141">0.0083</text:p>
          </table:table-cell>
          <table:table-cell table:style-name="Tabell5.A1" office:value-type="string">
            <text:p text:style-name="P141">0.0915</text:p>
          </table:table-cell>
          <table:table-cell table:style-name="Tabell5.A1" office:value-type="string">
            <text:p text:style-name="P141">0.0583</text:p>
          </table:table-cell>
          <table:table-cell table:style-name="Tabell5.A1" office:value-type="string">
            <text:p text:style-name="P141">53.16</text:p>
          </table:table-cell>
        </table:table-row>
        <table:table-row table:style-name="TableLine94391173134976">
          <table:table-cell table:style-name="Tabell5.A1" office:value-type="string">
            <text:p text:style-name="P73">MAC000165</text:p>
          </table:table-cell>
          <table:table-cell table:style-name="Tabell5.A1" office:value-type="string">
            <text:p text:style-name="P141">0.0131</text:p>
          </table:table-cell>
          <table:table-cell table:style-name="Tabell5.A1" office:value-type="string">
            <text:p text:style-name="P141">0.1146</text:p>
          </table:table-cell>
          <table:table-cell table:style-name="Tabell5.A1" office:value-type="string">
            <text:p text:style-name="P141">0.0641</text:p>
          </table:table-cell>
          <table:table-cell table:style-name="Tabell5.A1" office:value-type="string">
            <text:p text:style-name="P141">33.06</text:p>
          </table:table-cell>
        </table:table-row>
        <table:table-row table:style-name="TableLine94391173136272">
          <table:table-cell table:style-name="Tabell5.A1" office:value-type="string">
            <text:p text:style-name="P73">MAC000169</text:p>
          </table:table-cell>
          <table:table-cell table:style-name="Tabell5.A1" office:value-type="string">
            <text:p text:style-name="P141">0.0101</text:p>
          </table:table-cell>
          <table:table-cell table:style-name="Tabell5.A1" office:value-type="string">
            <text:p text:style-name="P141">0.1008</text:p>
          </table:table-cell>
          <table:table-cell table:style-name="Tabell5.A1" office:value-type="string">
            <text:p text:style-name="P141">0.0525</text:p>
          </table:table-cell>
          <table:table-cell table:style-name="Tabell5.A1" office:value-type="string">
            <text:p text:style-name="P141">71.69</text:p>
          </table:table-cell>
        </table:table-row>
        <table:table-row table:style-name="TableLine94391173137440">
          <table:table-cell table:style-name="Tabell5.A1" office:value-type="string">
            <text:p text:style-name="P73">MAC000168</text:p>
          </table:table-cell>
          <table:table-cell table:style-name="Tabell5.A1" office:value-type="string">
            <text:p text:style-name="P141">0.0098</text:p>
          </table:table-cell>
          <table:table-cell table:style-name="Tabell5.A1" office:value-type="string">
            <text:p text:style-name="P141">0.0991</text:p>
          </table:table-cell>
          <table:table-cell table:style-name="Tabell5.A1" office:value-type="string">
            <text:p text:style-name="P141">0.0364</text:p>
          </table:table-cell>
          <table:table-cell table:style-name="Tabell5.A1" office:value-type="string">
            <text:p text:style-name="P140">102.80</text:p>
          </table:table-cell>
        </table:table-row>
        <table:table-row table:style-name="TableLine94391173138656">
          <table:table-cell table:style-name="Tabell5.A1" office:value-type="string">
            <text:p text:style-name="P73">MAC000159</text:p>
          </table:table-cell>
          <table:table-cell table:style-name="Tabell5.A1" office:value-type="string">
            <text:p text:style-name="P141">0.0039</text:p>
          </table:table-cell>
          <table:table-cell table:style-name="Tabell5.A1" office:value-type="string">
            <text:p text:style-name="P141">0.0623</text:p>
          </table:table-cell>
          <table:table-cell table:style-name="Tabell5.A1" office:value-type="string">
            <text:p text:style-name="P141">0.0328</text:p>
          </table:table-cell>
          <table:table-cell table:style-name="Tabell5.A1" office:value-type="string">
            <text:p text:style-name="P141">40.83</text:p>
          </table:table-cell>
        </table:table-row>
        <table:table-row table:style-name="TableLine94391173139872">
          <table:table-cell table:style-name="Tabell5.A1" office:value-type="string">
            <text:p text:style-name="P73">MAC000173</text:p>
          </table:table-cell>
          <table:table-cell table:style-name="Tabell5.A1" office:value-type="string">
            <text:p text:style-name="P141">0.0127</text:p>
          </table:table-cell>
          <table:table-cell table:style-name="Tabell5.A1" office:value-type="string">
            <text:p text:style-name="P141">0.1131</text:p>
          </table:table-cell>
          <table:table-cell table:style-name="Tabell5.A1" office:value-type="string">
            <text:p text:style-name="P141">0.0628</text:p>
          </table:table-cell>
          <table:table-cell table:style-name="Tabell5.A1" office:value-type="string">
            <text:p text:style-name="P141">60.32</text:p>
          </table:table-cell>
        </table:table-row>
        <table:table-row table:style-name="TableLine94391173141008">
          <table:table-cell table:style-name="Tabell5.A1" office:value-type="string">
            <text:p text:style-name="P73">MAC000179</text:p>
          </table:table-cell>
          <table:table-cell table:style-name="Tabell5.A1" office:value-type="string">
            <text:p text:style-name="P141">0.0066</text:p>
          </table:table-cell>
          <table:table-cell table:style-name="Tabell5.A1" office:value-type="string">
            <text:p text:style-name="P141">0.0812</text:p>
          </table:table-cell>
          <table:table-cell table:style-name="Tabell5.A1" office:value-type="string">
            <text:p text:style-name="P141">0.0399</text:p>
          </table:table-cell>
          <table:table-cell table:style-name="Tabell5.A1" office:value-type="string">
            <text:p text:style-name="P141">60.72</text:p>
          </table:table-cell>
        </table:table-row>
        <table:table-row table:style-name="TableLine94391173142224">
          <table:table-cell table:style-name="Tabell5.A1" office:value-type="string">
            <text:p text:style-name="P73">MAC000181</text:p>
          </table:table-cell>
          <table:table-cell table:style-name="Tabell5.A1" office:value-type="string">
            <text:p text:style-name="P141">0.0033</text:p>
          </table:table-cell>
          <table:table-cell table:style-name="Tabell5.A1" office:value-type="string">
            <text:p text:style-name="P141">0.0578</text:p>
          </table:table-cell>
          <table:table-cell table:style-name="Tabell5.A1" office:value-type="string">
            <text:p text:style-name="P141">0.0253</text:p>
          </table:table-cell>
          <table:table-cell table:style-name="Tabell5.A1" office:value-type="string">
            <text:p text:style-name="P141">41.84</text:p>
          </table:table-cell>
        </table:table-row>
      </table:table>
      <text:p text:style-name="P49"/>
      <text:p text:style-name="P49"><text:soft-page-break/>MLP:</text:p>
      <text:p text:style-name="P49"/>
      <text:p text:style-name="P52">(SLP):</text:p>
      <text:p text:style-name="P52"/>
      <table:table table:name="Tabell9" table:style-name="Tabell9">
        <table:table-column table:style-name="Tabell9.A" table:number-columns-repeated="3"/>
        <table:table-row table:style-name="TableLine94391173146320">
          <table:table-cell table:style-name="Tabell9.A1" office:value-type="string">
            <text:p text:style-name="P202">units</text:p>
          </table:table-cell>
          <table:table-cell table:style-name="Tabell9.A1" office:value-type="string">
            <text:p text:style-name="P202">rmse</text:p>
          </table:table-cell>
          <table:table-cell table:style-name="Tabell9.A1" office:value-type="string">
            <text:p text:style-name="P202">mape</text:p>
          </table:table-cell>
        </table:table-row>
        <table:table-row table:style-name="TableLine94391173167856">
          <table:table-cell table:style-name="Tabell9.A1" office:value-type="string">
            <text:p text:style-name="P203">10</text:p>
          </table:table-cell>
          <table:table-cell table:style-name="Tabell9.A1" office:value-type="string">
            <text:p text:style-name="P203">0.0680</text:p>
          </table:table-cell>
          <table:table-cell table:style-name="Tabell9.A1" office:value-type="string">
            <text:p text:style-name="P203">45.52</text:p>
          </table:table-cell>
        </table:table-row>
        <table:table-row table:style-name="TableLine94391173168208">
          <table:table-cell table:style-name="Tabell9.A1" office:value-type="string">
            <text:p text:style-name="P203">20</text:p>
          </table:table-cell>
          <table:table-cell table:style-name="Tabell9.A1" office:value-type="string">
            <text:p text:style-name="P203">0.0671</text:p>
          </table:table-cell>
          <table:table-cell table:style-name="Tabell9.A1" office:value-type="string">
            <text:p text:style-name="P203">45.166</text:p>
          </table:table-cell>
        </table:table-row>
        <table:table-row table:style-name="TableLine94391173168960">
          <table:table-cell table:style-name="Tabell9.A1" office:value-type="string">
            <text:p text:style-name="P203">30</text:p>
          </table:table-cell>
          <table:table-cell table:style-name="Tabell9.A1" office:value-type="string">
            <text:p text:style-name="P203">0.0674</text:p>
          </table:table-cell>
          <table:table-cell table:style-name="Tabell9.A1" office:value-type="string">
            <text:p text:style-name="P203">49.93</text:p>
          </table:table-cell>
        </table:table-row>
        <table:table-row table:style-name="Tabell9.5">
          <table:table-cell table:style-name="Tabell9.A1" office:value-type="string">
            <text:p text:style-name="P203">40</text:p>
          </table:table-cell>
          <table:table-cell table:style-name="Tabell9.A1" office:value-type="string">
            <text:p text:style-name="P204">0.6750</text:p>
          </table:table-cell>
          <table:table-cell table:style-name="Tabell9.A1" office:value-type="string">
            <text:p text:style-name="P204">49.35</text:p>
          </table:table-cell>
        </table:table-row>
        <table:table-row table:style-name="TableLine94391173170896">
          <table:table-cell table:style-name="Tabell9.A1" office:value-type="string">
            <text:p text:style-name="P204">50</text:p>
          </table:table-cell>
          <table:table-cell table:style-name="Tabell9.A1" office:value-type="string">
            <text:p text:style-name="P204">0.0667</text:p>
          </table:table-cell>
          <table:table-cell table:style-name="Tabell9.A1" office:value-type="string">
            <text:p text:style-name="P204">47.34</text:p>
          </table:table-cell>
        </table:table-row>
        <table:table-row table:style-name="TableLine94391173171760">
          <table:table-cell table:style-name="Tabell9.A1" office:value-type="string">
            <text:p text:style-name="P204">60</text:p>
          </table:table-cell>
          <table:table-cell table:style-name="Tabell9.A1" office:value-type="string">
            <text:p text:style-name="P204">0.0673</text:p>
          </table:table-cell>
          <table:table-cell table:style-name="Tabell9.A1" office:value-type="string">
            <text:p text:style-name="P204">48.78</text:p>
          </table:table-cell>
        </table:table-row>
        <table:table-row table:style-name="TableLine94391173172720">
          <table:table-cell table:style-name="Tabell9.A1" office:value-type="string">
            <text:p text:style-name="P204">70</text:p>
          </table:table-cell>
          <table:table-cell table:style-name="Tabell9.A1" office:value-type="string">
            <text:p text:style-name="P205">0.0674</text:p>
          </table:table-cell>
          <table:table-cell table:style-name="Tabell9.A1" office:value-type="string">
            <text:p text:style-name="P205">51.83</text:p>
          </table:table-cell>
        </table:table-row>
        <table:table-row table:style-name="TableLine94391173173680">
          <table:table-cell table:style-name="Tabell9.A1" office:value-type="string">
            <text:p text:style-name="P204">80</text:p>
          </table:table-cell>
          <table:table-cell table:style-name="Tabell9.A1" office:value-type="string">
            <text:p text:style-name="P205">0.0673</text:p>
          </table:table-cell>
          <table:table-cell table:style-name="Tabell9.A1" office:value-type="string">
            <text:p text:style-name="P205">48.26</text:p>
          </table:table-cell>
        </table:table-row>
        <table:table-row table:style-name="TableLine94391173174560">
          <table:table-cell table:style-name="Tabell9.A1" office:value-type="string">
            <text:p text:style-name="P204">90</text:p>
          </table:table-cell>
          <table:table-cell table:style-name="Tabell9.A1" office:value-type="string">
            <text:p text:style-name="P205">0.0674</text:p>
          </table:table-cell>
          <table:table-cell table:style-name="Tabell9.A1" office:value-type="string">
            <text:p text:style-name="P205">46.16</text:p>
          </table:table-cell>
        </table:table-row>
        <table:table-row table:style-name="TableLine94391173175520">
          <table:table-cell table:style-name="Tabell9.A1" office:value-type="string">
            <text:p text:style-name="P204">100</text:p>
          </table:table-cell>
          <table:table-cell table:style-name="Tabell9.A1" office:value-type="string">
            <text:p text:style-name="P205">0.0670</text:p>
          </table:table-cell>
          <table:table-cell table:style-name="Tabell9.A1" office:value-type="string">
            <text:p text:style-name="P205">47.833</text:p>
          </table:table-cell>
        </table:table-row>
      </table:table>
      <text:p text:style-name="P52"/>
      <text:p text:style-name="P47">amount of units dont seem to matter :/</text:p>
      <text:p text:style-name="P32"/>
      <text:p text:style-name="P32">lets just use <text:span text:style-name="T22">2</text:span>0</text:p>
      <text:p text:style-name="P16"/>
      <text:p text:style-name="P51"><text:span text:style-name="T22">2</text:span>0 epochs, <text:span text:style-name="T9">30 units</text:span>:</text:p>
      <text:p text:style-name="P51"/>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391173179648">
          <table:table-cell table:style-name="Tabell12.A1" office:value-type="string">
            <text:p text:style-name="P76">H<text:span text:style-name="T1">us</text:span></text:p>
          </table:table-cell>
          <table:table-cell table:style-name="Tabell12.A1" office:value-type="string">
            <text:p text:style-name="P88">MSE</text:p>
          </table:table-cell>
          <table:table-cell table:style-name="Tabell12.A1" office:value-type="string">
            <text:p text:style-name="P76">RMSE</text:p>
          </table:table-cell>
          <table:table-cell table:style-name="Tabell12.A1" office:value-type="string">
            <text:p text:style-name="P76">MAE</text:p>
          </table:table-cell>
          <table:table-cell table:style-name="Tabell12.A1" office:value-type="string">
            <text:p text:style-name="P76">MAPE (%)</text:p>
          </table:table-cell>
        </table:table-row>
        <table:table-row table:style-name="TableLine94391173221392">
          <table:table-cell table:style-name="Tabell12.A1" office:value-type="string">
            <text:p text:style-name="P76">MAC000150</text:p>
          </table:table-cell>
          <table:table-cell table:style-name="Tabell12.A1" office:value-type="string">
            <text:p text:style-name="P142">0.0045</text:p>
          </table:table-cell>
          <table:table-cell table:style-name="Tabell12.A1" office:value-type="string">
            <text:p text:style-name="P142">0.0673</text:p>
          </table:table-cell>
          <table:table-cell table:style-name="Tabell12.A1" office:value-type="string">
            <text:p text:style-name="P142">0.0381</text:p>
          </table:table-cell>
          <table:table-cell table:style-name="Tabell12.A1" office:value-type="string">
            <text:p text:style-name="P142">50.19</text:p>
          </table:table-cell>
        </table:table-row>
        <table:table-row table:style-name="TableLine94391173222256">
          <table:table-cell table:style-name="Tabell12.A1" office:value-type="string">
            <text:p text:style-name="P76">MAC000152</text:p>
          </table:table-cell>
          <table:table-cell table:style-name="Tabell12.A1" office:value-type="string">
            <text:p text:style-name="P143">0.0057</text:p>
          </table:table-cell>
          <table:table-cell table:style-name="Tabell12.A1" office:value-type="string">
            <text:p text:style-name="P143">0.0755</text:p>
          </table:table-cell>
          <table:table-cell table:style-name="Tabell12.A1" office:value-type="string">
            <text:p text:style-name="P143">0.0411</text:p>
          </table:table-cell>
          <table:table-cell table:style-name="Tabell12.A1" office:value-type="string">
            <text:p text:style-name="P143">84.69</text:p>
          </table:table-cell>
        </table:table-row>
        <table:table-row table:style-name="TableLine94391173223312">
          <table:table-cell table:style-name="Tabell12.A1" office:value-type="string">
            <text:p text:style-name="P76">MAC000153</text:p>
          </table:table-cell>
          <table:table-cell table:style-name="Tabell12.A1" office:value-type="string">
            <text:p text:style-name="P143">0.0044</text:p>
          </table:table-cell>
          <table:table-cell table:style-name="Tabell12.A1" office:value-type="string">
            <text:p text:style-name="P143">0.0665</text:p>
          </table:table-cell>
          <table:table-cell table:style-name="Tabell12.A1" office:value-type="string">
            <text:p text:style-name="P143">0.0444</text:p>
          </table:table-cell>
          <table:table-cell table:style-name="Tabell12.A1" office:value-type="string">
            <text:p text:style-name="P143">41.16</text:p>
          </table:table-cell>
        </table:table-row>
        <table:table-row table:style-name="TableLine94391173224848">
          <table:table-cell table:style-name="Tabell12.A1" office:value-type="string">
            <text:p text:style-name="P76">MAC000165</text:p>
          </table:table-cell>
          <table:table-cell table:style-name="Tabell12.A1" office:value-type="string">
            <text:p text:style-name="P143">0.0056</text:p>
          </table:table-cell>
          <table:table-cell table:style-name="Tabell12.A1" office:value-type="string">
            <text:p text:style-name="P143">0.0753</text:p>
          </table:table-cell>
          <table:table-cell table:style-name="Tabell12.A1" office:value-type="string">
            <text:p text:style-name="P143">0.0553</text:p>
          </table:table-cell>
          <table:table-cell table:style-name="Tabell12.A1" office:value-type="string">
            <text:p text:style-name="P143">26.64</text:p>
          </table:table-cell>
        </table:table-row>
        <table:table-row table:style-name="TableLine94391173226144">
          <table:table-cell table:style-name="Tabell12.A1" office:value-type="string">
            <text:p text:style-name="P76">MAC000169</text:p>
          </table:table-cell>
          <table:table-cell table:style-name="Tabell12.A1" office:value-type="string">
            <text:p text:style-name="P142">0.0038</text:p>
          </table:table-cell>
          <table:table-cell table:style-name="Tabell12.A1" office:value-type="string">
            <text:p text:style-name="P142">0.0616</text:p>
          </table:table-cell>
          <table:table-cell table:style-name="Tabell12.A1" office:value-type="string">
            <text:p text:style-name="P142">0.0315</text:p>
          </table:table-cell>
          <table:table-cell table:style-name="Tabell12.A1" office:value-type="string">
            <text:p text:style-name="P142">43.15</text:p>
          </table:table-cell>
        </table:table-row>
        <table:table-row table:style-name="TableLine94391173227312">
          <table:table-cell table:style-name="Tabell12.A1" office:value-type="string">
            <text:p text:style-name="P76">MAC000168</text:p>
          </table:table-cell>
          <table:table-cell table:style-name="Tabell12.A1" office:value-type="string">
            <text:p text:style-name="P142">0.0048</text:p>
          </table:table-cell>
          <table:table-cell table:style-name="Tabell12.A1" office:value-type="string">
            <text:p text:style-name="P142">0.0693</text:p>
          </table:table-cell>
          <table:table-cell table:style-name="Tabell12.A1" office:value-type="string">
            <text:p text:style-name="P142">0.0296</text:p>
          </table:table-cell>
          <table:table-cell table:style-name="Tabell12.A1" office:value-type="string">
            <text:p text:style-name="P142">103.88</text:p>
          </table:table-cell>
        </table:table-row>
        <table:table-row table:style-name="TableLine94391173228528">
          <table:table-cell table:style-name="Tabell12.A1" office:value-type="string">
            <text:p text:style-name="P76">MAC000159</text:p>
          </table:table-cell>
          <table:table-cell table:style-name="Tabell12.A1" office:value-type="string">
            <text:p text:style-name="P144">0.0020</text:p>
          </table:table-cell>
          <table:table-cell table:style-name="Tabell12.A1" office:value-type="string">
            <text:p text:style-name="P144">0.0457</text:p>
          </table:table-cell>
          <table:table-cell table:style-name="Tabell12.A1" office:value-type="string">
            <text:p text:style-name="P144">0.0236</text:p>
          </table:table-cell>
          <table:table-cell table:style-name="Tabell12.A1" office:value-type="string">
            <text:p text:style-name="P144">28.48</text:p>
          </table:table-cell>
        </table:table-row>
        <table:table-row table:style-name="TableLine94391173229744">
          <table:table-cell table:style-name="Tabell12.A1" office:value-type="string">
            <text:p text:style-name="P76">MAC000173</text:p>
          </table:table-cell>
          <table:table-cell table:style-name="Tabell12.A1" office:value-type="string">
            <text:p text:style-name="P143">0.0059</text:p>
          </table:table-cell>
          <table:table-cell table:style-name="Tabell12.A1" office:value-type="string">
            <text:p text:style-name="P143">0.0773</text:p>
          </table:table-cell>
          <table:table-cell table:style-name="Tabell12.A1" office:value-type="string">
            <text:p text:style-name="P143">0.0456</text:p>
          </table:table-cell>
          <table:table-cell table:style-name="Tabell12.A1" office:value-type="string">
            <text:p text:style-name="P143">46.15</text:p>
          </table:table-cell>
        </table:table-row>
        <table:table-row table:style-name="TableLine94391173230880">
          <table:table-cell table:style-name="Tabell12.A1" office:value-type="string">
            <text:p text:style-name="P76">MAC000179</text:p>
          </table:table-cell>
          <table:table-cell table:style-name="Tabell12.A1" office:value-type="string">
            <text:p text:style-name="P142">0.0026</text:p>
          </table:table-cell>
          <table:table-cell table:style-name="Tabell12.A1" office:value-type="string">
            <text:p text:style-name="P142">0.0515</text:p>
          </table:table-cell>
          <table:table-cell table:style-name="Tabell12.A1" office:value-type="string">
            <text:p text:style-name="P142">0.0278</text:p>
          </table:table-cell>
          <table:table-cell table:style-name="Tabell12.A1" office:value-type="string">
            <text:p text:style-name="P143">46.97</text:p>
          </table:table-cell>
        </table:table-row>
        <table:table-row table:style-name="TableLine94391173232096">
          <table:table-cell table:style-name="Tabell12.A1" office:value-type="string">
            <text:p text:style-name="P76">MAC000181</text:p>
          </table:table-cell>
          <table:table-cell table:style-name="Tabell12.A1" office:value-type="string">
            <text:p text:style-name="P143">0.0018</text:p>
          </table:table-cell>
          <table:table-cell table:style-name="Tabell12.A1" office:value-type="string">
            <text:p text:style-name="P143">0.0426</text:p>
          </table:table-cell>
          <table:table-cell table:style-name="Tabell12.A1" office:value-type="string">
            <text:p text:style-name="P143">0.0206</text:p>
          </table:table-cell>
          <table:table-cell table:style-name="Tabell12.A1" office:value-type="string">
            <text:p text:style-name="P143">34.79</text:p>
          </table:table-cell>
        </table:table-row>
      </table:table>
      <text:p text:style-name="P26"/>
      <text:p text:style-name="P16"/>
      <text:p text:style-name="P29">outside of using less units in the hidden layer than inputs (24lags)+1bias , mape seems relatively unphased past 30 units</text:p>
      <text:p text:style-name="P16"/>
      <text:p text:style-name="P34">(MLP)</text:p>
      <text:p text:style-name="P28">2 layers <text:span text:style-name="T10">3</text:span>0 units both <text:span text:style-name="T10">(homogenous layers)</text:span></text:p>
      <text:p text:style-name="P28">loss actually seems to go up after 10 epochs maybe braincells confusing eachoter, <text:span text:style-name="T10">no need to train for more than 10 epochs after all</text:span></text:p>
      <text:p text:style-name="P28"/>
      <table:table table:name="Tabell8" table:style-name="Tabell8">
        <table:table-column table:style-name="Tabell8.A"/>
        <table:table-column table:style-name="Tabell8.B"/>
        <table:table-column table:style-name="Tabell8.C"/>
        <table:table-row table:style-name="TableLine94391173237520">
          <table:table-cell table:style-name="Tabell8.A1" office:value-type="string">
            <text:p text:style-name="P97">epochs</text:p>
          </table:table-cell>
          <table:table-cell table:style-name="Tabell8.A1" office:value-type="string">
            <text:p text:style-name="P75">MAPE (%)</text:p>
          </table:table-cell>
          <table:table-cell table:style-name="Tabell8.A1" office:value-type="string">
            <text:p text:style-name="P112">rmse</text:p>
          </table:table-cell>
        </table:table-row>
        <table:table-row table:style-name="TableLine94391173251312">
          <table:table-cell table:style-name="Tabell8.A1" office:value-type="string">
            <text:p text:style-name="P189">10</text:p>
          </table:table-cell>
          <table:table-cell table:style-name="Tabell8.A1" office:value-type="string">
            <text:p text:style-name="P3">4<text:span text:style-name="T10">9</text:span>.<text:span text:style-name="T10">93</text:span></text:p>
          </table:table-cell>
          <table:table-cell table:style-name="Tabell8.A1" office:value-type="string">
            <text:p text:style-name="P4">0.0695</text:p>
          </table:table-cell>
        </table:table-row>
        <table:table-row table:style-name="TableLine94391173251776">
          <table:table-cell table:style-name="Tabell8.A1" office:value-type="string">
            <text:p text:style-name="P97">20</text:p>
          </table:table-cell>
          <table:table-cell table:style-name="Tabell8.A1" office:value-type="string">
            <text:p text:style-name="P107">4<text:span text:style-name="T10">3.97</text:span></text:p>
          </table:table-cell>
          <table:table-cell table:style-name="Tabell8.A1" office:value-type="string">
            <text:p text:style-name="P112">0.0704</text:p>
          </table:table-cell>
        </table:table-row>
        <table:table-row table:style-name="TableLine94391173252528">
          <table:table-cell table:style-name="Tabell8.A1" office:value-type="string">
            <text:p text:style-name="P100">30</text:p>
          </table:table-cell>
          <table:table-cell table:style-name="Tabell8.A1" office:value-type="string">
            <text:p text:style-name="P107">46.<text:span text:style-name="T10">9</text:span></text:p>
          </table:table-cell>
          <table:table-cell table:style-name="Tabell8.A1" office:value-type="string">
            <text:p text:style-name="P112">0.0710</text:p>
          </table:table-cell>
        </table:table-row>
        <table:table-row table:style-name="TableLine94391173253376">
          <table:table-cell table:style-name="Tabell8.A1" office:value-type="string">
            <text:p text:style-name="P175">40</text:p>
          </table:table-cell>
          <table:table-cell table:style-name="Tabell8.A1" office:value-type="string">
            <text:p text:style-name="P178">46.58</text:p>
          </table:table-cell>
          <table:table-cell table:style-name="Tabell8.A1" office:value-type="string">
            <text:p text:style-name="P178">0.0698</text:p>
          </table:table-cell>
        </table:table-row>
        <table:table-row table:style-name="TableLine94391173254176">
          <table:table-cell table:style-name="Tabell8.A1" office:value-type="string">
            <text:p text:style-name="P100">50</text:p>
          </table:table-cell>
          <table:table-cell table:style-name="Tabell8.A1" office:value-type="string">
            <text:p text:style-name="P112">47.88</text:p>
          </table:table-cell>
          <table:table-cell table:style-name="Tabell8.A1" office:value-type="string">
            <text:p text:style-name="P112">0.0697</text:p>
          </table:table-cell>
        </table:table-row>
        <table:table-row table:style-name="TableLine94391173255200">
          <table:table-cell table:style-name="Tabell8.A1" office:value-type="string">
            <text:p text:style-name="P100">60</text:p>
          </table:table-cell>
          <table:table-cell table:style-name="Tabell8.A1" office:value-type="string">
            <text:p text:style-name="P116">47.09</text:p>
          </table:table-cell>
          <table:table-cell table:style-name="Tabell8.A1" office:value-type="string">
            <text:p text:style-name="P116">0.0713</text:p>
          </table:table-cell>
        </table:table-row>
      </table:table>
      <text:p text:style-name="P15"/>
      <text:p text:style-name="P15"/>
      <text:p text:style-name="P33"><text:soft-page-break/>lets just keep epochs as 20 for consistency</text:p>
      <text:p text:style-name="P19"/>
      <table:table table:name="Tabell13" table:style-name="Tabell13">
        <table:table-column table:style-name="Tabell13.A"/>
        <table:table-column table:style-name="Tabell13.B"/>
        <table:table-column table:style-name="Tabell13.C"/>
        <table:table-row table:style-name="TableLine94391173257408">
          <table:table-cell table:style-name="Tabell13.A1" office:value-type="string">
            <text:p text:style-name="P116">units</text:p>
          </table:table-cell>
          <table:table-cell table:style-name="Tabell13.A1" office:value-type="string">
            <text:p text:style-name="P77">MAPE (%)</text:p>
          </table:table-cell>
          <table:table-cell table:style-name="Tabell13.A1" office:value-type="string">
            <text:p text:style-name="P113">rmse</text:p>
          </table:table-cell>
        </table:table-row>
        <table:table-row table:style-name="TableLine94391173301072">
          <table:table-cell table:style-name="Tabell13.A1" office:value-type="string">
            <text:p text:style-name="P167">30 ( controll )</text:p>
          </table:table-cell>
          <table:table-cell table:style-name="Tabell13.A1" office:value-type="string">
            <text:p text:style-name="P168">50.59</text:p>
          </table:table-cell>
          <table:table-cell table:style-name="Tabell13.A1" office:value-type="string">
            <text:p text:style-name="P168">0.0674</text:p>
          </table:table-cell>
        </table:table-row>
        <table:table-row table:style-name="TableLine94391173301536">
          <table:table-cell table:style-name="Tabell13.A1" office:value-type="string">
            <text:p text:style-name="P194">10,10</text:p>
          </table:table-cell>
          <table:table-cell table:style-name="Tabell13.A1" office:value-type="string">
            <text:p text:style-name="P9">49.55</text:p>
          </table:table-cell>
          <table:table-cell table:style-name="Tabell13.A1" office:value-type="string">
            <text:p text:style-name="P9">0.0676</text:p>
          </table:table-cell>
        </table:table-row>
        <table:table-row table:style-name="TableLine94391173302288">
          <table:table-cell table:style-name="Tabell13.A1" office:value-type="string">
            <text:p text:style-name="P168">20,10</text:p>
          </table:table-cell>
          <table:table-cell table:style-name="Tabell13.A1" office:value-type="string">
            <text:p text:style-name="P168">45.22</text:p>
          </table:table-cell>
          <table:table-cell table:style-name="Tabell13.A1" office:value-type="string">
            <text:p text:style-name="P168">0.0674</text:p>
          </table:table-cell>
        </table:table-row>
        <table:table-row table:style-name="TableLine94391173303136">
          <table:table-cell table:style-name="Tabell13.A1" office:value-type="string">
            <text:p text:style-name="P168">20,20</text:p>
          </table:table-cell>
          <table:table-cell table:style-name="Tabell13.A1" office:value-type="string">
            <text:p text:style-name="P169">49.43</text:p>
          </table:table-cell>
          <table:table-cell table:style-name="Tabell13.A1" office:value-type="string">
            <text:p text:style-name="P169">0.0677</text:p>
          </table:table-cell>
        </table:table-row>
        <table:table-row table:style-name="TableLine94391173304176">
          <table:table-cell table:style-name="Tabell13.A1" office:value-type="string">
            <text:p text:style-name="P187">30,10</text:p>
          </table:table-cell>
          <table:table-cell table:style-name="Tabell13.A1" office:value-type="string">
            <text:p text:style-name="P187">47.19</text:p>
          </table:table-cell>
          <table:table-cell table:style-name="Tabell13.A1" office:value-type="string">
            <text:p text:style-name="P187">0.0676</text:p>
          </table:table-cell>
        </table:table-row>
        <table:table-row table:style-name="TableLine94391173305360">
          <table:table-cell table:style-name="Tabell13.A1" office:value-type="string">
            <text:p text:style-name="P169">30,20</text:p>
          </table:table-cell>
          <table:table-cell table:style-name="Tabell13.A1" office:value-type="string">
            <text:p text:style-name="P170">51.31</text:p>
          </table:table-cell>
          <table:table-cell table:style-name="Tabell13.A1" office:value-type="string">
            <text:p text:style-name="P170">0.0673</text:p>
          </table:table-cell>
        </table:table-row>
        <table:table-row table:style-name="TableLine94391173306320">
          <table:table-cell table:style-name="Tabell13.A1" office:value-type="string">
            <text:p text:style-name="P169">30,30</text:p>
          </table:table-cell>
          <table:table-cell table:style-name="Tabell13.A1" office:value-type="string">
            <text:p text:style-name="P170">48.12</text:p>
          </table:table-cell>
          <table:table-cell table:style-name="Tabell13.A1" office:value-type="string">
            <text:p text:style-name="P170">0.0674</text:p>
          </table:table-cell>
        </table:table-row>
        <table:table-row table:style-name="TableLine94391173307280">
          <table:table-cell table:style-name="Tabell13.A1" office:value-type="string">
            <text:p text:style-name="P170">10,10,10</text:p>
          </table:table-cell>
          <table:table-cell table:style-name="Tabell13.A1" office:value-type="string">
            <text:p text:style-name="P170">48.05</text:p>
          </table:table-cell>
          <table:table-cell table:style-name="Tabell13.A1" office:value-type="string">
            <text:p text:style-name="P170">0.0677</text:p>
          </table:table-cell>
        </table:table-row>
        <table:table-row table:style-name="TableLine94391173308160">
          <table:table-cell table:style-name="Tabell13.A1" office:value-type="string">
            <text:p text:style-name="P170">20,15,10</text:p>
          </table:table-cell>
          <table:table-cell table:style-name="Tabell13.A1" office:value-type="string">
            <text:p text:style-name="P170">46.87</text:p>
          </table:table-cell>
          <table:table-cell table:style-name="Tabell13.A1" office:value-type="string">
            <text:p text:style-name="P170">0.0675</text:p>
          </table:table-cell>
        </table:table-row>
        <table:table-row table:style-name="TableLine94391173309120">
          <table:table-cell table:style-name="Tabell13.A1" office:value-type="string">
            <text:p text:style-name="P170">20,10,5</text:p>
          </table:table-cell>
          <table:table-cell table:style-name="Tabell13.A1" office:value-type="string">
            <text:p text:style-name="P170">48.88</text:p>
          </table:table-cell>
          <table:table-cell table:style-name="Tabell13.A1" office:value-type="string">
            <text:p text:style-name="P170">0.0674</text:p>
          </table:table-cell>
        </table:table-row>
        <table:table-row table:style-name="TableLine94391173310080">
          <table:table-cell table:style-name="Tabell13.A1" office:value-type="string">
            <text:p text:style-name="P170">30,20,10</text:p>
          </table:table-cell>
          <table:table-cell table:style-name="Tabell13.A1" office:value-type="string">
            <text:p text:style-name="P170">48.58</text:p>
          </table:table-cell>
          <table:table-cell table:style-name="Tabell13.A1" office:value-type="string">
            <text:p text:style-name="P170">0.0673</text:p>
          </table:table-cell>
        </table:table-row>
        <table:table-row table:style-name="Tabell13.13">
          <table:table-cell table:style-name="Tabell13.A1" office:value-type="string">
            <text:p text:style-name="P170">30,15,1<text:span text:style-name="T26">0</text:span></text:p>
          </table:table-cell>
          <table:table-cell table:style-name="Tabell13.A1" office:value-type="string">
            <text:p text:style-name="P171">50.59</text:p>
          </table:table-cell>
          <table:table-cell table:style-name="Tabell13.A1" office:value-type="string">
            <text:p text:style-name="P171">0.0679</text:p>
          </table:table-cell>
        </table:table-row>
        <table:table-row table:style-name="TableLine94391173312048">
          <table:table-cell table:style-name="Tabell13.A1" office:value-type="string">
            <text:p text:style-name="P170">40,20,10</text:p>
          </table:table-cell>
          <table:table-cell table:style-name="Tabell13.A1" office:value-type="string">
            <text:p text:style-name="P171">49.21</text:p>
          </table:table-cell>
          <table:table-cell table:style-name="Tabell13.A1" office:value-type="string">
            <text:p text:style-name="P171">0.0675</text:p>
          </table:table-cell>
        </table:table-row>
        <table:table-row table:style-name="TableLine94391173312960">
          <table:table-cell table:style-name="Tabell13.A1" office:value-type="string">
            <text:p text:style-name="P171">50,30,10</text:p>
          </table:table-cell>
          <table:table-cell table:style-name="Tabell13.A1" office:value-type="string">
            <text:p text:style-name="P171">50.26</text:p>
          </table:table-cell>
          <table:table-cell table:style-name="Tabell13.A1" office:value-type="string">
            <text:p text:style-name="P171">0.0674</text:p>
          </table:table-cell>
        </table:table-row>
      </table:table>
      <text:p text:style-name="P17"/>
      <text:p text:style-name="P35">unable to find anything sufficiently better based on metrics, can be noted the future prediction of slp,mlp looks way more applicable than linear perceptron. No noted difference for multiple layer perceptrons <text:span text:style-name="T11">from single layer.</text:span></text:p>
      <text:p text:style-name="P15"/>
      <text:p text:style-name="P20">LSTM <text:span text:style-name="T5">(one layer)</text:span></text:p>
      <text:p text:style-name="P20"/>
      <text:p text:style-name="P12">calibrated with MAC000150</text:p>
      <text:p text:style-name="P12"/>
      <text:p text:style-name="P21">in general more defined future predictions with more epochs, MAPE metric only applied on test dataset.</text:p>
      <text:p text:style-name="P12"/>
      <text:p text:style-name="P48">Loss doesnt seem to go further down after 10-15 epochs</text:p>
      <text:p text:style-name="P62">not yet done for hh data</text:p>
      <text:p text:style-name="P19"/>
      <text:p text:style-name="P12"/>
      <table:table table:name="Tabell2" table:style-name="Tabell2">
        <table:table-column table:style-name="Tabell2.A"/>
        <table:table-column table:style-name="Tabell2.B"/>
        <table:table-column table:style-name="Tabell2.C"/>
        <table:table-row table:style-name="TableLine94391173316432">
          <table:table-cell table:style-name="Tabell2.A1" office:value-type="string">
            <text:p text:style-name="P95">epochs</text:p>
          </table:table-cell>
          <table:table-cell table:style-name="Tabell2.A1" office:value-type="string">
            <text:p text:style-name="P71">MAPE (%)</text:p>
          </table:table-cell>
          <table:table-cell table:style-name="Tabell2.A1" office:value-type="string">
            <text:p text:style-name="P109">rmse</text:p>
          </table:table-cell>
        </table:table-row>
        <table:table-row table:style-name="TableLine94391173342912">
          <table:table-cell table:style-name="Tabell2.A1" office:value-type="string">
            <text:p text:style-name="P188">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391173343264">
          <table:table-cell table:style-name="Tabell2.A1" office:value-type="string">
            <text:p text:style-name="P95">20</text:p>
          </table:table-cell>
          <table:table-cell table:style-name="Tabell2.A1" office:value-type="string">
            <text:p text:style-name="P101">46.1</text:p>
          </table:table-cell>
          <table:table-cell table:style-name="Tabell2.A1" office:value-type="string">
            <text:p text:style-name="P110">0.0692</text:p>
          </table:table-cell>
        </table:table-row>
        <table:table-row table:style-name="TableLine94391173344016">
          <table:table-cell table:style-name="Tabell2.A1" office:value-type="string">
            <text:p text:style-name="P98">30</text:p>
          </table:table-cell>
          <table:table-cell table:style-name="Tabell2.A1" office:value-type="string">
            <text:p text:style-name="P101">45.6</text:p>
          </table:table-cell>
          <table:table-cell table:style-name="Tabell2.A1" office:value-type="string">
            <text:p text:style-name="P110">0.0692</text:p>
          </table:table-cell>
        </table:table-row>
        <table:table-row table:style-name="TableLine94391173344864">
          <table:table-cell table:style-name="Tabell2.A1" office:value-type="string">
            <text:p text:style-name="P173">40</text:p>
          </table:table-cell>
          <table:table-cell table:style-name="Tabell2.A1" office:value-type="string">
            <text:p text:style-name="P172">47.4</text:p>
          </table:table-cell>
          <table:table-cell table:style-name="Tabell2.A1" office:value-type="string">
            <text:p text:style-name="P177">0.0692</text:p>
          </table:table-cell>
        </table:table-row>
        <table:table-row table:style-name="TableLine94391173345904">
          <table:table-cell table:style-name="Tabell2.A1" office:value-type="string">
            <text:p text:style-name="P98">50</text:p>
          </table:table-cell>
          <table:table-cell table:style-name="Tabell2.A1" office:value-type="string">
            <text:p text:style-name="P102">47.1</text:p>
          </table:table-cell>
          <table:table-cell table:style-name="Tabell2.A1" office:value-type="string">
            <text:p text:style-name="P110">0.0692</text:p>
          </table:table-cell>
        </table:table-row>
        <table:table-row table:style-name="TableLine94391173346816">
          <table:table-cell table:style-name="Tabell2.A1" office:value-type="string">
            <text:p text:style-name="P98">60</text:p>
          </table:table-cell>
          <table:table-cell table:style-name="Tabell2.A1" office:value-type="string">
            <text:p text:style-name="P102">45.0</text:p>
          </table:table-cell>
          <table:table-cell table:style-name="Tabell2.A1" office:value-type="string">
            <text:p text:style-name="P110">0.0692</text:p>
          </table:table-cell>
        </table:table-row>
        <table:table-row table:style-name="TableLine94391173347776">
          <table:table-cell table:style-name="Tabell2.A1" office:value-type="string">
            <text:p text:style-name="P98">70</text:p>
          </table:table-cell>
          <table:table-cell table:style-name="Tabell2.A1" office:value-type="string">
            <text:p text:style-name="P102">49.1</text:p>
          </table:table-cell>
          <table:table-cell table:style-name="Tabell2.A1" office:value-type="string">
            <text:p text:style-name="P110">0.0692</text:p>
          </table:table-cell>
        </table:table-row>
        <table:table-row table:style-name="TableLine94391173348736">
          <table:table-cell table:style-name="Tabell2.A1" office:value-type="string">
            <text:p text:style-name="P98">80</text:p>
          </table:table-cell>
          <table:table-cell table:style-name="Tabell2.A1" office:value-type="string">
            <text:p text:style-name="P102">46.7</text:p>
          </table:table-cell>
          <table:table-cell table:style-name="Tabell2.A1" office:value-type="string">
            <text:p text:style-name="P110">0.0692</text:p>
          </table:table-cell>
        </table:table-row>
        <table:table-row table:style-name="TableLine94391173349616">
          <table:table-cell table:style-name="Tabell2.A1" office:value-type="string">
            <text:p text:style-name="P98">90</text:p>
          </table:table-cell>
          <table:table-cell table:style-name="Tabell2.A1" office:value-type="string">
            <text:p text:style-name="P103">47.4</text:p>
          </table:table-cell>
          <table:table-cell table:style-name="Tabell2.A1" office:value-type="string">
            <text:p text:style-name="P110">0.0692</text:p>
          </table:table-cell>
        </table:table-row>
        <table:table-row table:style-name="TableLine94391173350576">
          <table:table-cell table:style-name="Tabell2.A1" office:value-type="string">
            <text:p text:style-name="P98">100</text:p>
          </table:table-cell>
          <table:table-cell table:style-name="Tabell2.A1" office:value-type="string">
            <text:p text:style-name="P103">50.0</text:p>
          </table:table-cell>
          <table:table-cell table:style-name="Tabell2.A1" office:value-type="string">
            <text:p text:style-name="P110">0.0692</text:p>
          </table:table-cell>
        </table:table-row>
      </table:table>
      <text:p text:style-name="P12"/>
      <text:p text:style-name="P111"/>
      <text:p text:style-name="P111"/>
      <text:p text:style-name="P111"/>
      <text:p text:style-name="P111"/>
      <text:p text:style-name="P111"/>
      <text:p text:style-name="P111"/>
      <text:p text:style-name="P111"/>
      <text:p text:style-name="P111"><text:soft-page-break/></text:p>
      <text:p text:style-name="P62">not yet done for hh data</text:p>
      <text:p text:style-name="P19"/>
      <text:p text:style-name="P111">20 epochs:</text:p>
      <table:table table:name="Tabell3" table:style-name="Tabell3">
        <table:table-column table:style-name="Tabell3.A"/>
        <table:table-column table:style-name="Tabell3.B"/>
        <table:table-column table:style-name="Tabell3.C"/>
        <table:table-row table:style-name="TableLine94391173357248">
          <table:table-cell table:style-name="Tabell3.A1" office:value-type="string">
            <text:p text:style-name="P195">LSTM layer depth</text:p>
          </table:table-cell>
          <table:table-cell table:style-name="Tabell3.A1" office:value-type="string">
            <text:p text:style-name="P195">MAPE (%) </text:p>
          </table:table-cell>
          <table:table-cell table:style-name="Tabell3.A1" office:value-type="string">
            <text:p text:style-name="P198">rmse</text:p>
          </table:table-cell>
        </table:table-row>
        <table:table-row table:style-name="TableLine94391173392496">
          <table:table-cell table:style-name="Tabell3.A1" office:value-type="string">
            <text:p text:style-name="P195">1</text:p>
          </table:table-cell>
          <table:table-cell table:style-name="Tabell3.A1" office:value-type="string">
            <text:p text:style-name="P195">44.4</text:p>
          </table:table-cell>
          <table:table-cell table:style-name="Tabell3.A1" office:value-type="string">
            <text:p text:style-name="P198">0.0959</text:p>
          </table:table-cell>
        </table:table-row>
        <table:table-row table:style-name="TableLine94391173392848">
          <table:table-cell table:style-name="Tabell3.A1" office:value-type="string">
            <text:p text:style-name="P195">10</text:p>
          </table:table-cell>
          <table:table-cell table:style-name="Tabell3.A1" office:value-type="string">
            <text:p text:style-name="P195">43.8</text:p>
          </table:table-cell>
          <table:table-cell table:style-name="Tabell3.A1" office:value-type="string">
            <text:p text:style-name="P199">0.0728</text:p>
          </table:table-cell>
        </table:table-row>
        <table:table-row table:style-name="TableLine94391173393600">
          <table:table-cell table:style-name="Tabell3.A1" office:value-type="string">
            <text:p text:style-name="P195">20</text:p>
          </table:table-cell>
          <table:table-cell table:style-name="Tabell3.A1" office:value-type="string">
            <text:p text:style-name="P195">48.8</text:p>
          </table:table-cell>
          <table:table-cell table:style-name="Tabell3.A1" office:value-type="string">
            <text:p text:style-name="P199">0.0714</text:p>
          </table:table-cell>
        </table:table-row>
        <table:table-row table:style-name="TableLine94391173394448">
          <table:table-cell table:style-name="Tabell3.A1" office:value-type="string">
            <text:p text:style-name="P195">30</text:p>
          </table:table-cell>
          <table:table-cell table:style-name="Tabell3.A1" office:value-type="string">
            <text:p text:style-name="P195">51.2</text:p>
          </table:table-cell>
          <table:table-cell table:style-name="Tabell3.A1" office:value-type="string">
            <text:p text:style-name="P199">0.0695</text:p>
          </table:table-cell>
        </table:table-row>
        <table:table-row table:style-name="TableLine94391173395488">
          <table:table-cell table:style-name="Tabell3.A1" office:value-type="string">
            <text:p text:style-name="P196">40</text:p>
          </table:table-cell>
          <table:table-cell table:style-name="Tabell3.A1" office:value-type="string">
            <text:p text:style-name="P196">48.2</text:p>
          </table:table-cell>
          <table:table-cell table:style-name="Tabell3.A1" office:value-type="string">
            <text:p text:style-name="P199">0.0705</text:p>
          </table:table-cell>
        </table:table-row>
        <table:table-row table:style-name="TableLine94391173396400">
          <table:table-cell table:style-name="Tabell3.A1" office:value-type="string">
            <text:p text:style-name="P195">50</text:p>
          </table:table-cell>
          <table:table-cell table:style-name="Tabell3.A1" office:value-type="string">
            <text:p text:style-name="P195">46.9</text:p>
          </table:table-cell>
          <table:table-cell table:style-name="Tabell3.A1" office:value-type="string">
            <text:p text:style-name="P199">0.0698</text:p>
          </table:table-cell>
        </table:table-row>
        <table:table-row table:style-name="TableLine94391173397360">
          <table:table-cell table:style-name="Tabell3.A1" office:value-type="string">
            <text:p text:style-name="P196">60</text:p>
          </table:table-cell>
          <table:table-cell table:style-name="Tabell3.A1" office:value-type="string">
            <text:p text:style-name="P196">49.2</text:p>
          </table:table-cell>
          <table:table-cell table:style-name="Tabell3.A1" office:value-type="string">
            <text:p text:style-name="P199">0.0701</text:p>
          </table:table-cell>
        </table:table-row>
        <table:table-row table:style-name="TableLine94391173398320">
          <table:table-cell table:style-name="Tabell3.A1" office:value-type="string">
            <text:p text:style-name="P196">70</text:p>
          </table:table-cell>
          <table:table-cell table:style-name="Tabell3.A1" office:value-type="string">
            <text:p text:style-name="P196">45.8</text:p>
          </table:table-cell>
          <table:table-cell table:style-name="Tabell3.A1" office:value-type="string">
            <text:p text:style-name="P200">0.0701</text:p>
          </table:table-cell>
        </table:table-row>
        <table:table-row table:style-name="TableLine94391173399200">
          <table:table-cell table:style-name="Tabell3.A1" office:value-type="string">
            <text:p text:style-name="P196">80</text:p>
          </table:table-cell>
          <table:table-cell table:style-name="Tabell3.A1" office:value-type="string">
            <text:p text:style-name="P196">44.7</text:p>
          </table:table-cell>
          <table:table-cell table:style-name="Tabell3.A1" office:value-type="string">
            <text:p text:style-name="P200">0.0707</text:p>
          </table:table-cell>
        </table:table-row>
        <table:table-row table:style-name="TableLine94391173400160">
          <table:table-cell table:style-name="Tabell3.A1" office:value-type="string">
            <text:p text:style-name="P196">90</text:p>
          </table:table-cell>
          <table:table-cell table:style-name="Tabell3.A1" office:value-type="string">
            <text:p text:style-name="P196">48.3</text:p>
          </table:table-cell>
          <table:table-cell table:style-name="Tabell3.A1" office:value-type="string">
            <text:p text:style-name="P200">0.0694</text:p>
          </table:table-cell>
        </table:table-row>
        <table:table-row table:style-name="TableLine94391173401120">
          <table:table-cell table:style-name="Tabell3.A1" office:value-type="string">
            <text:p text:style-name="P196">100</text:p>
          </table:table-cell>
          <table:table-cell table:style-name="Tabell3.A1" office:value-type="string">
            <text:p text:style-name="P197">47.0</text:p>
          </table:table-cell>
          <table:table-cell table:style-name="Tabell3.A1" office:value-type="string">
            <text:p text:style-name="P200">0.0697</text:p>
          </table:table-cell>
        </table:table-row>
        <table:table-row table:style-name="TableLine94391173402080">
          <table:table-cell table:style-name="Tabell3.A1" office:value-type="string">
            <text:p text:style-name="P197">110</text:p>
          </table:table-cell>
          <table:table-cell table:style-name="Tabell3.A1" office:value-type="string">
            <text:p text:style-name="P197">46.6</text:p>
          </table:table-cell>
          <table:table-cell table:style-name="Tabell3.A1" office:value-type="string">
            <text:p text:style-name="P200">0.0695</text:p>
          </table:table-cell>
        </table:table-row>
        <table:table-row table:style-name="TableLine94391173403040">
          <table:table-cell table:style-name="Tabell3.A1" office:value-type="string">
            <text:p text:style-name="P197">120</text:p>
          </table:table-cell>
          <table:table-cell table:style-name="Tabell3.A1" office:value-type="string">
            <text:p text:style-name="P197">49.7</text:p>
          </table:table-cell>
          <table:table-cell table:style-name="Tabell3.A1" office:value-type="string">
            <text:p text:style-name="P200">0.0696</text:p>
          </table:table-cell>
        </table:table-row>
        <table:table-row table:style-name="TableLine94391173404000">
          <table:table-cell table:style-name="Tabell3.A1" office:value-type="string">
            <text:p text:style-name="P197">150</text:p>
          </table:table-cell>
          <table:table-cell table:style-name="Tabell3.A1" office:value-type="string">
            <text:p text:style-name="P197">45.2</text:p>
          </table:table-cell>
          <table:table-cell table:style-name="Tabell3.A1" office:value-type="string">
            <text:p text:style-name="P201">0.0697</text:p>
          </table:table-cell>
        </table:table-row>
        <table:table-row table:style-name="TableLine94391173404960">
          <table:table-cell table:style-name="Tabell3.A1" office:value-type="string">
            <text:p text:style-name="P197">200</text:p>
          </table:table-cell>
          <table:table-cell table:style-name="Tabell3.A1" office:value-type="string">
            <text:p text:style-name="P197">48.82</text:p>
          </table:table-cell>
          <table:table-cell table:style-name="Tabell3.A1" office:value-type="string">
            <text:p text:style-name="P201">0.6931</text:p>
          </table:table-cell>
        </table:table-row>
      </table:table>
      <text:p text:style-name="P12"/>
      <text:p text:style-name="P22"><text:span text:style-name="T8">although it</text:span> seems too <text:span text:style-name="T8">be better the more units in the layer, the time to train also increases.</text:span> <text:span text:style-name="T8">And the decrease in rmse is also not</text:span> significant using <text:span text:style-name="T23">5</text:span>0 layer dept<text:span text:style-name="T4">h</text:span> for now.</text:p>
      <text:p text:style-name="P22"/>
      <text:p text:style-name="P22"/>
      <text:p text:style-name="P27">20 epochs 24h <text:span text:style-name="T24">24*2 hh</text:span> lag, <text:span text:style-name="T24">50 units</text:span></text:p>
      <text:p text:style-name="P27"/>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391173411664">
          <table:table-cell table:style-name="Tabell7.A1" office:value-type="string">
            <text:p text:style-name="P74">H<text:span text:style-name="T1">us</text:span></text:p>
          </table:table-cell>
          <table:table-cell table:style-name="Tabell7.A1" office:value-type="string">
            <text:p text:style-name="P87">MSE</text:p>
          </table:table-cell>
          <table:table-cell table:style-name="Tabell7.A1" office:value-type="string">
            <text:p text:style-name="P74">RMSE</text:p>
          </table:table-cell>
          <table:table-cell table:style-name="Tabell7.A1" office:value-type="string">
            <text:p text:style-name="P74">MAE</text:p>
          </table:table-cell>
          <table:table-cell table:style-name="Tabell7.A1" office:value-type="string">
            <text:p text:style-name="P74">MAPE (%)</text:p>
          </table:table-cell>
          <table:table-cell table:style-name="Tabell7.A1" office:value-type="string">
            <text:p text:style-name="P87">merknader</text:p>
          </table:table-cell>
        </table:table-row>
        <table:table-row table:style-name="TableLine94391173457120">
          <table:table-cell table:style-name="Tabell7.A1" office:value-type="string">
            <text:p text:style-name="P74">MAC000150</text:p>
          </table:table-cell>
          <table:table-cell table:style-name="Tabell7.A1" office:value-type="string">
            <text:p text:style-name="P146">0.0047</text:p>
          </table:table-cell>
          <table:table-cell table:style-name="Tabell7.A1" office:value-type="string">
            <text:p text:style-name="P146">0.0687</text:p>
          </table:table-cell>
          <table:table-cell table:style-name="Tabell7.A1" office:value-type="string">
            <text:p text:style-name="P146">0.0368</text:p>
          </table:table-cell>
          <table:table-cell table:style-name="Tabell7.A1" office:value-type="string">
            <text:p text:style-name="P146">46.75</text:p>
          </table:table-cell>
          <table:table-cell table:style-name="Tabell7.A1" office:value-type="string">
            <text:p text:style-name="P74"/>
          </table:table-cell>
        </table:table-row>
        <table:table-row table:style-name="TableLine94391173458256">
          <table:table-cell table:style-name="Tabell7.A1" office:value-type="string">
            <text:p text:style-name="P74">MAC000152</text:p>
          </table:table-cell>
          <table:table-cell table:style-name="Tabell7.A1" office:value-type="string">
            <text:p text:style-name="P146">0.0055</text:p>
          </table:table-cell>
          <table:table-cell table:style-name="Tabell7.A1" office:value-type="string">
            <text:p text:style-name="P146">0.0746</text:p>
          </table:table-cell>
          <table:table-cell table:style-name="Tabell7.A1" office:value-type="string">
            <text:p text:style-name="P146">0.0401</text:p>
          </table:table-cell>
          <table:table-cell table:style-name="Tabell7.A1" office:value-type="string">
            <text:p text:style-name="P146">82.45</text:p>
          </table:table-cell>
          <table:table-cell table:style-name="Tabell7.A1" office:value-type="string">
            <text:p text:style-name="P104">Støyfult data</text:p>
          </table:table-cell>
        </table:table-row>
        <table:table-row table:style-name="TableLine94391173459424">
          <table:table-cell table:style-name="Tabell7.A1" office:value-type="string">
            <text:p text:style-name="P74">MAC000153</text:p>
          </table:table-cell>
          <table:table-cell table:style-name="Tabell7.A1" office:value-type="string">
            <text:p text:style-name="P146">0.0071</text:p>
          </table:table-cell>
          <table:table-cell table:style-name="Tabell7.A1" office:value-type="string">
            <text:p text:style-name="P146">0.0848</text:p>
          </table:table-cell>
          <table:table-cell table:style-name="Tabell7.A1" office:value-type="string">
            <text:p text:style-name="P146">0.0518</text:p>
          </table:table-cell>
          <table:table-cell table:style-name="Tabell7.A1" office:value-type="string">
            <text:p text:style-name="P146">41.73</text:p>
          </table:table-cell>
          <table:table-cell table:style-name="Tabell7.A1" office:value-type="string">
            <text:p text:style-name="P92"/>
          </table:table-cell>
        </table:table-row>
        <table:table-row table:style-name="TableLine94391173460800">
          <table:table-cell table:style-name="Tabell7.A1" office:value-type="string">
            <text:p text:style-name="P74">MAC000165</text:p>
          </table:table-cell>
          <table:table-cell table:style-name="Tabell7.A1" office:value-type="string">
            <text:p text:style-name="P145">0.0058</text:p>
          </table:table-cell>
          <table:table-cell table:style-name="Tabell7.A1" office:value-type="string">
            <text:p text:style-name="P145">0.0763</text:p>
          </table:table-cell>
          <table:table-cell table:style-name="Tabell7.A1" office:value-type="string">
            <text:p text:style-name="P145">0.0429</text:p>
          </table:table-cell>
          <table:table-cell table:style-name="Tabell7.A1" office:value-type="string">
            <text:p text:style-name="P145">22.74</text:p>
          </table:table-cell>
          <table:table-cell table:style-name="Tabell7.A1" office:value-type="string">
            <text:p text:style-name="P87"/>
          </table:table-cell>
        </table:table-row>
        <table:table-row table:style-name="TableLine94391173462208">
          <table:table-cell table:style-name="Tabell7.A1" office:value-type="string">
            <text:p text:style-name="P74">MAC000169</text:p>
          </table:table-cell>
          <table:table-cell table:style-name="Tabell7.A1" office:value-type="string">
            <text:p text:style-name="P145">0.0038</text:p>
          </table:table-cell>
          <table:table-cell table:style-name="Tabell7.A1" office:value-type="string">
            <text:p text:style-name="P145">0.0620</text:p>
          </table:table-cell>
          <table:table-cell table:style-name="Tabell7.A1" office:value-type="string">
            <text:p text:style-name="P145">0.0300</text:p>
          </table:table-cell>
          <table:table-cell table:style-name="Tabell7.A1" office:value-type="string">
            <text:p text:style-name="P145">37.29</text:p>
          </table:table-cell>
          <table:table-cell table:style-name="Tabell7.A1" office:value-type="string">
            <text:p text:style-name="P87"/>
          </table:table-cell>
        </table:table-row>
        <table:table-row table:style-name="TableLine94391173463488">
          <table:table-cell table:style-name="Tabell7.A1" office:value-type="string">
            <text:p text:style-name="P74">MAC000168</text:p>
          </table:table-cell>
          <table:table-cell table:style-name="Tabell7.A1" office:value-type="string">
            <text:p text:style-name="P145">0.0047</text:p>
          </table:table-cell>
          <table:table-cell table:style-name="Tabell7.A1" office:value-type="string">
            <text:p text:style-name="P145">0.0687</text:p>
          </table:table-cell>
          <table:table-cell table:style-name="Tabell7.A1" office:value-type="string">
            <text:p text:style-name="P145">0.0251</text:p>
          </table:table-cell>
          <table:table-cell table:style-name="Tabell7.A1" office:value-type="string">
            <text:p text:style-name="P145">74.90</text:p>
          </table:table-cell>
          <table:table-cell table:style-name="Tabell7.A1" office:value-type="string">
            <text:p text:style-name="P87">Perioder med veldig lite strømbruk</text:p>
          </table:table-cell>
        </table:table-row>
        <table:table-row table:style-name="TableLine94391173464816">
          <table:table-cell table:style-name="Tabell7.A1" office:value-type="string">
            <text:p text:style-name="P74">MAC000159</text:p>
          </table:table-cell>
          <table:table-cell table:style-name="Tabell7.A1" office:value-type="string">
            <text:p text:style-name="P145">0.0021</text:p>
          </table:table-cell>
          <table:table-cell table:style-name="Tabell7.A1" office:value-type="string">
            <text:p text:style-name="P145">0.0466</text:p>
          </table:table-cell>
          <table:table-cell table:style-name="Tabell7.A1" office:value-type="string">
            <text:p text:style-name="P145">0.0226</text:p>
          </table:table-cell>
          <table:table-cell table:style-name="Tabell7.A1" office:value-type="string">
            <text:p text:style-name="P145">24.50</text:p>
          </table:table-cell>
          <table:table-cell table:style-name="Tabell7.A1" office:value-type="string">
            <text:p text:style-name="P106"/>
          </table:table-cell>
        </table:table-row>
        <table:table-row table:style-name="TableLine94391173466144">
          <table:table-cell table:style-name="Tabell7.A1" office:value-type="string">
            <text:p text:style-name="P74">MAC000173</text:p>
          </table:table-cell>
          <table:table-cell table:style-name="Tabell7.A1" office:value-type="string">
            <text:p text:style-name="P145">0.0061</text:p>
          </table:table-cell>
          <table:table-cell table:style-name="Tabell7.A1" office:value-type="string">
            <text:p text:style-name="P145">0.0787</text:p>
          </table:table-cell>
          <table:table-cell table:style-name="Tabell7.A1" office:value-type="string">
            <text:p text:style-name="P145">0.0458</text:p>
          </table:table-cell>
          <table:table-cell table:style-name="Tabell7.A1" office:value-type="string">
            <text:p text:style-name="P145">44.34</text:p>
          </table:table-cell>
          <table:table-cell table:style-name="Tabell7.A1" office:value-type="string">
            <text:p text:style-name="P106"/>
          </table:table-cell>
        </table:table-row>
        <table:table-row table:style-name="TableLine94391173467392">
          <table:table-cell table:style-name="Tabell7.A1" office:value-type="string">
            <text:p text:style-name="P74">MAC000179</text:p>
          </table:table-cell>
          <table:table-cell table:style-name="Tabell7.A1" office:value-type="string">
            <text:p text:style-name="P145">0.0020</text:p>
          </table:table-cell>
          <table:table-cell table:style-name="Tabell7.A1" office:value-type="string">
            <text:p text:style-name="P145">0.0519</text:p>
          </table:table-cell>
          <table:table-cell table:style-name="Tabell7.A1" office:value-type="string">
            <text:p text:style-name="P145">0.0287</text:p>
          </table:table-cell>
          <table:table-cell table:style-name="Tabell7.A1" office:value-type="string">
            <text:p text:style-name="P145">52.56</text:p>
          </table:table-cell>
          <table:table-cell table:style-name="Tabell7.A1" office:value-type="string">
            <text:p text:style-name="P106"/>
          </table:table-cell>
        </table:table-row>
        <table:table-row table:style-name="TableLine94391173468720">
          <table:table-cell table:style-name="Tabell7.A1" office:value-type="string">
            <text:p text:style-name="P74">MAC000181</text:p>
          </table:table-cell>
          <table:table-cell table:style-name="Tabell7.A1" office:value-type="string">
            <text:p text:style-name="P145">0.0017</text:p>
          </table:table-cell>
          <table:table-cell table:style-name="Tabell7.A1" office:value-type="string">
            <text:p text:style-name="P145">0.0519</text:p>
          </table:table-cell>
          <table:table-cell table:style-name="Tabell7.A1" office:value-type="string">
            <text:p text:style-name="P145">0.0175</text:p>
          </table:table-cell>
          <table:table-cell table:style-name="Tabell7.A1" office:value-type="string">
            <text:p text:style-name="P145">25.34</text:p>
          </table:table-cell>
          <table:table-cell table:style-name="Tabell7.A1" office:value-type="string">
            <text:p text:style-name="P106"/>
          </table:table-cell>
        </table:table-row>
      </table:table>
      <text:p text:style-name="P53"/>
      <text:p text:style-name="P54">assume no significant increase for more layers however</text:p>
      <text:p text:style-name="P54"/>
      <text:p text:style-name="P55">20epochs</text:p>
      <text:p text:style-name="P55"/>
      <text:p text:style-name="P56"/>
      <table:table table:name="Tabell14" table:style-name="Tabell14">
        <table:table-column table:style-name="Tabell14.A"/>
        <table:table-column table:style-name="Tabell14.B" table:number-columns-repeated="2"/>
        <table:table-column table:style-name="Tabell14.D"/>
        <table:table-row table:style-name="TableLine94391173473056">
          <table:table-cell table:style-name="Tabell14.A1" office:value-type="string">
            <text:p text:style-name="P117">units</text:p>
          </table:table-cell>
          <table:table-cell table:style-name="Tabell14.A1" office:value-type="string">
            <text:p text:style-name="P78">MAPE (%)</text:p>
          </table:table-cell>
          <table:table-cell table:style-name="Tabell14.A1" office:value-type="string">
            <text:p text:style-name="P114">rmse</text:p>
          </table:table-cell>
          <table:table-cell table:style-name="Tabell14.A1" office:value-type="string">
            <text:p text:style-name="P157">Peak diff (mape)</text:p>
          </table:table-cell>
        </table:table-row>
        <table:table-row table:style-name="TableLine94391173528192">
          <table:table-cell table:style-name="Tabell14.A1" office:value-type="string">
            <text:p text:style-name="P165">50 ( controll )</text:p>
          </table:table-cell>
          <table:table-cell table:style-name="Tabell14.A1" office:value-type="string">
            <text:p text:style-name="P165">48.98</text:p>
          </table:table-cell>
          <table:table-cell table:style-name="Tabell14.A1" office:value-type="string">
            <text:p text:style-name="P165">0.0675</text:p>
          </table:table-cell>
          <table:table-cell table:style-name="Tabell14.A1" office:value-type="string">
            <text:p text:style-name="P165">60.45</text:p>
          </table:table-cell>
        </table:table-row>
        <table:table-row table:style-name="TableLine94391173528832">
          <table:table-cell table:style-name="Tabell14.A1" office:value-type="string">
            <text:p text:style-name="P190">10,10</text:p>
          </table:table-cell>
          <table:table-cell table:style-name="Tabell14.A1" office:value-type="string">
            <text:p text:style-name="P5">51.44</text:p>
          </table:table-cell>
          <table:table-cell table:style-name="Tabell14.A1" office:value-type="string">
            <text:p text:style-name="P5">0.0683</text:p>
          </table:table-cell>
          <table:table-cell table:style-name="Tabell14.A1" office:value-type="string">
            <text:p text:style-name="P5"/>
          </table:table-cell>
        </table:table-row>
        <table:table-row table:style-name="TableLine94391173529744">
          <table:table-cell table:style-name="Tabell14.A1" office:value-type="string">
            <text:p text:style-name="P192">20,10</text:p>
          </table:table-cell>
          <table:table-cell table:style-name="Tabell14.A1" office:value-type="string">
            <text:p text:style-name="P7">45.25</text:p>
          </table:table-cell>
          <table:table-cell table:style-name="Tabell14.A1" office:value-type="string">
            <text:p text:style-name="P7">0.0675</text:p>
          </table:table-cell>
          <table:table-cell table:style-name="Tabell14.A1" office:value-type="string">
            <text:p text:style-name="P7"/>
          </table:table-cell>
        </table:table-row>
        <table:table-row table:style-name="TableLine94391173530704">
          <table:table-cell table:style-name="Tabell14.A1" office:value-type="string">
            <text:p text:style-name="P147">20,20</text:p>
          </table:table-cell>
          <table:table-cell table:style-name="Tabell14.A1" office:value-type="string">
            <text:p text:style-name="P149">45.18</text:p>
          </table:table-cell>
          <table:table-cell table:style-name="Tabell14.A1" office:value-type="string">
            <text:p text:style-name="P149">0.0682</text:p>
          </table:table-cell>
          <table:table-cell table:style-name="Tabell14.A1" office:value-type="string">
            <text:p text:style-name="P149"/>
          </table:table-cell>
        </table:table-row>
        <table:table-row table:style-name="TableLine94391173531856">
          <table:table-cell table:style-name="Tabell14.A1" office:value-type="string">
            <text:p text:style-name="P151">30,10</text:p>
          </table:table-cell>
          <table:table-cell table:style-name="Tabell14.A1" office:value-type="string">
            <text:p text:style-name="P151">47.83</text:p>
          </table:table-cell>
          <table:table-cell table:style-name="Tabell14.A1" office:value-type="string">
            <text:p text:style-name="P151">0.0682</text:p>
          </table:table-cell>
          <table:table-cell table:style-name="Tabell14.A1" office:value-type="string">
            <text:p text:style-name="P151"/>
          </table:table-cell>
        </table:table-row>
        <text:soft-page-break/>
        <table:table-row table:style-name="Tabell14.7">
          <table:table-cell table:style-name="Tabell14.A1" office:value-type="string">
            <text:p text:style-name="P151">30,20</text:p>
          </table:table-cell>
          <table:table-cell table:style-name="Tabell14.A1" office:value-type="string">
            <text:p text:style-name="P153">48.22</text:p>
          </table:table-cell>
          <table:table-cell table:style-name="Tabell14.A1" office:value-type="string">
            <text:p text:style-name="P153">0.0676</text:p>
          </table:table-cell>
          <table:table-cell table:style-name="Tabell14.A1" office:value-type="string">
            <text:p text:style-name="P153"/>
          </table:table-cell>
        </table:table-row>
        <table:table-row table:style-name="TableLine94391173533952">
          <table:table-cell table:style-name="Tabell14.A1" office:value-type="string">
            <text:p text:style-name="P181">30,30</text:p>
          </table:table-cell>
          <table:table-cell table:style-name="Tabell14.A1" office:value-type="string">
            <text:p text:style-name="P149">48.30</text:p>
          </table:table-cell>
          <table:table-cell table:style-name="Tabell14.A1" office:value-type="string">
            <text:p text:style-name="P149">0.0673</text:p>
          </table:table-cell>
          <table:table-cell table:style-name="Tabell14.A1" office:value-type="string">
            <text:p text:style-name="P149"/>
          </table:table-cell>
        </table:table-row>
        <table:table-row table:style-name="TableLine94391173535024">
          <table:table-cell table:style-name="Tabell14.A1" office:value-type="string">
            <text:p text:style-name="P183">40,10</text:p>
          </table:table-cell>
          <table:table-cell table:style-name="Tabell14.A1" office:value-type="string">
            <text:p text:style-name="P153">44.45</text:p>
          </table:table-cell>
          <table:table-cell table:style-name="Tabell14.A1" office:value-type="string">
            <text:p text:style-name="P153">0.0680</text:p>
          </table:table-cell>
          <table:table-cell table:style-name="Tabell14.A1" office:value-type="string">
            <text:p text:style-name="P153"/>
          </table:table-cell>
        </table:table-row>
        <table:table-row table:style-name="TableLine94391173536016">
          <table:table-cell table:style-name="Tabell14.A1" office:value-type="string">
            <text:p text:style-name="P183">40,20</text:p>
          </table:table-cell>
          <table:table-cell table:style-name="Tabell14.A1" office:value-type="string">
            <text:p text:style-name="P155">53.30</text:p>
          </table:table-cell>
          <table:table-cell table:style-name="Tabell14.A1" office:value-type="string">
            <text:p text:style-name="P155">0.0676</text:p>
          </table:table-cell>
          <table:table-cell table:style-name="Tabell14.A1" office:value-type="string">
            <text:p text:style-name="P155"/>
          </table:table-cell>
        </table:table-row>
        <table:table-row table:style-name="TableLine94391173537088">
          <table:table-cell table:style-name="Tabell14.A1" office:value-type="string">
            <text:p text:style-name="P185">40,40</text:p>
          </table:table-cell>
          <table:table-cell table:style-name="Tabell14.A1" office:value-type="string">
            <text:p text:style-name="P155">56.8<text:span text:style-name="T25">9</text:span></text:p>
          </table:table-cell>
          <table:table-cell table:style-name="Tabell14.A1" office:value-type="string">
            <text:p text:style-name="P155">0.0675</text:p>
          </table:table-cell>
          <table:table-cell table:style-name="Tabell14.A1" office:value-type="string">
            <text:p text:style-name="P155"/>
          </table:table-cell>
        </table:table-row>
        <table:table-row table:style-name="TableLine94391173538160">
          <table:table-cell table:style-name="Tabell14.A1" office:value-type="string">
            <text:p text:style-name="P185">50,10</text:p>
          </table:table-cell>
          <table:table-cell table:style-name="Tabell14.A1" office:value-type="string">
            <text:p text:style-name="P157">49.84</text:p>
          </table:table-cell>
          <table:table-cell table:style-name="Tabell14.A1" office:value-type="string">
            <text:p text:style-name="P157">0.0673</text:p>
          </table:table-cell>
          <table:table-cell table:style-name="Tabell14.A1" office:value-type="string">
            <text:p text:style-name="P157"/>
          </table:table-cell>
        </table:table-row>
        <table:table-row table:style-name="TableLine94391173539232">
          <table:table-cell table:style-name="Tabell14.A1" office:value-type="string">
            <text:p text:style-name="P185">50,30</text:p>
          </table:table-cell>
          <table:table-cell table:style-name="Tabell14.A1" office:value-type="string">
            <text:p text:style-name="P157">52.06</text:p>
          </table:table-cell>
          <table:table-cell table:style-name="Tabell14.A1" office:value-type="string">
            <text:p text:style-name="P157">0.0672</text:p>
          </table:table-cell>
          <table:table-cell table:style-name="Tabell14.A1" office:value-type="string">
            <text:p text:style-name="P157">59.21</text:p>
          </table:table-cell>
        </table:table-row>
        <table:table-row table:style-name="TableLine94391173540304">
          <table:table-cell table:style-name="Tabell14.A1" office:value-type="string">
            <text:p text:style-name="P179">50,50</text:p>
          </table:table-cell>
          <table:table-cell table:style-name="Tabell14.A1" office:value-type="string">
            <text:p text:style-name="P179">45.87</text:p>
          </table:table-cell>
          <table:table-cell table:style-name="Tabell14.A1" office:value-type="string">
            <text:p text:style-name="P179">0.0680</text:p>
          </table:table-cell>
          <table:table-cell table:style-name="Tabell14.A1" office:value-type="string">
            <text:p text:style-name="P179"/>
          </table:table-cell>
        </table:table-row>
        <table:table-row table:style-name="TableLine94391173541376">
          <table:table-cell table:style-name="Tabell14.A1" office:value-type="string">
            <text:p text:style-name="P159">10,10,10</text:p>
          </table:table-cell>
          <table:table-cell table:style-name="Tabell14.A1" office:value-type="string">
            <text:p text:style-name="P159">46.39</text:p>
          </table:table-cell>
          <table:table-cell table:style-name="Tabell14.A1" office:value-type="string">
            <text:p text:style-name="P159">0.0679</text:p>
          </table:table-cell>
          <table:table-cell table:style-name="Tabell14.A1" office:value-type="string">
            <text:p text:style-name="P159">61.90</text:p>
          </table:table-cell>
        </table:table-row>
        <table:table-row table:style-name="TableLine94391173542448">
          <table:table-cell table:style-name="Tabell14.A1" office:value-type="string">
            <text:p text:style-name="P159">20,10,5</text:p>
          </table:table-cell>
          <table:table-cell table:style-name="Tabell14.A1" office:value-type="string">
            <text:p text:style-name="P159">46.98</text:p>
          </table:table-cell>
          <table:table-cell table:style-name="Tabell14.A1" office:value-type="string">
            <text:p text:style-name="P159">0.0680</text:p>
          </table:table-cell>
          <table:table-cell table:style-name="Tabell14.A1" office:value-type="string">
            <text:p text:style-name="P159">61.76</text:p>
          </table:table-cell>
        </table:table-row>
        <table:table-row table:style-name="TableLine94391173543520">
          <table:table-cell table:style-name="Tabell14.A1" office:value-type="string">
            <text:p text:style-name="P161">30,20,10</text:p>
          </table:table-cell>
          <table:table-cell table:style-name="Tabell14.A1" office:value-type="string">
            <text:p text:style-name="P161">45.68</text:p>
          </table:table-cell>
          <table:table-cell table:style-name="Tabell14.A1" office:value-type="string">
            <text:p text:style-name="P161">0.0685</text:p>
          </table:table-cell>
          <table:table-cell table:style-name="Tabell14.A1" office:value-type="string">
            <text:p text:style-name="P161">62.47</text:p>
          </table:table-cell>
        </table:table-row>
        <table:table-row table:style-name="TableLine94391173545504">
          <table:table-cell table:style-name="Tabell14.A1" office:value-type="string">
            <text:p text:style-name="P161">40,20,10</text:p>
          </table:table-cell>
          <table:table-cell table:style-name="Tabell14.A1" office:value-type="string">
            <text:p text:style-name="P161">47.24</text:p>
          </table:table-cell>
          <table:table-cell table:style-name="Tabell14.A1" office:value-type="string">
            <text:p text:style-name="P161">0.0670</text:p>
          </table:table-cell>
          <table:table-cell table:style-name="Tabell14.A1" office:value-type="string">
            <text:p text:style-name="P161">59.74</text:p>
          </table:table-cell>
        </table:table-row>
        <table:table-row table:style-name="TableLine94391173546544">
          <table:table-cell table:style-name="Tabell14.A1" office:value-type="string">
            <text:p text:style-name="P163">40,30,20</text:p>
          </table:table-cell>
          <table:table-cell table:style-name="Tabell14.A1" office:value-type="string">
            <text:p text:style-name="P163">50.11</text:p>
          </table:table-cell>
          <table:table-cell table:style-name="Tabell14.A1" office:value-type="string">
            <text:p text:style-name="P163">0.0674</text:p>
          </table:table-cell>
          <table:table-cell table:style-name="Tabell14.A1" office:value-type="string">
            <text:p text:style-name="P163">58.47</text:p>
          </table:table-cell>
        </table:table-row>
        <table:table-row table:style-name="TableLine94391173547616">
          <table:table-cell table:style-name="Tabell14.A1" office:value-type="string">
            <text:p text:style-name="P163">50,30,10</text:p>
          </table:table-cell>
          <table:table-cell table:style-name="Tabell14.A1" office:value-type="string">
            <text:p text:style-name="P163">51.78</text:p>
          </table:table-cell>
          <table:table-cell table:style-name="Tabell14.A1" office:value-type="string">
            <text:p text:style-name="P163">0.0670</text:p>
          </table:table-cell>
          <table:table-cell table:style-name="Tabell14.A1" office:value-type="string">
            <text:p text:style-name="P163">58.52</text:p>
          </table:table-cell>
        </table:table-row>
      </table:table>
      <text:p text:style-name="P63"/>
      <text:p text:style-name="P64">peak</text:p>
      <text:p text:style-name="P64"/>
      <text:p text:style-name="P64"/>
      <text:p text:style-name="P57"/>
      <table:table table:name="Table1" table:style-name="Table1">
        <table:table-column table:style-name="Table1.A"/>
        <table:table-column table:style-name="Table1.B"/>
        <table:table-column table:style-name="Table1.C"/>
        <table:table-row table:style-name="TableLine94391173550368">
          <table:table-cell table:style-name="Table1.A1" office:value-type="string">
            <text:p text:style-name="P118">units</text:p>
          </table:table-cell>
          <table:table-cell table:style-name="Table1.A1" office:value-type="string">
            <text:p text:style-name="P83">MAPE (%)</text:p>
          </table:table-cell>
          <table:table-cell table:style-name="Table1.A1" office:value-type="string">
            <text:p text:style-name="P115">rmse</text:p>
          </table:table-cell>
        </table:table-row>
        <table:table-row table:style-name="TableLine94391173587824">
          <table:table-cell table:style-name="Table1.A1" office:value-type="string">
            <text:p text:style-name="P166">50 ( controll )</text:p>
          </table:table-cell>
          <table:table-cell table:style-name="Table1.A1" office:value-type="string">
            <text:p text:style-name="P166">48.98</text:p>
          </table:table-cell>
          <table:table-cell table:style-name="Table1.A1" office:value-type="string">
            <text:p text:style-name="P166">0.0675</text:p>
          </table:table-cell>
        </table:table-row>
        <table:table-row table:style-name="TableLine94391173588288">
          <table:table-cell table:style-name="Table1.A1" office:value-type="string">
            <text:p text:style-name="P191">10,10</text:p>
          </table:table-cell>
          <table:table-cell table:style-name="Table1.A1" office:value-type="string">
            <text:p text:style-name="P6">51.44</text:p>
          </table:table-cell>
          <table:table-cell table:style-name="Table1.A1" office:value-type="string">
            <text:p text:style-name="P6">0.0683</text:p>
          </table:table-cell>
        </table:table-row>
        <table:table-row table:style-name="TableLine94391173589040">
          <table:table-cell table:style-name="Table1.A1" office:value-type="string">
            <text:p text:style-name="P193">20,10</text:p>
          </table:table-cell>
          <table:table-cell table:style-name="Table1.A1" office:value-type="string">
            <text:p text:style-name="P8">45.25</text:p>
          </table:table-cell>
          <table:table-cell table:style-name="Table1.A1" office:value-type="string">
            <text:p text:style-name="P8">0.0675</text:p>
          </table:table-cell>
        </table:table-row>
        <table:table-row table:style-name="TableLine94391173589888">
          <table:table-cell table:style-name="Table1.A1" office:value-type="string">
            <text:p text:style-name="P148">20,20</text:p>
          </table:table-cell>
          <table:table-cell table:style-name="Table1.A1" office:value-type="string">
            <text:p text:style-name="P150">45.18</text:p>
          </table:table-cell>
          <table:table-cell table:style-name="Table1.A1" office:value-type="string">
            <text:p text:style-name="P150">0.0682</text:p>
          </table:table-cell>
        </table:table-row>
        <table:table-row table:style-name="TableLine94391173590928">
          <table:table-cell table:style-name="Table1.A1" office:value-type="string">
            <text:p text:style-name="P152">30,10</text:p>
          </table:table-cell>
          <table:table-cell table:style-name="Table1.A1" office:value-type="string">
            <text:p text:style-name="P152">47.83</text:p>
          </table:table-cell>
          <table:table-cell table:style-name="Table1.A1" office:value-type="string">
            <text:p text:style-name="P152">0.0682</text:p>
          </table:table-cell>
        </table:table-row>
        <table:table-row table:style-name="Table1.7">
          <table:table-cell table:style-name="Table1.A1" office:value-type="string">
            <text:p text:style-name="P152">30,20</text:p>
          </table:table-cell>
          <table:table-cell table:style-name="Table1.A1" office:value-type="string">
            <text:p text:style-name="P154">48.22</text:p>
          </table:table-cell>
          <table:table-cell table:style-name="Table1.A1" office:value-type="string">
            <text:p text:style-name="P154">0.0676</text:p>
          </table:table-cell>
        </table:table-row>
        <table:table-row table:style-name="TableLine94391173593120">
          <table:table-cell table:style-name="Table1.A1" office:value-type="string">
            <text:p text:style-name="P182">30,30</text:p>
          </table:table-cell>
          <table:table-cell table:style-name="Table1.A1" office:value-type="string">
            <text:p text:style-name="P150">48.30</text:p>
          </table:table-cell>
          <table:table-cell table:style-name="Table1.A1" office:value-type="string">
            <text:p text:style-name="P150">0.0673</text:p>
          </table:table-cell>
        </table:table-row>
        <table:table-row table:style-name="TableLine94391173594032">
          <table:table-cell table:style-name="Table1.A1" office:value-type="string">
            <text:p text:style-name="P184">40,10</text:p>
          </table:table-cell>
          <table:table-cell table:style-name="Table1.A1" office:value-type="string">
            <text:p text:style-name="P154">44.45</text:p>
          </table:table-cell>
          <table:table-cell table:style-name="Table1.A1" office:value-type="string">
            <text:p text:style-name="P154">0.0680</text:p>
          </table:table-cell>
        </table:table-row>
        <table:table-row table:style-name="TableLine94391173594912">
          <table:table-cell table:style-name="Table1.A1" office:value-type="string">
            <text:p text:style-name="P184">40,20</text:p>
          </table:table-cell>
          <table:table-cell table:style-name="Table1.A1" office:value-type="string">
            <text:p text:style-name="P156">53.30</text:p>
          </table:table-cell>
          <table:table-cell table:style-name="Table1.A1" office:value-type="string">
            <text:p text:style-name="P156">0.0676</text:p>
          </table:table-cell>
        </table:table-row>
        <table:table-row table:style-name="TableLine94391173595872">
          <table:table-cell table:style-name="Table1.A1" office:value-type="string">
            <text:p text:style-name="P186">40,40</text:p>
          </table:table-cell>
          <table:table-cell table:style-name="Table1.A1" office:value-type="string">
            <text:p text:style-name="P156">56.8<text:span text:style-name="T25">9</text:span></text:p>
          </table:table-cell>
          <table:table-cell table:style-name="Table1.A1" office:value-type="string">
            <text:p text:style-name="P156">0.0675</text:p>
          </table:table-cell>
        </table:table-row>
        <table:table-row table:style-name="TableLine94391173596832">
          <table:table-cell table:style-name="Table1.A1" office:value-type="string">
            <text:p text:style-name="P186">50,10</text:p>
          </table:table-cell>
          <table:table-cell table:style-name="Table1.A1" office:value-type="string">
            <text:p text:style-name="P158">49.84</text:p>
          </table:table-cell>
          <table:table-cell table:style-name="Table1.A1" office:value-type="string">
            <text:p text:style-name="P158">0.0673</text:p>
          </table:table-cell>
        </table:table-row>
        <table:table-row table:style-name="TableLine94391173597792">
          <table:table-cell table:style-name="Table1.A1" office:value-type="string">
            <text:p text:style-name="P186">50,30</text:p>
          </table:table-cell>
          <table:table-cell table:style-name="Table1.A1" office:value-type="string">
            <text:p text:style-name="P158">52.06</text:p>
          </table:table-cell>
          <table:table-cell table:style-name="Table1.A1" office:value-type="string">
            <text:p text:style-name="P158">0.0672</text:p>
          </table:table-cell>
        </table:table-row>
        <table:table-row table:style-name="TableLine94391173598752">
          <table:table-cell table:style-name="Table1.A1" office:value-type="string">
            <text:p text:style-name="P180">50,50</text:p>
          </table:table-cell>
          <table:table-cell table:style-name="Table1.A1" office:value-type="string">
            <text:p text:style-name="P180">45.87</text:p>
          </table:table-cell>
          <table:table-cell table:style-name="Table1.A1" office:value-type="string">
            <text:p text:style-name="P180">0.0680</text:p>
          </table:table-cell>
        </table:table-row>
        <table:table-row table:style-name="TableLine94391173599712">
          <table:table-cell table:style-name="Table1.A1" office:value-type="string">
            <text:p text:style-name="P160">10,10,10</text:p>
          </table:table-cell>
          <table:table-cell table:style-name="Table1.A1" office:value-type="string">
            <text:p text:style-name="P160">46.39</text:p>
          </table:table-cell>
          <table:table-cell table:style-name="Table1.A1" office:value-type="string">
            <text:p text:style-name="P160">0.0679</text:p>
          </table:table-cell>
        </table:table-row>
        <table:table-row table:style-name="TableLine94391173600672">
          <table:table-cell table:style-name="Table1.A1" office:value-type="string">
            <text:p text:style-name="P160">20,10,5</text:p>
          </table:table-cell>
          <table:table-cell table:style-name="Table1.A1" office:value-type="string">
            <text:p text:style-name="P160">46.98</text:p>
          </table:table-cell>
          <table:table-cell table:style-name="Table1.A1" office:value-type="string">
            <text:p text:style-name="P160">0.0680</text:p>
          </table:table-cell>
        </table:table-row>
        <table:table-row table:style-name="TableLine94391173601632">
          <table:table-cell table:style-name="Table1.A1" office:value-type="string">
            <text:p text:style-name="P162">30,20,10</text:p>
          </table:table-cell>
          <table:table-cell table:style-name="Table1.A1" office:value-type="string">
            <text:p text:style-name="P162">45.68</text:p>
          </table:table-cell>
          <table:table-cell table:style-name="Table1.A1" office:value-type="string">
            <text:p text:style-name="P162">0.0685</text:p>
          </table:table-cell>
        </table:table-row>
        <table:table-row table:style-name="TableLine94391173602592">
          <table:table-cell table:style-name="Table1.A1" office:value-type="string">
            <text:p text:style-name="P162">40,20,10</text:p>
          </table:table-cell>
          <table:table-cell table:style-name="Table1.A1" office:value-type="string">
            <text:p text:style-name="P162">47.24</text:p>
          </table:table-cell>
          <table:table-cell table:style-name="Table1.A1" office:value-type="string">
            <text:p text:style-name="P162">0.0670</text:p>
          </table:table-cell>
        </table:table-row>
        <table:table-row table:style-name="TableLine94391173603552">
          <table:table-cell table:style-name="Table1.A1" office:value-type="string">
            <text:p text:style-name="P164">40,30,20</text:p>
          </table:table-cell>
          <table:table-cell table:style-name="Table1.A1" office:value-type="string">
            <text:p text:style-name="P164">50.11</text:p>
          </table:table-cell>
          <table:table-cell table:style-name="Table1.A1" office:value-type="string">
            <text:p text:style-name="P164">0.0674</text:p>
          </table:table-cell>
        </table:table-row>
        <table:table-row table:style-name="TableLine94391173604512">
          <table:table-cell table:style-name="Table1.A1" office:value-type="string">
            <text:p text:style-name="P164">50,30,10</text:p>
          </table:table-cell>
          <table:table-cell table:style-name="Table1.A1" office:value-type="string">
            <text:p text:style-name="P164">51.78</text:p>
          </table:table-cell>
          <table:table-cell table:style-name="Table1.A1" office:value-type="string">
            <text:p text:style-name="P164">0.0670</text:p>
          </table:table-cell>
        </table:table-row>
      </table:table>
      <text:p text:style-name="P65"/>
      <text:p text:style-name="P65"/>
      <text:p text:style-name="P66">Daily Peak evaluation:</text:p>
      <text:p text:style-name="P66"/>
      <text:p text:style-name="P67">hvor lavere rmse hvor lavere daily peak evolution/ større sammenheng en MAPE.</text:p>
      <text:p text:style-name="P66"/>
      <text:p text:style-name="P66"/>
      <text:p text:style-name="P66"/>
      <text:p text:style-name="P66"/>
      <text:p text:style-name="P66"/>
      <text:p text:style-name="P66"/>
      <text:p text:style-name="P66"/>
      <text:p text:style-name="P66"/>
      <text:p text:style-name="P66"><text:soft-page-break/></text:p>
      <text:p text:style-name="P66"/>
      <table:table table:name="Table2" table:style-name="Table2">
        <table:table-column table:style-name="Table2.A"/>
        <table:table-column table:style-name="Table2.B"/>
        <table:table-column table:style-name="Table2.C"/>
        <table:table-column table:style-name="Table2.B" table:number-columns-repeated="2"/>
        <table:table-row table:style-name="TableLine94391173565904">
          <table:table-cell table:style-name="Table2.A1" office:value-type="string">
            <text:p text:style-name="P207">Modell</text:p>
          </table:table-cell>
          <table:table-cell table:style-name="Table2.A1" office:value-type="string">
            <text:p text:style-name="P207">hus</text:p>
          </table:table-cell>
          <table:table-cell table:style-name="Table2.A1" office:value-type="string">
            <text:p text:style-name="P207">Topper MAPE</text:p>
          </table:table-cell>
          <table:table-cell table:style-name="Table2.A1" office:value-type="string">
            <text:p text:style-name="P207">MAPE</text:p>
          </table:table-cell>
          <table:table-cell table:style-name="Table2.A1" office:value-type="string">
            <text:p text:style-name="P208">differanse</text:p>
          </table:table-cell>
        </table:table-row>
        <table:table-row table:style-name="TableLine94391173823360">
          <table:table-cell table:style-name="Table2.A1" office:value-type="string">
            <text:p text:style-name="P208">Enkel modell</text:p>
          </table:table-cell>
          <table:table-cell table:style-name="Table2.A1" office:value-type="string">
            <text:p text:style-name="P219">MAC000150</text:p>
          </table:table-cell>
          <table:table-cell table:style-name="Table2.A1" office:value-type="string">
            <text:p text:style-name="P209">55.81</text:p>
          </table:table-cell>
          <table:table-cell table:style-name="Table2.A1" office:value-type="string">
            <text:p text:style-name="P209">43.19</text:p>
          </table:table-cell>
          <table:table-cell table:style-name="Table2.E2" office:value-type="float" office:value="12.62">
            <text:p text:style-name="P211">12.62</text:p>
          </table:table-cell>
        </table:table-row>
        <table:table-row table:style-name="TableLine94391173824528">
          <table:table-cell table:style-name="Table2.A1" office:value-type="string">
            <text:p text:style-name="P208">Enkel modell</text:p>
          </table:table-cell>
          <table:table-cell table:style-name="Table2.A1" office:value-type="string">
            <text:p text:style-name="P219">MAC000152</text:p>
          </table:table-cell>
          <table:table-cell table:style-name="Table2.A1" office:value-type="string">
            <text:p text:style-name="P209">55.31</text:p>
          </table:table-cell>
          <table:table-cell table:style-name="Table2.A1" office:value-type="string">
            <text:p text:style-name="P209">59.27</text:p>
          </table:table-cell>
          <table:table-cell table:style-name="Table2.E2" office:value-type="float" office:value="-3.96">
            <text:p text:style-name="P211">-3.96</text:p>
          </table:table-cell>
        </table:table-row>
        <table:table-row table:style-name="TableLine94391173826096">
          <table:table-cell table:style-name="Table2.A1" office:value-type="string">
            <text:p text:style-name="P208">Enkel modell</text:p>
          </table:table-cell>
          <table:table-cell table:style-name="Table2.A1" office:value-type="string">
            <text:p text:style-name="P219">MAC000153</text:p>
          </table:table-cell>
          <table:table-cell table:style-name="Table2.A1" office:value-type="string">
            <text:p text:style-name="P209">36.19</text:p>
          </table:table-cell>
          <table:table-cell table:style-name="Table2.A1" office:value-type="string">
            <text:p text:style-name="P209">40.27</text:p>
          </table:table-cell>
          <table:table-cell table:style-name="Table2.E2" office:value-type="float" office:value="-4.08000000000001">
            <text:p text:style-name="P211">-4.08</text:p>
          </table:table-cell>
        </table:table-row>
        <table:table-row table:style-name="TableLine94391173827840">
          <table:table-cell table:style-name="Table2.A1" office:value-type="string">
            <text:p text:style-name="P208">Enkel modell</text:p>
          </table:table-cell>
          <table:table-cell table:style-name="Table2.A1" office:value-type="string">
            <text:p text:style-name="P219">MAC000165</text:p>
          </table:table-cell>
          <table:table-cell table:style-name="Table2.A1" office:value-type="string">
            <text:p text:style-name="P210">38.08</text:p>
          </table:table-cell>
          <table:table-cell table:style-name="Table2.A1" office:value-type="string">
            <text:p text:style-name="P210">22.55</text:p>
          </table:table-cell>
          <table:table-cell table:style-name="Table2.E2" office:value-type="float" office:value="15.53">
            <text:p text:style-name="P211">15.53</text:p>
          </table:table-cell>
        </table:table-row>
        <table:table-row table:style-name="TableLine94391173829568">
          <table:table-cell table:style-name="Table2.A1" office:value-type="string">
            <text:p text:style-name="P208">Enkel modell</text:p>
          </table:table-cell>
          <table:table-cell table:style-name="Table2.A1" office:value-type="string">
            <text:p text:style-name="P219">MAC000169</text:p>
          </table:table-cell>
          <table:table-cell table:style-name="Table2.A1" office:value-type="string">
            <text:p text:style-name="P210">41.38</text:p>
          </table:table-cell>
          <table:table-cell table:style-name="Table2.A1" office:value-type="string">
            <text:p text:style-name="P210">37.60</text:p>
          </table:table-cell>
          <table:table-cell table:style-name="Table2.E2" office:value-type="float" office:value="3.78">
            <text:p text:style-name="P211">3.78</text:p>
          </table:table-cell>
        </table:table-row>
        <table:table-row table:style-name="TableLine94391173831312">
          <table:table-cell table:style-name="Table2.A1" office:value-type="string">
            <text:p text:style-name="P208">Enkel modell</text:p>
          </table:table-cell>
          <table:table-cell table:style-name="Table2.A1" office:value-type="string">
            <text:p text:style-name="P219">MAC000168</text:p>
          </table:table-cell>
          <table:table-cell table:style-name="Table2.A1" office:value-type="string">
            <text:p text:style-name="P210">43.32</text:p>
          </table:table-cell>
          <table:table-cell table:style-name="Table2.A1" office:value-type="string">
            <text:p text:style-name="P210">60.59</text:p>
          </table:table-cell>
          <table:table-cell table:style-name="Table2.E2" office:value-type="float" office:value="-17.27">
            <text:p text:style-name="P211">-17.27</text:p>
          </table:table-cell>
        </table:table-row>
        <table:table-row table:style-name="TableLine94391173832976">
          <table:table-cell table:style-name="Table2.A1" office:value-type="string">
            <text:p text:style-name="P208">Enkel modell</text:p>
          </table:table-cell>
          <table:table-cell table:style-name="Table2.A1" office:value-type="string">
            <text:p text:style-name="P219">MAC000159</text:p>
          </table:table-cell>
          <table:table-cell table:style-name="Table2.A1" office:value-type="string">
            <text:p text:style-name="P209">57.32</text:p>
          </table:table-cell>
          <table:table-cell table:style-name="Table2.A1" office:value-type="string">
            <text:p text:style-name="P209">28.57</text:p>
          </table:table-cell>
          <table:table-cell table:style-name="Table2.E2" office:value-type="float" office:value="28.75">
            <text:p text:style-name="P211">28.75</text:p>
          </table:table-cell>
        </table:table-row>
        <table:table-row table:style-name="TableLine94391173834688">
          <table:table-cell table:style-name="Table2.A1" office:value-type="string">
            <text:p text:style-name="P208">Enkel modell</text:p>
          </table:table-cell>
          <table:table-cell table:style-name="Table2.A1" office:value-type="string">
            <text:p text:style-name="P219">MAC000173</text:p>
          </table:table-cell>
          <table:table-cell table:style-name="Table2.A1" office:value-type="string">
            <text:p text:style-name="P210">52.67</text:p>
          </table:table-cell>
          <table:table-cell table:style-name="Table2.A1" office:value-type="string">
            <text:p text:style-name="P210">47.70</text:p>
          </table:table-cell>
          <table:table-cell table:style-name="Table2.E2" office:value-type="float" office:value="4.97">
            <text:p text:style-name="P211">4.97</text:p>
          </table:table-cell>
        </table:table-row>
        <table:table-row table:style-name="TableLine94391173836320">
          <table:table-cell table:style-name="Table2.A1" office:value-type="string">
            <text:p text:style-name="P208">Enkel modell</text:p>
          </table:table-cell>
          <table:table-cell table:style-name="Table2.A1" office:value-type="string">
            <text:p text:style-name="P219">MAC000179</text:p>
          </table:table-cell>
          <table:table-cell table:style-name="Table2.A1" office:value-type="string">
            <text:p text:style-name="P210">51.67</text:p>
          </table:table-cell>
          <table:table-cell table:style-name="Table2.A1" office:value-type="string">
            <text:p text:style-name="P210">45.09</text:p>
          </table:table-cell>
          <table:table-cell table:style-name="Table2.E2" office:value-type="float" office:value="6.58">
            <text:p text:style-name="P211">6.58</text:p>
          </table:table-cell>
        </table:table-row>
        <table:table-row table:style-name="TableLine94391173837952">
          <table:table-cell table:style-name="Table2.A1" office:value-type="string">
            <text:p text:style-name="P208">Enkel modell</text:p>
          </table:table-cell>
          <table:table-cell table:style-name="Table2.A1" office:value-type="string">
            <text:p text:style-name="P219">MAC000181</text:p>
          </table:table-cell>
          <table:table-cell table:style-name="Table2.A1" office:value-type="string">
            <text:p text:style-name="P210">49.36</text:p>
          </table:table-cell>
          <table:table-cell table:style-name="Table2.A1" office:value-type="string">
            <text:p text:style-name="P210">26.07</text:p>
          </table:table-cell>
          <table:table-cell table:style-name="Table2.E2" office:value-type="float" office:value="23.29">
            <text:p text:style-name="P211">23.29</text:p>
          </table:table-cell>
        </table:table-row>
        <table:table-row table:style-name="TableLine94391173839664">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11"/>
          </table:table-cell>
        </table:table-row>
        <table:table-row table:style-name="TableLine94391173840880">
          <table:table-cell table:style-name="Table2.A1" office:value-type="string">
            <text:p text:style-name="P208">Regresjon</text:p>
          </table:table-cell>
          <table:table-cell table:style-name="Table2.A1" office:value-type="string">
            <text:p text:style-name="P219">MAC000150</text:p>
          </table:table-cell>
          <table:table-cell table:style-name="Table2.A1" office:value-type="string">
            <text:p text:style-name="P212">80.61</text:p>
          </table:table-cell>
          <table:table-cell table:style-name="Table2.A1" office:value-type="string">
            <text:p text:style-name="P212">64.34</text:p>
          </table:table-cell>
          <table:table-cell table:style-name="Table2.E2" office:value-type="float" office:value="16.27">
            <text:p text:style-name="P211">16.27</text:p>
          </table:table-cell>
        </table:table-row>
        <table:table-row table:style-name="TableLine94391173843632">
          <table:table-cell table:style-name="Table2.A1" office:value-type="string">
            <text:p text:style-name="P208">Regresjon</text:p>
          </table:table-cell>
          <table:table-cell table:style-name="Table2.A1" office:value-type="string">
            <text:p text:style-name="P219">MAC000152</text:p>
          </table:table-cell>
          <table:table-cell table:style-name="Table2.A1" office:value-type="string">
            <text:p text:style-name="P212">84.02</text:p>
          </table:table-cell>
          <table:table-cell table:style-name="Table2.A1" office:value-type="string">
            <text:p text:style-name="P212">137.45</text:p>
          </table:table-cell>
          <table:table-cell table:style-name="Table2.E2" office:value-type="float" office:value="-53.43">
            <text:p text:style-name="P211">-53.43</text:p>
          </table:table-cell>
        </table:table-row>
        <table:table-row table:style-name="TableLine94391173845344">
          <table:table-cell table:style-name="Table2.A1" office:value-type="string">
            <text:p text:style-name="P208">Regresjon</text:p>
          </table:table-cell>
          <table:table-cell table:style-name="Table2.A1" office:value-type="string">
            <text:p text:style-name="P219">MAC000153</text:p>
          </table:table-cell>
          <table:table-cell table:style-name="Table2.A1" office:value-type="string">
            <text:p text:style-name="P212">75.51</text:p>
          </table:table-cell>
          <table:table-cell table:style-name="Table2.A1" office:value-type="string">
            <text:p text:style-name="P212">71.47</text:p>
          </table:table-cell>
          <table:table-cell table:style-name="Table2.E2" office:value-type="float" office:value="4.04000000000001">
            <text:p text:style-name="P211">4.04</text:p>
          </table:table-cell>
        </table:table-row>
        <table:table-row table:style-name="TableLine94391173847056">
          <table:table-cell table:style-name="Table2.A1" office:value-type="string">
            <text:p text:style-name="P208">Regresjon</text:p>
          </table:table-cell>
          <table:table-cell table:style-name="Table2.A1" office:value-type="string">
            <text:p text:style-name="P219">MAC000165</text:p>
          </table:table-cell>
          <table:table-cell table:style-name="Table2.A1" office:value-type="string">
            <text:p text:style-name="P212">67.63</text:p>
          </table:table-cell>
          <table:table-cell table:style-name="Table2.A1" office:value-type="string">
            <text:p text:style-name="P212">96.98</text:p>
          </table:table-cell>
          <table:table-cell table:style-name="Table2.E2" office:value-type="float" office:value="-29.35">
            <text:p text:style-name="P211">-29.35</text:p>
          </table:table-cell>
        </table:table-row>
        <table:table-row table:style-name="TableLine94391173848768">
          <table:table-cell table:style-name="Table2.A1" office:value-type="string">
            <text:p text:style-name="P208">Regresjon</text:p>
          </table:table-cell>
          <table:table-cell table:style-name="Table2.A1" office:value-type="string">
            <text:p text:style-name="P219">MAC000169</text:p>
          </table:table-cell>
          <table:table-cell table:style-name="Table2.A1" office:value-type="string">
            <text:p text:style-name="P212">76.67</text:p>
          </table:table-cell>
          <table:table-cell table:style-name="Table2.A1" office:value-type="string">
            <text:p text:style-name="P212">89.30</text:p>
          </table:table-cell>
          <table:table-cell table:style-name="Table2.E2" office:value-type="float" office:value="-12.63">
            <text:p text:style-name="P211">-12.63</text:p>
          </table:table-cell>
        </table:table-row>
        <table:table-row table:style-name="TableLine94391173850480">
          <table:table-cell table:style-name="Table2.A1" office:value-type="string">
            <text:p text:style-name="P208">Regresjon</text:p>
          </table:table-cell>
          <table:table-cell table:style-name="Table2.A1" office:value-type="string">
            <text:p text:style-name="P219">MAC000168</text:p>
          </table:table-cell>
          <table:table-cell table:style-name="Table2.A1" office:value-type="string">
            <text:p text:style-name="P212">122.52</text:p>
          </table:table-cell>
          <table:table-cell table:style-name="Table2.A1" office:value-type="string">
            <text:p text:style-name="P212">171.44</text:p>
          </table:table-cell>
          <table:table-cell table:style-name="Table2.E2" office:value-type="float" office:value="-48.92">
            <text:p text:style-name="P211">-48.92</text:p>
          </table:table-cell>
        </table:table-row>
        <table:table-row table:style-name="TableLine94391173852192">
          <table:table-cell table:style-name="Table2.A1" office:value-type="string">
            <text:p text:style-name="P208">Regresjon</text:p>
          </table:table-cell>
          <table:table-cell table:style-name="Table2.A1" office:value-type="string">
            <text:p text:style-name="P219">MAC000159</text:p>
          </table:table-cell>
          <table:table-cell table:style-name="Table2.A1" office:value-type="string">
            <text:p text:style-name="P212">64.49</text:p>
          </table:table-cell>
          <table:table-cell table:style-name="Table2.A1" office:value-type="string">
            <text:p text:style-name="P212">66,20</text:p>
          </table:table-cell>
          <table:table-cell table:style-name="Table2.E2" office:value-type="float" office:value="-1.71000000000001">
            <text:p text:style-name="P211">-1.71</text:p>
          </table:table-cell>
        </table:table-row>
        <table:table-row table:style-name="TableLine94391173854176">
          <table:table-cell table:style-name="Table2.A1" office:value-type="string">
            <text:p text:style-name="P208">Regresjon</text:p>
          </table:table-cell>
          <table:table-cell table:style-name="Table2.A1" office:value-type="string">
            <text:p text:style-name="P219">MAC000173</text:p>
          </table:table-cell>
          <table:table-cell table:style-name="Table2.A1" office:value-type="string">
            <text:p text:style-name="P212">79.51</text:p>
          </table:table-cell>
          <table:table-cell table:style-name="Table2.A1" office:value-type="string">
            <text:p text:style-name="P212">69.95</text:p>
          </table:table-cell>
          <table:table-cell table:style-name="Table2.E2" office:value-type="float" office:value="9.56">
            <text:p text:style-name="P211">9.56</text:p>
          </table:table-cell>
        </table:table-row>
        <table:table-row table:style-name="TableLine94391173855888">
          <table:table-cell table:style-name="Table2.A1" office:value-type="string">
            <text:p text:style-name="P208">Regresjon</text:p>
          </table:table-cell>
          <table:table-cell table:style-name="Table2.A1" office:value-type="string">
            <text:p text:style-name="P219">MAC000179</text:p>
          </table:table-cell>
          <table:table-cell table:style-name="Table2.A1" office:value-type="string">
            <text:p text:style-name="P212">76.20</text:p>
          </table:table-cell>
          <table:table-cell table:style-name="Table2.A1" office:value-type="string">
            <text:p text:style-name="P212">56.65</text:p>
          </table:table-cell>
          <table:table-cell table:style-name="Table2.E2" office:value-type="float" office:value="19.55">
            <text:p text:style-name="P211">19.55</text:p>
          </table:table-cell>
        </table:table-row>
        <table:table-row table:style-name="TableLine94391173857600">
          <table:table-cell table:style-name="Table2.A1" office:value-type="string">
            <text:p text:style-name="P208">Regresjon</text:p>
          </table:table-cell>
          <table:table-cell table:style-name="Table2.A1" office:value-type="string">
            <text:p text:style-name="P219">MAC000181</text:p>
          </table:table-cell>
          <table:table-cell table:style-name="Table2.A1" office:value-type="string">
            <text:p text:style-name="P212">66.31</text:p>
          </table:table-cell>
          <table:table-cell table:style-name="Table2.A1" office:value-type="string">
            <text:p text:style-name="P212">84.04</text:p>
          </table:table-cell>
          <table:table-cell table:style-name="Table2.E2" office:value-type="float" office:value="-17.73">
            <text:p text:style-name="P211">-17.73</text:p>
          </table:table-cell>
        </table:table-row>
        <table:table-row table:style-name="TableLine94391173859312">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E2">
            <text:p text:style-name="P211"/>
          </table:table-cell>
        </table:table-row>
        <table:table-row table:style-name="TableLine94391173861072">
          <table:table-cell table:style-name="Table2.A1" office:value-type="string">
            <text:p text:style-name="P208">DT</text:p>
          </table:table-cell>
          <table:table-cell table:style-name="Table2.A1" office:value-type="string">
            <text:p text:style-name="P219">MAC000150</text:p>
          </table:table-cell>
          <table:table-cell table:style-name="Table2.A1" office:value-type="string">
            <text:p text:style-name="P212">59.24</text:p>
          </table:table-cell>
          <table:table-cell table:style-name="Table2.A1" office:value-type="string">
            <text:p text:style-name="P212">73.70</text:p>
          </table:table-cell>
          <table:table-cell table:style-name="Table2.E2" office:value-type="float" office:value="-14.46">
            <text:p text:style-name="P211">-14.46</text:p>
          </table:table-cell>
        </table:table-row>
        <table:table-row table:style-name="TableLine94391173862784">
          <table:table-cell table:style-name="Table2.A1" office:value-type="string">
            <text:p text:style-name="P208">DT</text:p>
          </table:table-cell>
          <table:table-cell table:style-name="Table2.A1" office:value-type="string">
            <text:p text:style-name="P219">MAC000152</text:p>
          </table:table-cell>
          <table:table-cell table:style-name="Table2.A1" office:value-type="string">
            <text:p text:style-name="P212">59.90</text:p>
          </table:table-cell>
          <table:table-cell table:style-name="Table2.A1" office:value-type="string">
            <text:p text:style-name="P212">113.46</text:p>
          </table:table-cell>
          <table:table-cell table:style-name="Table2.E2" office:value-type="float" office:value="-53.56">
            <text:p text:style-name="P211">-53.56</text:p>
          </table:table-cell>
        </table:table-row>
        <table:table-row table:style-name="TableLine94391173864528">
          <table:table-cell table:style-name="Table2.A1" office:value-type="string">
            <text:p text:style-name="P208">DT</text:p>
          </table:table-cell>
          <table:table-cell table:style-name="Table2.A1" office:value-type="string">
            <text:p text:style-name="P219">MAC000153</text:p>
          </table:table-cell>
          <table:table-cell table:style-name="Table2.A1" office:value-type="string">
            <text:p text:style-name="P212">19.33</text:p>
          </table:table-cell>
          <table:table-cell table:style-name="Table2.A1" office:value-type="string">
            <text:p text:style-name="P212">53.15</text:p>
          </table:table-cell>
          <table:table-cell table:style-name="Table2.E2" office:value-type="float" office:value="-33.82">
            <text:p text:style-name="P211">-33.82</text:p>
          </table:table-cell>
        </table:table-row>
        <table:table-row table:style-name="TableLine94391173868336">
          <table:table-cell table:style-name="Table2.A1" office:value-type="string">
            <text:p text:style-name="P208">DT</text:p>
          </table:table-cell>
          <table:table-cell table:style-name="Table2.A1" office:value-type="string">
            <text:p text:style-name="P219">MAC000165</text:p>
          </table:table-cell>
          <table:table-cell table:style-name="Table2.A1" office:value-type="string">
            <text:p text:style-name="P212">41.99</text:p>
          </table:table-cell>
          <table:table-cell table:style-name="Table2.A1" office:value-type="string">
            <text:p text:style-name="P212">33.57</text:p>
          </table:table-cell>
          <table:table-cell table:style-name="Table2.E2" office:value-type="float" office:value="8.42">
            <text:p text:style-name="P211">8.42</text:p>
          </table:table-cell>
        </table:table-row>
        <table:table-row table:style-name="TableLine94391173870080">
          <table:table-cell table:style-name="Table2.A1" office:value-type="string">
            <text:p text:style-name="P208">DT</text:p>
          </table:table-cell>
          <table:table-cell table:style-name="Table2.A1" office:value-type="string">
            <text:p text:style-name="P219">MAC000169</text:p>
          </table:table-cell>
          <table:table-cell table:style-name="Table2.A1" office:value-type="string">
            <text:p text:style-name="P212">52.44</text:p>
          </table:table-cell>
          <table:table-cell table:style-name="Table2.A1" office:value-type="string">
            <text:p text:style-name="P212">73.23</text:p>
          </table:table-cell>
          <table:table-cell table:style-name="Table2.E2" office:value-type="float" office:value="-20.79">
            <text:p text:style-name="P211">-20.79</text:p>
          </table:table-cell>
        </table:table-row>
        <table:table-row table:style-name="TableLine94391173871824">
          <table:table-cell table:style-name="Table2.A1" office:value-type="string">
            <text:p text:style-name="P208">DT</text:p>
          </table:table-cell>
          <table:table-cell table:style-name="Table2.A1" office:value-type="string">
            <text:p text:style-name="P219">MAC000168</text:p>
          </table:table-cell>
          <table:table-cell table:style-name="Table2.A1" office:value-type="string">
            <text:p text:style-name="P213">51.23</text:p>
          </table:table-cell>
          <table:table-cell table:style-name="Table2.A1" office:value-type="string">
            <text:p text:style-name="P213">100.92</text:p>
          </table:table-cell>
          <table:table-cell table:style-name="Table2.E2" office:value-type="float" office:value="-49.69">
            <text:p text:style-name="P211">-49.69</text:p>
          </table:table-cell>
        </table:table-row>
        <table:table-row table:style-name="TableLine94391173873568">
          <table:table-cell table:style-name="Table2.A1" office:value-type="string">
            <text:p text:style-name="P208">DT</text:p>
          </table:table-cell>
          <table:table-cell table:style-name="Table2.A1" office:value-type="string">
            <text:p text:style-name="P219">MAC000159</text:p>
          </table:table-cell>
          <table:table-cell table:style-name="Table2.A1" office:value-type="string">
            <text:p text:style-name="P213">58.18</text:p>
          </table:table-cell>
          <table:table-cell table:style-name="Table2.A1" office:value-type="string">
            <text:p text:style-name="P213">39.99</text:p>
          </table:table-cell>
          <table:table-cell table:style-name="Table2.E2" office:value-type="float" office:value="18.19">
            <text:p text:style-name="P211">18.19</text:p>
          </table:table-cell>
        </table:table-row>
        <table:table-row table:style-name="TableLine94391173875312">
          <table:table-cell table:style-name="Table2.A1" office:value-type="string">
            <text:p text:style-name="P208">DT</text:p>
          </table:table-cell>
          <table:table-cell table:style-name="Table2.A1" office:value-type="string">
            <text:p text:style-name="P219">MAC000173</text:p>
          </table:table-cell>
          <table:table-cell table:style-name="Table2.A1" office:value-type="string">
            <text:p text:style-name="P212">57.52</text:p>
          </table:table-cell>
          <table:table-cell table:style-name="Table2.A1" office:value-type="string">
            <text:p text:style-name="P212">59.93</text:p>
          </table:table-cell>
          <table:table-cell table:style-name="Table2.E2" office:value-type="float" office:value="-2.41">
            <text:p text:style-name="P211">-2.41</text:p>
          </table:table-cell>
        </table:table-row>
        <table:table-row table:style-name="TableLine94391173877056">
          <table:table-cell table:style-name="Table2.A1" office:value-type="string">
            <text:p text:style-name="P208">DT</text:p>
          </table:table-cell>
          <table:table-cell table:style-name="Table2.A1" office:value-type="string">
            <text:p text:style-name="P219">MAC000179</text:p>
          </table:table-cell>
          <table:table-cell table:style-name="Table2.A1" office:value-type="string">
            <text:p text:style-name="P212">60.40</text:p>
          </table:table-cell>
          <table:table-cell table:style-name="Table2.A1" office:value-type="string">
            <text:p text:style-name="P212">62.45</text:p>
          </table:table-cell>
          <table:table-cell table:style-name="Table2.E2" office:value-type="float" office:value="-2.05">
            <text:p text:style-name="P211">-2.05</text:p>
          </table:table-cell>
        </table:table-row>
        <table:table-row table:style-name="TableLine94391173878800">
          <table:table-cell table:style-name="Table2.A1" office:value-type="string">
            <text:p text:style-name="P208">DT</text:p>
          </table:table-cell>
          <table:table-cell table:style-name="Table2.A1" office:value-type="string">
            <text:p text:style-name="P219">MAC000181</text:p>
          </table:table-cell>
          <table:table-cell table:style-name="Table2.A1" office:value-type="string">
            <text:p text:style-name="P212">63,77</text:p>
          </table:table-cell>
          <table:table-cell table:style-name="Table2.A1" office:value-type="string">
            <text:p text:style-name="P212">41.71</text:p>
          </table:table-cell>
          <table:table-cell table:style-name="Table2.E2" office:value-type="float" office:value="22.06">
            <text:p text:style-name="P211">22.06</text:p>
          </table:table-cell>
        </table:table-row>
        <table:table-row table:style-name="TableLine94391173880544">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row>
        <table:table-row table:style-name="TableLine94391173881792">
          <table:table-cell table:style-name="Table2.A1" office:value-type="string">
            <text:p text:style-name="P208">SLP</text:p>
          </table:table-cell>
          <table:table-cell table:style-name="Table2.A1" office:value-type="string">
            <text:p text:style-name="P219">MAC000150</text:p>
          </table:table-cell>
          <table:table-cell table:style-name="Table2.A1" office:value-type="string">
            <text:p text:style-name="P208">59.49</text:p>
          </table:table-cell>
          <table:table-cell table:style-name="Table2.A1" office:value-type="string">
            <text:p text:style-name="P208">47.47</text:p>
          </table:table-cell>
          <table:table-cell table:style-name="Table2.A1" office:value-type="string">
            <text:p text:style-name="P214">12.02</text:p>
          </table:table-cell>
        </table:table-row>
        <table:table-row table:style-name="TableLine94391173883008">
          <table:table-cell table:style-name="Table2.A1" office:value-type="string">
            <text:p text:style-name="P208">SLP</text:p>
          </table:table-cell>
          <table:table-cell table:style-name="Table2.A1" office:value-type="string">
            <text:p text:style-name="P219">MAC000152</text:p>
          </table:table-cell>
          <table:table-cell table:style-name="Table2.A1" office:value-type="string">
            <text:p text:style-name="P208">61.76</text:p>
          </table:table-cell>
          <table:table-cell table:style-name="Table2.A1" office:value-type="string">
            <text:p text:style-name="P214">73.69</text:p>
          </table:table-cell>
          <table:table-cell table:style-name="Table2.A1" office:value-type="string">
            <text:p text:style-name="P206">-<text:span text:style-name="T27">11.93</text:span></text:p>
          </table:table-cell>
        </table:table-row>
        <table:table-row table:style-name="TableLine94391173884224">
          <table:table-cell table:style-name="Table2.A1" office:value-type="string">
            <text:p text:style-name="P208">SLP</text:p>
          </table:table-cell>
          <table:table-cell table:style-name="Table2.A1" office:value-type="string">
            <text:p text:style-name="P219">MAC000153</text:p>
          </table:table-cell>
          <table:table-cell table:style-name="Table2.A1" office:value-type="string">
            <text:p text:style-name="P214">23.84</text:p>
          </table:table-cell>
          <table:table-cell table:style-name="Table2.A1" office:value-type="string">
            <text:p text:style-name="P214">41.37</text:p>
          </table:table-cell>
          <table:table-cell table:style-name="Table2.A1" office:value-type="string">
            <text:p text:style-name="P206">-<text:span text:style-name="T29">17.53</text:span></text:p>
          </table:table-cell>
        </table:table-row>
        <table:table-row table:style-name="TableLine94391173885440">
          <table:table-cell table:style-name="Table2.A1" office:value-type="string">
            <text:p text:style-name="P208">SLP</text:p>
          </table:table-cell>
          <table:table-cell table:style-name="Table2.A1" office:value-type="string">
            <text:p text:style-name="P219">MAC000165</text:p>
          </table:table-cell>
          <table:table-cell table:style-name="Table2.A1" office:value-type="string">
            <text:p text:style-name="P214">38.73</text:p>
          </table:table-cell>
          <table:table-cell table:style-name="Table2.A1" office:value-type="string">
            <text:p text:style-name="P214">24.98</text:p>
          </table:table-cell>
          <table:table-cell table:style-name="Table2.A1" office:value-type="string">
            <text:p text:style-name="P216">13.75</text:p>
          </table:table-cell>
        </table:table-row>
        <table:table-row table:style-name="TableLine94391173886656">
          <table:table-cell table:style-name="Table2.A1" office:value-type="string">
            <text:p text:style-name="P208">SLP</text:p>
          </table:table-cell>
          <table:table-cell table:style-name="Table2.A1" office:value-type="string">
            <text:p text:style-name="P219">MAC000169</text:p>
          </table:table-cell>
          <table:table-cell table:style-name="Table2.A1" office:value-type="string">
            <text:p text:style-name="P214">45.03</text:p>
          </table:table-cell>
          <table:table-cell table:style-name="Table2.A1" office:value-type="string">
            <text:p text:style-name="P214">42.64</text:p>
          </table:table-cell>
          <table:table-cell table:style-name="Table2.A1" office:value-type="string">
            <text:p text:style-name="P214">2.39</text:p>
          </table:table-cell>
        </table:table-row>
        <table:table-row table:style-name="TableLine94391173887872">
          <table:table-cell table:style-name="Table2.A1" office:value-type="string">
            <text:p text:style-name="P208">SLP</text:p>
          </table:table-cell>
          <table:table-cell table:style-name="Table2.A1" office:value-type="string">
            <text:p text:style-name="P219">MAC000168</text:p>
          </table:table-cell>
          <table:table-cell table:style-name="Table2.A1" office:value-type="string">
            <text:p text:style-name="P208">51.99</text:p>
          </table:table-cell>
          <table:table-cell table:style-name="Table2.A1" office:value-type="string">
            <text:p text:style-name="P208">98.93</text:p>
          </table:table-cell>
          <table:table-cell table:style-name="Table2.A1" office:value-type="string">
            <text:p text:style-name="P206">-<text:span text:style-name="T27">46.96</text:span></text:p>
          </table:table-cell>
        </table:table-row>
        <table:table-row table:style-name="TableLine94391173889088">
          <table:table-cell table:style-name="Table2.A1" office:value-type="string">
            <text:p text:style-name="P208">SLP</text:p>
          </table:table-cell>
          <table:table-cell table:style-name="Table2.A1" office:value-type="string">
            <text:p text:style-name="P219">MAC000159</text:p>
          </table:table-cell>
          <table:table-cell table:style-name="Table2.A1" office:value-type="string">
            <text:p text:style-name="P214">64.17</text:p>
          </table:table-cell>
          <table:table-cell table:style-name="Table2.A1" office:value-type="string">
            <text:p text:style-name="P214">28.13</text:p>
          </table:table-cell>
          <table:table-cell table:style-name="Table2.A1" office:value-type="string">
            <text:p text:style-name="P216">36.04</text:p>
          </table:table-cell>
        </table:table-row>
        <table:table-row table:style-name="TableLine94391173890304">
          <table:table-cell table:style-name="Table2.A1" office:value-type="string">
            <text:p text:style-name="P208">SLP</text:p>
          </table:table-cell>
          <table:table-cell table:style-name="Table2.A1" office:value-type="string">
            <text:p text:style-name="P219">MAC000173</text:p>
          </table:table-cell>
          <table:table-cell table:style-name="Table2.A1" office:value-type="string">
            <text:p text:style-name="P214">55.96</text:p>
          </table:table-cell>
          <table:table-cell table:style-name="Table2.A1" office:value-type="string">
            <text:p text:style-name="P214">45.94</text:p>
          </table:table-cell>
          <table:table-cell table:style-name="Table2.A1" office:value-type="string">
            <text:p text:style-name="P216">10.02</text:p>
          </table:table-cell>
        </table:table-row>
        <table:table-row table:style-name="TableLine94391173891520">
          <table:table-cell table:style-name="Table2.A1" office:value-type="string">
            <text:p text:style-name="P208">SLP</text:p>
          </table:table-cell>
          <table:table-cell table:style-name="Table2.A1" office:value-type="string">
            <text:p text:style-name="P219">MAC000179</text:p>
          </table:table-cell>
          <table:table-cell table:style-name="Table2.A1" office:value-type="string">
            <text:p text:style-name="P214">57.09</text:p>
          </table:table-cell>
          <table:table-cell table:style-name="Table2.A1" office:value-type="string">
            <text:p text:style-name="P214">42.37</text:p>
          </table:table-cell>
          <table:table-cell table:style-name="Table2.A1" office:value-type="string">
            <text:p text:style-name="P214">14.72</text:p>
          </table:table-cell>
        </table:table-row>
        <table:table-row table:style-name="TableLine94391173892736">
          <table:table-cell table:style-name="Table2.A1" office:value-type="string">
            <text:p text:style-name="P208">SLP</text:p>
          </table:table-cell>
          <table:table-cell table:style-name="Table2.A1" office:value-type="string">
            <text:p text:style-name="P219">MAC000181</text:p>
          </table:table-cell>
          <table:table-cell table:style-name="Table2.A1" office:value-type="string">
            <text:p text:style-name="P215">56.5<text:span text:style-name="T28">4</text:span></text:p>
          </table:table-cell>
          <table:table-cell table:style-name="Table2.A1" office:value-type="string">
            <text:p text:style-name="P215">32.88</text:p>
          </table:table-cell>
          <table:table-cell table:style-name="Table2.A1" office:value-type="string">
            <text:p text:style-name="P216">23.66</text:p>
          </table:table-cell>
        </table:table-row>
        <table:table-row table:style-name="TableLine94391173893952">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cell table:style-name="Table2.A1" office:value-type="string">
            <text:p text:style-name="P206"/>
          </table:table-cell>
        </table:table-row>
        <table:table-row table:style-name="TableLine94391173895168">
          <table:table-cell table:style-name="Table2.A1" office:value-type="string">
            <text:p text:style-name="P208">LSTM</text:p>
          </table:table-cell>
          <table:table-cell table:style-name="Table2.A1" office:value-type="string">
            <text:p text:style-name="P219">MAC000150</text:p>
          </table:table-cell>
          <table:table-cell table:style-name="Table2.A1" office:value-type="string">
            <text:p text:style-name="P217">60.24</text:p>
          </table:table-cell>
          <table:table-cell table:style-name="Table2.A1" office:value-type="string">
            <text:p text:style-name="P217">51.56</text:p>
          </table:table-cell>
          <table:table-cell table:style-name="Table2.A1" office:value-type="string">
            <text:p text:style-name="P216">8.68</text:p>
          </table:table-cell>
        </table:table-row>
        <table:table-row table:style-name="TableLine94391173896384">
          <table:table-cell table:style-name="Table2.A1" office:value-type="string">
            <text:p text:style-name="P208">LSTM</text:p>
          </table:table-cell>
          <table:table-cell table:style-name="Table2.A1" office:value-type="string">
            <text:p text:style-name="P219">MAC000152</text:p>
          </table:table-cell>
          <table:table-cell table:style-name="Table2.A1" office:value-type="string">
            <text:p text:style-name="P217">59.28</text:p>
          </table:table-cell>
          <table:table-cell table:style-name="Table2.A1" office:value-type="string">
            <text:p text:style-name="P217">74.37</text:p>
          </table:table-cell>
          <table:table-cell table:style-name="Table2.A1" office:value-type="string">
            <text:p text:style-name="P206">-<text:span text:style-name="T29">15.09</text:span></text:p>
          </table:table-cell>
        </table:table-row>
        <table:table-row table:style-name="TableLine94391173897600">
          <table:table-cell table:style-name="Table2.A1" office:value-type="string">
            <text:p text:style-name="P208">LSTM</text:p>
          </table:table-cell>
          <table:table-cell table:style-name="Table2.A1" office:value-type="string">
            <text:p text:style-name="P219">MAC000153</text:p>
          </table:table-cell>
          <table:table-cell table:style-name="Table2.A1" office:value-type="string">
            <text:p text:style-name="P217">46.35</text:p>
          </table:table-cell>
          <table:table-cell table:style-name="Table2.A1" office:value-type="string">
            <text:p text:style-name="P217">42.77</text:p>
          </table:table-cell>
          <table:table-cell table:style-name="Table2.A1" office:value-type="string">
            <text:p text:style-name="P216">3.58</text:p>
          </table:table-cell>
        </table:table-row>
        <table:table-row table:style-name="TableLine94391173898816">
          <table:table-cell table:style-name="Table2.A1" office:value-type="string">
            <text:p text:style-name="P208">LSTM</text:p>
          </table:table-cell>
          <table:table-cell table:style-name="Table2.A1" office:value-type="string">
            <text:p text:style-name="P219">MAC000165</text:p>
          </table:table-cell>
          <table:table-cell table:style-name="Table2.A1" office:value-type="string">
            <text:p text:style-name="P217">39.40</text:p>
          </table:table-cell>
          <table:table-cell table:style-name="Table2.A1" office:value-type="string">
            <text:p text:style-name="P217">23.58</text:p>
          </table:table-cell>
          <table:table-cell table:style-name="Table2.A1" office:value-type="string">
            <text:p text:style-name="P218">15.82</text:p>
          </table:table-cell>
        </table:table-row>
        <table:table-row table:style-name="TableLine94391173900032">
          <table:table-cell table:style-name="Table2.A1" office:value-type="string">
            <text:p text:style-name="P208">LSTM</text:p>
          </table:table-cell>
          <table:table-cell table:style-name="Table2.A1" office:value-type="string">
            <text:p text:style-name="P219">MAC000169</text:p>
          </table:table-cell>
          <table:table-cell table:style-name="Table2.A1" office:value-type="string">
            <text:p text:style-name="P217">48.33</text:p>
          </table:table-cell>
          <table:table-cell table:style-name="Table2.A1" office:value-type="string">
            <text:p text:style-name="P217">36.56</text:p>
          </table:table-cell>
          <table:table-cell table:style-name="Table2.A1" office:value-type="string">
            <text:p text:style-name="P218">11.77</text:p>
          </table:table-cell>
        </table:table-row>
        <table:table-row table:style-name="TableLine94391173901248">
          <table:table-cell table:style-name="Table2.A1" office:value-type="string">
            <text:p text:style-name="P208">LSTM</text:p>
          </table:table-cell>
          <table:table-cell table:style-name="Table2.A1" office:value-type="string">
            <text:p text:style-name="P219">MAC000168</text:p>
          </table:table-cell>
          <table:table-cell table:style-name="Table2.A1" office:value-type="string">
            <text:p text:style-name="P214">55.03</text:p>
          </table:table-cell>
          <table:table-cell table:style-name="Table2.A1" office:value-type="string">
            <text:p text:style-name="P214">63.75</text:p>
          </table:table-cell>
          <table:table-cell table:style-name="Table2.A1" office:value-type="string">
            <text:p text:style-name="P206">-<text:span text:style-name="T30">8.72</text:span></text:p>
          </table:table-cell>
        </table:table-row>
        <table:table-row table:style-name="TableLine94391173902464">
          <table:table-cell table:style-name="Table2.A1" office:value-type="string">
            <text:p text:style-name="P208">LSTM</text:p>
          </table:table-cell>
          <table:table-cell table:style-name="Table2.A1" office:value-type="string">
            <text:p text:style-name="P219">MAC000159</text:p>
          </table:table-cell>
          <table:table-cell table:style-name="Table2.A1" office:value-type="string">
            <text:p text:style-name="P214">48.33</text:p>
          </table:table-cell>
          <table:table-cell table:style-name="Table2.A1" office:value-type="string">
            <text:p text:style-name="P214">36.56</text:p>
          </table:table-cell>
          <table:table-cell table:style-name="Table2.A1" office:value-type="string">
            <text:p text:style-name="P213">11.77</text:p>
          </table:table-cell>
        </table:table-row>
        <table:table-row table:style-name="TableLine94391173866000">
          <table:table-cell table:style-name="Table2.A1" office:value-type="string">
            <text:p text:style-name="P208">LSTM</text:p>
          </table:table-cell>
          <table:table-cell table:style-name="Table2.A1" office:value-type="string">
            <text:p text:style-name="P219">MAC000173</text:p>
          </table:table-cell>
          <table:table-cell table:style-name="Table2.A1" office:value-type="string">
            <text:p text:style-name="P217">60.15</text:p>
          </table:table-cell>
          <table:table-cell table:style-name="Table2.A1" office:value-type="string">
            <text:p text:style-name="P217">44.83</text:p>
          </table:table-cell>
          <table:table-cell table:style-name="Table2.A1" office:value-type="string">
            <text:p text:style-name="P213">15.32</text:p>
          </table:table-cell>
        </table:table-row>
        <table:table-row table:style-name="TableLine94391173867216">
          <table:table-cell table:style-name="Table2.A1" office:value-type="string">
            <text:p text:style-name="P208">LSTM</text:p>
          </table:table-cell>
          <table:table-cell table:style-name="Table2.A1" office:value-type="string">
            <text:p text:style-name="P219">MAC000179</text:p>
          </table:table-cell>
          <table:table-cell table:style-name="Table2.A1" office:value-type="string">
            <text:p text:style-name="P214">57.46</text:p>
          </table:table-cell>
          <table:table-cell table:style-name="Table2.A1" office:value-type="string">
            <text:p text:style-name="P214">50.96</text:p>
          </table:table-cell>
          <table:table-cell table:style-name="Table2.A1" office:value-type="string">
            <text:p text:style-name="P213">6.5<text:span text:style-name="T31">0</text:span></text:p>
          </table:table-cell>
        </table:table-row>
        <table:table-row table:style-name="Table2.55">
          <table:table-cell table:style-name="Table2.A1" office:value-type="string">
            <text:p text:style-name="P208">LSTM</text:p>
          </table:table-cell>
          <table:table-cell table:style-name="Table2.A1" office:value-type="string">
            <text:p text:style-name="P219">MAC000181</text:p>
          </table:table-cell>
          <table:table-cell table:style-name="Table2.A1" office:value-type="string">
            <text:p text:style-name="P214">53.10</text:p>
          </table:table-cell>
          <table:table-cell table:style-name="Table2.A1" office:value-type="string">
            <text:p text:style-name="P214">30.31</text:p>
          </table:table-cell>
          <table:table-cell table:style-name="Table2.A1" office:value-type="string">
            <text:p text:style-name="P212">22.79</text:p>
          </table:table-cell>
        </table:table-row>
      </table:table>
      <text:p text:style-name="P6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4-07T10:26:35.222536528</dc:date>
    <meta:editing-duration>PT10H37M51S</meta:editing-duration>
    <meta:editing-cycles>38</meta:editing-cycles>
    <meta:generator>LibreOffice/6.4.7.2$Linux_X86_64 LibreOffice_project/40$Build-2</meta:generator>
    <meta:document-statistic meta:table-count="19" meta:image-count="0" meta:object-count="0" meta:page-count="9" meta:paragraph-count="1205" meta:word-count="1519" meta:character-count="8907" meta:non-whitespace-character-count="8589"/>
  </office:meta>
</office:document-meta>
</file>